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Noto Mono" svg:font-family="Noto Mono" style:font-family-generic="system" style:font-pitch="fixed"/>
    <style:font-face style:name="OpenSymbol" style:font-charset="x-symbol" svg:font-family="OpenSymbol" style:font-family-generic="system"/>
    <style:font-face style:name="Liberation Mono" svg:font-family="Liberation Mono" style:font-family-generic="modern" style:font-pitch="fixed"/>
    <style:font-face style:name="StarSymbol" style:font-charset="x-symbol" svg:font-family="StarSymbol" style:font-family-generic="system"/>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Star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style:style style:name="P1" style:parent-style-name="Titolo"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T32" style:parent-style-name="SourceText" style:family="text">
      <style:text-properties style:font-name="Lucida Console" style:font-weight-complex="bold"/>
    </style:style>
    <style:style style:name="T33" style:parent-style-name="SourceText" style:family="text">
      <style:text-properties style:font-name="Lucida Console" style:font-weight-complex="bold"/>
    </style:style>
    <style:style style:name="T34" style:parent-style-name="SourceText" style:family="text">
      <style:text-properties fo:font-weight="bold" style:font-weight-asian="bold" style:font-weight-complex="bold"/>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T38" style:parent-style-name="SourceText" style:family="text">
      <style:text-properties style:font-name="Lucida Console" style:font-weight-complex="bold"/>
    </style:style>
    <style:style style:name="T39" style:parent-style-name="SourceText" style:family="text">
      <style:text-properties style:font-name="Lucida Console" style:font-weight-complex="bold"/>
    </style:style>
    <style:style style:name="T40" style:parent-style-name="SourceText" style:family="text">
      <style:text-properties style:font-name="Lucida Console" style:font-weight-complex="bold"/>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style style:name="T46" style:parent-style-name="SourceText" style:family="text">
      <style:text-properties style:font-name="Lucida Console" style:font-weight-complex="bold"/>
    </style:style>
    <style:style style:name="T47" style:parent-style-name="Car.predefinitoparagrafo" style:family="text">
      <style:text-properties style:font-name="Lucida Console"/>
    </style:style>
    <style:style style:name="T48" style:parent-style-name="SourceText" style:family="text">
      <style:text-properties style:font-name="Lucida Console" style:font-weight-complex="bold" fo:font-size="10pt" style:font-size-asian="10pt" style:font-size-complex="10pt"/>
    </style:style>
    <style:style style:name="T49" style:parent-style-name="SourceText" style:family="text">
      <style:text-properties style:font-name="Lucida Console" style:font-weight-complex="bold" fo:font-size="10pt" style:font-size-asian="10pt" style:font-size-complex="10pt"/>
    </style:style>
    <style:style style:name="T50" style:parent-style-name="Car.predefinitoparagrafo" style:family="text">
      <style:text-properties style:font-name="Lucida Console"/>
    </style:style>
    <style:style style:name="T51" style:parent-style-name="SourceText" style:family="text">
      <style:text-properties style:font-name="Lucida Console" style:font-weight-complex="bold" style:font-size-complex="10pt"/>
    </style:style>
    <style:style style:name="T52" style:parent-style-name="SourceText" style:family="text">
      <style:text-properties style:font-name="Lucida Console" style:font-weight-complex="bold"/>
    </style:style>
    <style:style style:name="P53" style:parent-style-name="Textbody" style:family="paragraph"/>
    <style:style style:name="T54" style:parent-style-name="SourceText" style:family="text">
      <style:text-properties style:font-name="Lucida Console" style:font-weight-complex="bold"/>
    </style:style>
    <style:style style:name="T55" style:parent-style-name="Car.predefinitoparagrafo" style:family="text">
      <style:text-properties style:font-name="Lucida Console"/>
    </style:style>
    <style:style style:name="T56" style:parent-style-name="SourceText" style:family="text">
      <style:text-properties style:font-name="Lucida Console" style:font-weight-complex="bold"/>
    </style:style>
    <style:style style:name="T57" style:parent-style-name="Car.predefinitoparagrafo" style:family="text">
      <style:text-properties style:font-name="Lucida Console"/>
    </style:style>
    <style:style style:name="T58" style:parent-style-name="SourceText" style:family="text">
      <style:text-properties style:font-name="Lucida Console" style:font-weight-complex="bold"/>
    </style:style>
    <style:style style:name="T59" style:parent-style-name="Car.predefinitoparagrafo" style:family="text">
      <style:text-properties style:font-name="Lucida Console"/>
    </style:style>
    <style:style style:name="T60" style:parent-style-name="SourceText" style:family="text">
      <style:text-properties style:font-name="Lucida Console" style:font-weight-complex="bold"/>
    </style:style>
    <style:style style:name="T61" style:parent-style-name="Car.predefinitoparagrafo" style:family="text">
      <style:text-properties style:font-name="Lucida Console"/>
    </style:style>
    <style:style style:name="T62" style:parent-style-name="SourceText" style:family="text">
      <style:text-properties style:font-name="Lucida Console" style:font-weight-complex="bold"/>
    </style:style>
    <style:style style:name="T63" style:parent-style-name="SourceText" style:family="text">
      <style:text-properties style:font-name="Lucida Console" style:font-weight-complex="bold"/>
    </style:style>
    <style:style style:name="T64" style:parent-style-name="Car.predefinitoparagrafo" style:family="text">
      <style:text-properties style:font-name="Lucida Console"/>
    </style:style>
    <style:style style:name="T65" style:parent-style-name="SourceText" style:family="text">
      <style:text-properties style:font-name="Lucida Console" style:font-weight-complex="bold"/>
    </style:style>
    <style:style style:name="T66" style:parent-style-name="Car.predefinitoparagrafo" style:family="text">
      <style:text-properties style:font-name="Lucida Console"/>
    </style:style>
    <style:style style:name="T67" style:parent-style-name="SourceText" style:family="text">
      <style:text-properties style:font-name="Lucida Console" style:font-weight-complex="bold"/>
    </style:style>
    <style:style style:name="P68" style:parent-style-name="Textbody" style:family="paragraph"/>
    <style:style style:name="T69" style:parent-style-name="SourceText" style:family="text">
      <style:text-properties fo:font-weight="bold" style:font-weight-asian="bold" style:font-weight-complex="bold"/>
    </style:style>
    <style:style style:name="T70" style:parent-style-name="SourceText" style:family="text">
      <style:text-properties style:font-name="Lucida Console" style:font-weight-complex="bold"/>
    </style:style>
    <style:style style:name="T71" style:parent-style-name="Car.predefinitoparagrafo" style:family="text">
      <style:text-properties style:font-name="Lucida Console"/>
    </style:style>
    <style:style style:name="T72" style:parent-style-name="SourceText" style:family="text">
      <style:text-properties style:font-name="Lucida Console" style:font-weight-complex="bold"/>
    </style:style>
    <style:style style:name="T73" style:parent-style-name="Car.predefinitoparagrafo" style:family="text">
      <style:text-properties style:font-name="Lucida Console"/>
    </style:style>
    <style:style style:name="T74" style:parent-style-name="SourceText" style:family="text">
      <style:text-properties style:font-name="Lucida Console" style:font-weight-complex="bold"/>
    </style:style>
    <style:style style:name="T75" style:parent-style-name="Car.predefinitoparagrafo" style:family="text">
      <style:text-properties style:font-name="Lucida Console"/>
    </style:style>
    <style:style style:name="T76" style:parent-style-name="SourceText" style:family="text">
      <style:text-properties style:font-name="Lucida Console" style:font-weight-complex="bold"/>
    </style:style>
    <style:style style:name="T77" style:parent-style-name="Car.predefinitoparagrafo" style:family="text">
      <style:text-properties style:font-name="Lucida Console"/>
    </style:style>
    <style:style style:name="T78" style:parent-style-name="SourceText" style:family="text">
      <style:text-properties style:font-name="Lucida Console" style:font-weight-complex="bold"/>
    </style:style>
    <style:style style:name="T79" style:parent-style-name="SourceText" style:family="text">
      <style:text-properties style:font-name="Lucida Console" style:font-weight-complex="bold"/>
    </style:style>
    <style:style style:name="P80" style:parent-style-name="Textbody" style:family="paragraph"/>
    <style:style style:name="T81" style:parent-style-name="SourceText" style:family="text">
      <style:text-properties style:font-name="Lucida Console" style:font-weight-complex="bold"/>
    </style:style>
    <style:style style:name="T82" style:parent-style-name="Car.predefinitoparagrafo" style:family="text">
      <style:text-properties style:font-name="Lucida Console"/>
    </style:style>
    <style:style style:name="T83" style:parent-style-name="SourceText" style:family="text">
      <style:text-properties style:font-name="Lucida Console" style:font-weight-complex="bold"/>
    </style:style>
    <style:style style:name="T84" style:parent-style-name="Car.predefinitoparagrafo" style:family="text">
      <style:text-properties style:font-name="Lucida Console"/>
    </style:style>
    <style:style style:name="T85" style:parent-style-name="SourceText" style:family="text">
      <style:text-properties style:font-name="Lucida Console" style:font-weight-complex="bold"/>
    </style:style>
    <style:style style:name="P86" style:parent-style-name="Textbody" style:family="paragraph"/>
    <style:style style:name="T87" style:parent-style-name="SourceText" style:family="text">
      <style:text-properties style:font-name="Lucida Console" style:font-weight-complex="bold"/>
    </style:style>
    <style:style style:name="T88" style:parent-style-name="Car.predefinitoparagrafo" style:family="text">
      <style:text-properties style:font-name="Lucida Console"/>
    </style:style>
    <style:style style:name="T89" style:parent-style-name="SourceText" style:family="text">
      <style:text-properties style:font-name="Lucida Console" style:font-weight-complex="bold"/>
    </style:style>
    <style:style style:name="T90" style:parent-style-name="Car.predefinitoparagrafo" style:family="text">
      <style:text-properties style:font-name="Lucida Console"/>
    </style:style>
    <style:style style:name="T91" style:parent-style-name="SourceText" style:family="text">
      <style:text-properties style:font-name="Lucida Console" style:font-weight-complex="bold"/>
    </style:style>
    <style:style style:name="T92" style:parent-style-name="Car.predefinitoparagrafo" style:family="text">
      <style:text-properties style:font-name="Lucida Console"/>
    </style:style>
    <style:style style:name="T93" style:parent-style-name="SourceText" style:family="text">
      <style:text-properties style:font-name="Lucida Console" style:font-weight-complex="bold"/>
    </style:style>
    <style:style style:name="T94" style:parent-style-name="SourceText" style:family="text">
      <style:text-properties fo:font-weight="bold" style:font-weight-asian="bold" style:font-weight-complex="bold"/>
    </style:style>
    <style:style style:name="T95" style:parent-style-name="SourceText" style:family="text">
      <style:text-properties style:font-name="Lucida Console" style:font-weight-complex="bold"/>
    </style:style>
    <style:style style:name="T96" style:parent-style-name="SourceText" style:family="text">
      <style:text-properties fo:font-weight="bold" style:font-weight-asian="bold" style:font-weight-complex="bold"/>
    </style:style>
    <style:style style:name="T97" style:parent-style-name="SourceText" style:family="text">
      <style:text-properties style:font-name="Lucida Console" style:font-weight-complex="bold"/>
    </style:style>
    <style:style style:name="P98" style:parent-style-name="Textbody" style:family="paragraph"/>
    <style:style style:name="T99" style:parent-style-name="SourceText" style:family="text">
      <style:text-properties fo:font-weight="bold" style:font-weight-asian="bold" style:font-weight-complex="bold"/>
    </style:style>
    <style:style style:name="T100" style:parent-style-name="SourceText" style:family="text">
      <style:text-properties style:font-name="Lucida Console" style:font-weight-complex="bold"/>
    </style:style>
    <style:style style:name="T101" style:parent-style-name="Car.predefinitoparagrafo" style:family="text">
      <style:text-properties style:font-name="Lucida Console"/>
    </style:style>
    <style:style style:name="T102" style:parent-style-name="SourceText" style:family="text">
      <style:text-properties style:font-name="Lucida Console" style:font-weight-complex="bold"/>
    </style:style>
    <style:style style:name="T103" style:parent-style-name="Car.predefinitoparagrafo" style:family="text">
      <style:text-properties style:font-name="Lucida Console"/>
    </style:style>
    <style:style style:name="T104" style:parent-style-name="SourceText" style:family="text">
      <style:text-properties style:font-name="Lucida Console" style:font-weight-complex="bold"/>
    </style:style>
    <style:style style:name="T105" style:parent-style-name="Car.predefinitoparagrafo" style:family="text">
      <style:text-properties style:font-name="Lucida Console"/>
    </style:style>
    <style:style style:name="T106" style:parent-style-name="SourceText" style:family="text">
      <style:text-properties style:font-name="Lucida Console" style:font-weight-complex="bold"/>
    </style:style>
    <style:style style:name="T107" style:parent-style-name="Car.predefinitoparagrafo" style:family="text">
      <style:text-properties style:font-name="Lucida Console"/>
    </style:style>
    <style:style style:name="T108" style:parent-style-name="Car.predefinitoparagrafo" style:family="text">
      <style:text-properties style:font-name="Lucida Console"/>
    </style:style>
    <style:style style:name="T109" style:parent-style-name="SourceText" style:family="text">
      <style:text-properties style:font-name="Lucida Console" style:font-weight-complex="bold"/>
    </style:style>
    <style:style style:name="T110" style:parent-style-name="SourceText" style:family="text">
      <style:text-properties style:font-name="Lucida Console" style:font-weight-complex="bold"/>
    </style:style>
    <style:style style:name="T111" style:parent-style-name="Car.predefinitoparagrafo" style:family="text">
      <style:text-properties style:font-name="Lucida Console"/>
    </style:style>
    <style:style style:name="T112" style:parent-style-name="SourceText" style:family="text">
      <style:text-properties style:font-name="Lucida Console" style:font-weight-complex="bold"/>
    </style:style>
    <style:style style:name="T113" style:parent-style-name="Car.predefinitoparagrafo" style:family="text">
      <style:text-properties style:font-name="Lucida Console"/>
    </style:style>
    <style:style style:name="T114" style:parent-style-name="SourceText" style:family="text">
      <style:text-properties style:font-name="Lucida Console" style:font-weight-complex="bold"/>
    </style:style>
    <style:style style:name="T115" style:parent-style-name="Car.predefinitoparagrafo" style:family="text">
      <style:text-properties style:font-name="Lucida Console"/>
    </style:style>
    <style:style style:name="T116" style:parent-style-name="SourceText" style:family="text">
      <style:text-properties style:font-name="Lucida Console" style:font-weight-complex="bold"/>
    </style:style>
    <style:style style:name="T117" style:parent-style-name="Car.predefinitoparagrafo" style:family="text">
      <style:text-properties style:font-name="Lucida Console"/>
    </style:style>
    <style:style style:name="T118" style:parent-style-name="SourceText" style:family="text">
      <style:text-properties style:font-name="Lucida Console" style:font-weight-complex="bold"/>
    </style:style>
    <style:style style:name="P119" style:parent-style-name="Textbody" style:family="paragraph"/>
    <style:style style:name="T120" style:parent-style-name="SourceText" style:family="text">
      <style:text-properties fo:font-weight="bold" style:font-weight-asian="bold" style:font-weight-complex="bold"/>
    </style:style>
    <style:style style:name="T121" style:parent-style-name="SourceText" style:family="text">
      <style:text-properties style:font-name="Lucida Console" style:font-weight-complex="bold"/>
    </style:style>
    <style:style style:name="T122" style:parent-style-name="Car.predefinitoparagrafo" style:family="text">
      <style:text-properties style:font-name="Lucida Console"/>
    </style:style>
    <style:style style:name="T123" style:parent-style-name="SourceText" style:family="text">
      <style:text-properties style:font-name="Lucida Console" style:font-weight-complex="bold"/>
    </style:style>
    <style:style style:name="T124" style:parent-style-name="SourceText" style:family="text">
      <style:text-properties style:font-name="Lucida Console" style:font-weight-complex="bold"/>
    </style:style>
    <style:style style:name="T125" style:parent-style-name="Car.predefinitoparagrafo" style:family="text">
      <style:text-properties style:font-name="Lucida Console"/>
    </style:style>
    <style:style style:name="T126" style:parent-style-name="SourceText" style:family="text">
      <style:text-properties style:font-name="Lucida Console" style:font-weight-complex="bold"/>
    </style:style>
    <style:style style:name="T127" style:parent-style-name="Car.predefinitoparagrafo" style:family="text">
      <style:text-properties style:font-name="Lucida Console"/>
    </style:style>
    <style:style style:name="T128" style:parent-style-name="SourceText" style:family="text">
      <style:text-properties style:font-name="Lucida Console" style:font-weight-complex="bold"/>
    </style:style>
    <style:style style:name="T129" style:parent-style-name="Car.predefinitoparagrafo" style:family="text">
      <style:text-properties style:font-name="Lucida Console"/>
    </style:style>
    <style:style style:name="T130" style:parent-style-name="SourceText" style:family="text">
      <style:text-properties style:font-name="Lucida Console" style:font-weight-complex="bold"/>
    </style:style>
    <style:style style:name="T131" style:parent-style-name="SourceText" style:family="text">
      <style:text-properties style:font-name="Lucida Console" style:font-weight-complex="bold"/>
    </style:style>
    <style:style style:name="T132" style:parent-style-name="SourceText" style:family="text">
      <style:text-properties style:font-name="Lucida Console" style:font-weight-complex="bold"/>
    </style:style>
    <style:style style:name="P133" style:parent-style-name="Standard" style:family="paragraph"/>
    <style:style style:name="T134" style:parent-style-name="SourceText" style:family="text">
      <style:text-properties style:font-name="Lucida Console" style:font-weight-complex="bold"/>
    </style:style>
    <style:style style:name="T135" style:parent-style-name="Car.predefinitoparagrafo" style:family="text">
      <style:text-properties style:font-name="Lucida Console"/>
    </style:style>
    <style:style style:name="T136" style:parent-style-name="SourceText" style:family="text">
      <style:text-properties style:font-name="Lucida Console" style:font-weight-complex="bold"/>
    </style:style>
    <style:style style:name="T137" style:parent-style-name="Car.predefinitoparagrafo" style:family="text">
      <style:text-properties style:font-name="Lucida Console"/>
    </style:style>
    <style:style style:name="T138" style:parent-style-name="SourceText" style:family="text">
      <style:text-properties style:font-name="Lucida Console" style:font-weight-complex="bold"/>
    </style:style>
    <style:style style:name="T139" style:parent-style-name="Car.predefinitoparagrafo" style:family="text">
      <style:text-properties style:font-name="Lucida Console"/>
    </style:style>
    <style:style style:name="T140" style:parent-style-name="SourceText" style:family="text">
      <style:text-properties style:font-name="Lucida Console" style:font-weight-complex="bold"/>
    </style:style>
    <style:style style:name="T141" style:parent-style-name="Car.predefinitoparagrafo" style:family="text">
      <style:text-properties style:font-name="Lucida Console"/>
    </style:style>
    <style:style style:name="T142" style:parent-style-name="SourceText" style:family="text">
      <style:text-properties style:font-name="Lucida Console" style:font-weight-complex="bold"/>
    </style:style>
    <style:style style:name="T143" style:parent-style-name="Car.predefinitoparagrafo" style:family="text">
      <style:text-properties style:font-name="Lucida Console"/>
    </style:style>
    <style:style style:name="T144" style:parent-style-name="Car.predefinitoparagrafo" style:family="text">
      <style:text-properties style:font-name="Lucida Console"/>
    </style:style>
    <style:style style:name="T145" style:parent-style-name="Car.predefinitoparagrafo" style:family="text">
      <style:text-properties style:font-name="Lucida Console"/>
    </style:style>
    <style:style style:name="T146" style:parent-style-name="SourceText" style:family="text">
      <style:text-properties style:font-name="Lucida Console" style:font-weight-complex="bold"/>
    </style:style>
    <style:style style:name="T147" style:parent-style-name="Car.predefinitoparagrafo" style:family="text">
      <style:text-properties style:font-name="Lucida Console"/>
    </style:style>
    <style:style style:name="T148" style:parent-style-name="SourceText" style:family="text">
      <style:text-properties style:font-name="Lucida Console" style:font-weight-complex="bold"/>
    </style:style>
    <style:style style:name="T149" style:parent-style-name="SourceText" style:family="text">
      <style:text-properties style:font-name="Lucida Console" style:font-weight-complex="bold"/>
    </style:style>
    <style:style style:name="T150" style:parent-style-name="SourceText" style:family="text">
      <style:text-properties fo:font-weight="bold" style:font-weight-asian="bold" style:font-weight-complex="bold"/>
    </style:style>
    <style:style style:name="T151" style:parent-style-name="SourceText" style:family="text">
      <style:text-properties style:font-name="Lucida Console" style:font-weight-complex="bold"/>
    </style:style>
    <style:style style:name="T152" style:parent-style-name="SourceText" style:family="text">
      <style:text-properties style:font-name="Lucida Console" style:font-weight-complex="bold"/>
    </style:style>
    <style:style style:name="P153" style:parent-style-name="Standard" style:family="paragraph"/>
    <style:style style:name="T154" style:parent-style-name="SourceText" style:family="text">
      <style:text-properties style:font-name="Lucida Console" style:font-weight-complex="bold"/>
    </style:style>
    <style:style style:name="T155" style:parent-style-name="Car.predefinitoparagrafo" style:family="text">
      <style:text-properties style:font-name="Lucida Console"/>
    </style:style>
    <style:style style:name="T156" style:parent-style-name="SourceText" style:family="text">
      <style:text-properties style:font-name="Lucida Console" style:font-weight-complex="bold"/>
    </style:style>
    <style:style style:name="T157" style:parent-style-name="Car.predefinitoparagrafo" style:family="text">
      <style:text-properties style:font-name="Lucida Console"/>
    </style:style>
    <style:style style:name="T158" style:parent-style-name="SourceText" style:family="text">
      <style:text-properties style:font-name="Lucida Console" style:font-weight-complex="bold"/>
    </style:style>
    <style:style style:name="T159" style:parent-style-name="Car.predefinitoparagrafo" style:family="text">
      <style:text-properties style:font-name="Lucida Console"/>
    </style:style>
    <style:style style:name="T160" style:parent-style-name="SourceText" style:family="text">
      <style:text-properties style:font-name="Lucida Console" style:font-weight-complex="bold"/>
    </style:style>
    <style:style style:name="T161" style:parent-style-name="Car.predefinitoparagrafo" style:family="text">
      <style:text-properties style:font-name="Lucida Console"/>
    </style:style>
    <style:style style:name="T162" style:parent-style-name="SourceText" style:family="text">
      <style:text-properties style:font-name="Lucida Console" style:font-weight-complex="bold"/>
    </style:style>
    <style:style style:name="T163" style:parent-style-name="SourceText" style:family="text">
      <style:text-properties style:font-name="Lucida Console" style:font-weight-complex="bold"/>
    </style:style>
    <style:style style:name="T164" style:parent-style-name="SourceText" style:family="text">
      <style:text-properties style:font-name="Lucida Console" style:font-weight-complex="bold"/>
    </style:style>
    <style:style style:name="P165" style:parent-style-name="Textbody" style:family="paragraph"/>
    <style:style style:name="T166" style:parent-style-name="SourceText" style:family="text">
      <style:text-properties style:font-name="Lucida Console" style:font-weight-complex="bold"/>
    </style:style>
    <style:style style:name="T167" style:parent-style-name="Car.predefinitoparagrafo" style:family="text">
      <style:text-properties style:font-name="Lucida Console"/>
    </style:style>
    <style:style style:name="T168" style:parent-style-name="SourceText" style:family="text">
      <style:text-properties style:font-name="Lucida Console" style:font-weight-complex="bold"/>
    </style:style>
    <style:style style:name="T169" style:parent-style-name="Car.predefinitoparagrafo" style:family="text">
      <style:text-properties style:font-name="Lucida Console"/>
    </style:style>
    <style:style style:name="T170" style:parent-style-name="SourceText" style:family="text">
      <style:text-properties style:font-name="Lucida Console" style:font-weight-complex="bold"/>
    </style:style>
    <style:style style:name="P171" style:parent-style-name="Textbody" style:family="paragraph"/>
    <style:style style:name="T172" style:parent-style-name="SourceText" style:family="text">
      <style:text-properties style:font-name="Lucida Console" style:font-weight-complex="bold"/>
    </style:style>
    <style:style style:name="T173" style:parent-style-name="Car.predefinitoparagrafo" style:family="text">
      <style:text-properties style:font-name="Lucida Console"/>
    </style:style>
    <style:style style:name="T174" style:parent-style-name="SourceText" style:family="text">
      <style:text-properties style:font-name="Lucida Console" style:font-weight-complex="bold"/>
    </style:style>
    <style:style style:name="T175" style:parent-style-name="Car.predefinitoparagrafo" style:family="text">
      <style:text-properties style:font-name="Lucida Console"/>
    </style:style>
    <style:style style:name="T176" style:parent-style-name="SourceText" style:family="text">
      <style:text-properties style:font-name="Lucida Console" style:font-weight-complex="bold"/>
    </style:style>
    <style:style style:name="T177" style:parent-style-name="Car.predefinitoparagrafo" style:family="text">
      <style:text-properties style:font-name="Lucida Console"/>
    </style:style>
    <style:style style:name="T178" style:parent-style-name="SourceText" style:family="text">
      <style:text-properties style:font-name="Lucida Console" style:font-weight-complex="bold"/>
    </style:style>
    <style:style style:name="T179" style:parent-style-name="SourceText" style:family="text">
      <style:text-properties style:font-name="Lucida Console" style:font-weight-complex="bold"/>
    </style:style>
    <style:style style:name="P180" style:parent-style-name="Textbody" style:family="paragraph"/>
    <style:style style:name="T181" style:parent-style-name="Car.predefinitoparagrafo" style:family="text">
      <style:text-properties style:font-name="Lucida Console" style:font-weight-complex="bold"/>
    </style:style>
    <style:style style:name="T182" style:parent-style-name="Car.predefinitoparagrafo" style:family="text">
      <style:text-properties style:font-name="Lucida Console"/>
    </style:style>
    <style:style style:name="T183" style:parent-style-name="Car.predefinitoparagrafo" style:family="text">
      <style:text-properties style:font-name="Lucida Console" style:font-weight-complex="bold"/>
    </style:style>
    <style:style style:name="T184" style:parent-style-name="Car.predefinitoparagrafo" style:family="text">
      <style:text-properties style:font-name="Lucida Console"/>
    </style:style>
    <style:style style:name="T185" style:parent-style-name="Car.predefinitoparagrafo" style:family="text">
      <style:text-properties style:font-name="Lucida Console" style:font-weight-complex="bold"/>
    </style:style>
    <style:style style:name="T186" style:parent-style-name="Car.predefinitoparagrafo" style:family="text">
      <style:text-properties style:font-name="Lucida Console"/>
    </style:style>
    <style:style style:name="T187" style:parent-style-name="SourceText" style:family="text">
      <style:text-properties style:font-name="Lucida Console" style:font-weight-complex="bold"/>
    </style:style>
    <style:style style:name="P188" style:parent-style-name="Textbody" style:family="paragraph"/>
    <style:style style:name="T189" style:parent-style-name="SourceText" style:family="text">
      <style:text-properties fo:font-weight="bold" style:font-weight-asian="bold" style:font-weight-complex="bold"/>
    </style:style>
    <style:style style:name="T190" style:parent-style-name="SourceText" style:family="text">
      <style:text-properties fo:font-weight="bold" style:font-weight-asian="bold" style:font-weight-complex="bold"/>
    </style:style>
    <style:style style:name="T191" style:parent-style-name="SourceText" style:family="text">
      <style:text-properties style:font-name="Lucida Console" style:font-weight-complex="bold"/>
    </style:style>
    <style:style style:name="T192" style:parent-style-name="Car.predefinitoparagrafo" style:family="text">
      <style:text-properties style:font-name="Lucida Console"/>
    </style:style>
    <style:style style:name="T193" style:parent-style-name="SourceText" style:family="text">
      <style:text-properties style:font-name="Lucida Console" style:font-weight-complex="bold"/>
    </style:style>
    <style:style style:name="T194" style:parent-style-name="Car.predefinitoparagrafo" style:family="text">
      <style:text-properties style:font-name="Lucida Console"/>
    </style:style>
    <style:style style:name="T195" style:parent-style-name="SourceText" style:family="text">
      <style:text-properties style:font-name="Lucida Console" style:font-weight-complex="bold"/>
    </style:style>
    <style:style style:name="T196" style:parent-style-name="Car.predefinitoparagrafo" style:family="text">
      <style:text-properties style:font-name="Lucida Console"/>
    </style:style>
    <style:style style:name="T197" style:parent-style-name="SourceText" style:family="text">
      <style:text-properties style:font-name="Lucida Console" style:font-weight-complex="bold"/>
    </style:style>
    <style:style style:name="T198" style:parent-style-name="Car.predefinitoparagrafo" style:family="text">
      <style:text-properties style:font-name="Lucida Console"/>
    </style:style>
    <style:style style:name="T199" style:parent-style-name="SourceText" style:family="text">
      <style:text-properties style:font-name="Lucida Console" style:font-weight-complex="bold"/>
    </style:style>
    <style:style style:name="T200" style:parent-style-name="SourceText" style:family="text">
      <style:text-properties fo:font-weight="bold" style:font-weight-asian="bold" style:font-weight-complex="bold"/>
    </style:style>
    <style:style style:name="T201" style:parent-style-name="SourceText" style:family="text">
      <style:text-properties style:font-name="Lucida Console" style:font-weight-complex="bold"/>
    </style:style>
    <style:style style:name="P202" style:parent-style-name="Standard" style:family="paragraph"/>
    <style:style style:name="T203" style:parent-style-name="SourceText" style:family="text">
      <style:text-properties style:font-name="Lucida Console" style:font-weight-complex="bold"/>
    </style:style>
    <style:style style:name="T204" style:parent-style-name="Car.predefinitoparagrafo" style:family="text">
      <style:text-properties style:font-name="Lucida Console"/>
    </style:style>
    <style:style style:name="T205" style:parent-style-name="SourceText" style:family="text">
      <style:text-properties style:font-name="Lucida Console" style:font-weight-complex="bold"/>
    </style:style>
    <style:style style:name="T206" style:parent-style-name="Car.predefinitoparagrafo" style:family="text">
      <style:text-properties style:font-name="Lucida Console"/>
    </style:style>
    <style:style style:name="T207" style:parent-style-name="SourceText" style:family="text">
      <style:text-properties style:font-name="Lucida Console" style:font-weight-complex="bold"/>
    </style:style>
    <style:style style:name="T208" style:parent-style-name="SourceText" style:family="text">
      <style:text-properties style:font-name="Lucida Console" style:font-weight-complex="bold"/>
    </style:style>
    <style:style style:name="T209" style:parent-style-name="SourceText" style:family="text">
      <style:text-properties style:font-name="Lucida Console" style:font-weight-complex="bold"/>
    </style:style>
    <style:style style:name="P210" style:parent-style-name="Standard" style:family="paragraph"/>
    <style:style style:name="T211" style:parent-style-name="SourceText" style:family="text">
      <style:text-properties style:font-name="Lucida Console" style:font-weight-complex="bold"/>
    </style:style>
    <style:style style:name="T212" style:parent-style-name="SourceText" style:family="text">
      <style:text-properties style:font-name="Lucida Console"/>
    </style:style>
    <style:style style:name="T213" style:parent-style-name="SourceText" style:family="text">
      <style:text-properties style:font-name="Lucida Console" style:font-weight-complex="bold"/>
    </style:style>
    <style:style style:name="T214" style:parent-style-name="SourceText" style:family="text">
      <style:text-properties style:font-name="Lucida Console" style:font-weight-complex="bold"/>
    </style:style>
    <style:style style:name="T215" style:parent-style-name="SourceText" style:family="text">
      <style:text-properties fo:font-weight="bold" style:font-weight-asian="bold" style:font-weight-complex="bold"/>
    </style:style>
    <style:style style:name="T216" style:parent-style-name="SourceText" style:family="text">
      <style:text-properties style:font-name="Lucida Console" style:font-weight-complex="bold"/>
    </style:style>
    <style:style style:name="P217" style:parent-style-name="Standard" style:family="paragraph"/>
    <style:style style:name="T218" style:parent-style-name="SourceText" style:family="text">
      <style:text-properties style:font-name="Lucida Console" style:font-weight-complex="bold"/>
    </style:style>
    <style:style style:name="T219" style:parent-style-name="SourceText" style:family="text">
      <style:text-properties fo:font-weight="bold" style:font-weight-asian="bold" style:font-weight-complex="bold"/>
    </style:style>
    <style:style style:name="T220" style:parent-style-name="SourceText" style:family="text">
      <style:text-properties style:font-name="Lucida Console" style:font-weight-complex="bold"/>
    </style:style>
    <style:style style:name="P221" style:parent-style-name="Textbody" style:family="paragraph">
      <style:paragraph-properties fo:text-align="justify"/>
    </style:style>
    <style:style style:name="TableColumn223" style:family="table-column">
      <style:table-column-properties style:column-width="0.3263in" style:use-optimal-column-width="false"/>
    </style:style>
    <style:style style:name="TableColumn224" style:family="table-column">
      <style:table-column-properties style:column-width="0.3611in" style:use-optimal-column-width="false"/>
    </style:style>
    <style:style style:name="TableColumn225" style:family="table-column">
      <style:table-column-properties style:column-width="0.4375in" style:use-optimal-column-width="false"/>
    </style:style>
    <style:style style:name="TableColumn226" style:family="table-column">
      <style:table-column-properties style:column-width="0.4375in" style:use-optimal-column-width="false"/>
    </style:style>
    <style:style style:name="TableColumn227" style:family="table-column">
      <style:table-column-properties style:column-width="0.375in" style:use-optimal-column-width="false"/>
    </style:style>
    <style:style style:name="TableColumn228" style:family="table-column">
      <style:table-column-properties style:column-width="0.4375in" style:use-optimal-column-width="false"/>
    </style:style>
    <style:style style:name="TableColumn229" style:family="table-column">
      <style:table-column-properties style:column-width="0.625in" style:use-optimal-column-width="false"/>
    </style:style>
    <style:style style:name="Table222" style:family="table">
      <style:table-properties style:width="3in" fo:margin-left="0.0381in" table:align="left"/>
    </style:style>
    <style:style style:name="TableRow230" style:family="table-row">
      <style:table-row-properties style:use-optimal-row-height="false"/>
    </style:style>
    <style:style style:name="TableCell2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2" style:parent-style-name="TableContents" style:family="paragraph">
      <style:paragraph-properties fo:text-align="justify"/>
    </style:style>
    <style:style style:name="T233" style:parent-style-name="SourceText" style:family="text">
      <style:text-properties style:font-name="Lucida Console" style:font-weight-complex="bold"/>
    </style:style>
    <style:style style:name="TableCell2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5" style:parent-style-name="TableContents" style:family="paragraph">
      <style:paragraph-properties fo:text-align="justify"/>
    </style:style>
    <style:style style:name="T236" style:parent-style-name="SourceText" style:family="text">
      <style:text-properties style:font-name="Lucida Console" style:font-weight-complex="bold"/>
    </style:style>
    <style:style style:name="TableCell2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8" style:parent-style-name="TableContents" style:family="paragraph">
      <style:paragraph-properties fo:text-align="justify"/>
    </style:style>
    <style:style style:name="T239" style:parent-style-name="SourceText" style:family="text">
      <style:text-properties style:font-name="Lucida Console" style:font-weight-complex="bold"/>
    </style:style>
    <style:style style:name="TableCell24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1" style:parent-style-name="TableContents" style:family="paragraph">
      <style:paragraph-properties fo:text-align="justify"/>
    </style:style>
    <style:style style:name="T242" style:parent-style-name="SourceText" style:family="text">
      <style:text-properties style:font-name="Lucida Console" style:font-weight-complex="bold"/>
    </style:style>
    <style:style style:name="TableCell2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4" style:parent-style-name="TableContents" style:family="paragraph">
      <style:paragraph-properties fo:text-align="justify"/>
    </style:style>
    <style:style style:name="T245" style:parent-style-name="SourceText" style:family="text">
      <style:text-properties style:font-name="Lucida Console" style:font-weight-complex="bold"/>
    </style:style>
    <style:style style:name="TableCell2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7" style:parent-style-name="TableContents" style:family="paragraph">
      <style:paragraph-properties fo:text-align="justify"/>
    </style:style>
    <style:style style:name="T248" style:parent-style-name="SourceText" style:family="text">
      <style:text-properties style:font-name="Lucida Console" style:font-weight-complex="bold"/>
    </style:style>
    <style:style style:name="TableCell249" style:family="table-cell">
      <style:table-cell-properties fo:border="0.0034in solid #000000" fo:padding-top="0.0381in" fo:padding-left="0.0381in" fo:padding-bottom="0.0381in" fo:padding-right="0.0381in"/>
    </style:style>
    <style:style style:name="P250" style:parent-style-name="TableContents" style:family="paragraph">
      <style:paragraph-properties fo:text-align="justify"/>
    </style:style>
    <style:style style:name="T251" style:parent-style-name="SourceText" style:family="text">
      <style:text-properties style:font-name="Lucida Console" style:font-weight-complex="bold"/>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TableContents" style:family="paragraph">
      <style:paragraph-properties fo:text-align="justify"/>
    </style:style>
    <style:style style:name="T255" style:parent-style-name="SourceText" style:family="text">
      <style:text-properties style:font-name="Lucida Console" style:font-weight-complex="bold"/>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TableContents" style:family="paragraph">
      <style:paragraph-properties fo:text-align="justify"/>
    </style:style>
    <style:style style:name="T258" style:parent-style-name="SourceText" style:family="text">
      <style:text-properties style:font-name="Lucida Console" style:font-weight-complex="bold"/>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P260" style:parent-style-name="TableContents" style:family="paragraph">
      <style:paragraph-properties fo:text-align="justify"/>
    </style:style>
    <style:style style:name="T261" style:parent-style-name="SourceText" style:family="text">
      <style:text-properties style:font-name="Lucida Console" style:font-weight-complex="bold"/>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TableContents" style:family="paragraph">
      <style:paragraph-properties fo:text-align="justify"/>
    </style:style>
    <style:style style:name="T264" style:parent-style-name="SourceText" style:family="text">
      <style:text-properties style:font-name="Lucida Console" style:font-weight-complex="bold"/>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paragraph-properties fo:text-align="justify"/>
    </style:style>
    <style:style style:name="T267" style:parent-style-name="SourceText" style:family="text">
      <style:text-properties style:font-name="Lucida Console" style:font-weight-complex="bold"/>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TableContents" style:family="paragraph">
      <style:paragraph-properties fo:text-align="justify"/>
    </style:style>
    <style:style style:name="T270" style:parent-style-name="SourceText" style:family="text">
      <style:text-properties style:font-name="Lucida Console" style:font-weight-complex="bold"/>
    </style:style>
    <style:style style:name="TableCell2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2" style:parent-style-name="TableContents" style:family="paragraph">
      <style:paragraph-properties fo:text-align="justify"/>
    </style:style>
    <style:style style:name="T273" style:parent-style-name="SourceText" style:family="text">
      <style:text-properties style:font-name="Lucida Console" style:font-weight-complex="bold"/>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TableContents" style:family="paragraph">
      <style:paragraph-properties fo:text-align="justify"/>
    </style:style>
    <style:style style:name="T277" style:parent-style-name="SourceText" style:family="text">
      <style:text-properties style:font-name="Lucida Console" style:font-weight-complex="bold"/>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fo:text-align="justify"/>
    </style:style>
    <style:style style:name="T280" style:parent-style-name="SourceText" style:family="text">
      <style:text-properties style:font-name="Lucida Console" style:font-weight-complex="bold"/>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P282" style:parent-style-name="TableContents" style:family="paragraph">
      <style:paragraph-properties fo:text-align="justify"/>
    </style:style>
    <style:style style:name="T283" style:parent-style-name="SourceText" style:family="text">
      <style:text-properties style:font-name="Lucida Console" style:font-weight-complex="bold"/>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justify"/>
    </style:style>
    <style:style style:name="T286" style:parent-style-name="SourceText" style:family="text">
      <style:text-properties style:font-name="Lucida Console" style:font-weight-complex="bold"/>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P288" style:parent-style-name="TableContents" style:family="paragraph">
      <style:paragraph-properties fo:text-align="justify"/>
    </style:style>
    <style:style style:name="T289" style:parent-style-name="SourceText" style:family="text">
      <style:text-properties style:font-name="Lucida Console" style:font-weight-complex="bold"/>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TableContents" style:family="paragraph">
      <style:paragraph-properties fo:text-align="justify"/>
    </style:style>
    <style:style style:name="T292" style:parent-style-name="SourceText" style:family="text">
      <style:text-properties style:font-name="Lucida Console" style:font-weight-complex="bold"/>
    </style:style>
    <style:style style:name="TableCell2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4" style:parent-style-name="TableContents" style:family="paragraph">
      <style:paragraph-properties fo:text-align="justify"/>
    </style:style>
    <style:style style:name="T295" style:parent-style-name="SourceText" style:family="text">
      <style:text-properties style:font-name="Lucida Console" style:font-weight-complex="bold"/>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fo:padding-top="0.0381in" fo:padding-left="0.0381in" fo:padding-bottom="0.0381in" fo:padding-right="0.0381in"/>
    </style:style>
    <style:style style:name="P298" style:parent-style-name="TableContents" style:family="paragraph">
      <style:paragraph-properties fo:text-align="justify"/>
    </style:style>
    <style:style style:name="T299" style:parent-style-name="SourceText" style:family="text">
      <style:text-properties style:font-name="Lucida Console" style:font-weight-complex="bold"/>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TableContents" style:family="paragraph">
      <style:paragraph-properties fo:text-align="justify"/>
    </style:style>
    <style:style style:name="T302" style:parent-style-name="SourceText" style:family="text">
      <style:text-properties style:font-name="Lucida Console" style:font-weight-complex="bold"/>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justify"/>
    </style:style>
    <style:style style:name="T305" style:parent-style-name="SourceText" style:family="text">
      <style:text-properties style:font-name="Lucida Console" style:font-weight-complex="bold"/>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TableContents" style:family="paragraph">
      <style:paragraph-properties fo:text-align="justify"/>
    </style:style>
    <style:style style:name="T308" style:parent-style-name="SourceText" style:family="text">
      <style:text-properties style:font-name="Lucida Console" style:font-weight-complex="bold"/>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P310" style:parent-style-name="TableContents" style:family="paragraph">
      <style:paragraph-properties fo:text-align="justify"/>
    </style:style>
    <style:style style:name="T311" style:parent-style-name="SourceText" style:family="text">
      <style:text-properties style:font-name="Lucida Console" style:font-weight-complex="bold"/>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text-align="justify"/>
    </style:style>
    <style:style style:name="T314" style:parent-style-name="SourceText" style:family="text">
      <style:text-properties style:font-name="Lucida Console" style:font-weight-complex="bold"/>
    </style:style>
    <style:style style:name="TableCell3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6" style:parent-style-name="TableContents" style:family="paragraph">
      <style:paragraph-properties fo:text-align="justify"/>
      <style:text-properties style:font-name="Lucida Console"/>
    </style:style>
    <style:style style:name="P317" style:parent-style-name="Textbody" style:family="paragraph">
      <style:paragraph-properties fo:text-align="justify"/>
    </style:style>
    <style:style style:name="TableColumn319" style:family="table-column">
      <style:table-column-properties style:column-width="0.375in" style:use-optimal-column-width="false"/>
    </style:style>
    <style:style style:name="TableColumn320" style:family="table-column">
      <style:table-column-properties style:column-width="0.5625in" style:use-optimal-column-width="false"/>
    </style:style>
    <style:style style:name="Table318" style:family="table">
      <style:table-properties style:width="0.9375in" fo:margin-left="0.0381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23" style:parent-style-name="TableContents" style:family="paragraph">
      <style:paragraph-properties fo:text-align="justify"/>
    </style:style>
    <style:style style:name="T324" style:parent-style-name="SourceText" style:family="text">
      <style:text-properties style:font-name="Lucida Console" style:font-weight-complex="bold"/>
    </style:style>
    <style:style style:name="TableCell325" style:family="table-cell">
      <style:table-cell-properties fo:border="0.0034in solid #000000" fo:padding-top="0.0381in" fo:padding-left="0.0381in" fo:padding-bottom="0.0381in" fo:padding-right="0.0381in"/>
    </style:style>
    <style:style style:name="P326" style:parent-style-name="TableContents" style:family="paragraph">
      <style:paragraph-properties fo:text-align="justify"/>
    </style:style>
    <style:style style:name="T327" style:parent-style-name="SourceText" style:family="text">
      <style:text-properties style:font-name="Lucida Console" style:font-weight-complex="bold"/>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fo:text-align="justify"/>
    </style:style>
    <style:style style:name="T331" style:parent-style-name="SourceText" style:family="text">
      <style:text-properties style:font-name="Lucida Console" style:font-weight-complex="bold"/>
    </style:style>
    <style:style style:name="TableCell3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3" style:parent-style-name="TableContents" style:family="paragraph">
      <style:paragraph-properties fo:text-align="justify"/>
      <style:text-properties style:font-name="Lucida Console"/>
    </style:style>
    <style:style style:name="TableColumn335" style:family="table-column">
      <style:table-column-properties style:column-width="1.6743in" style:use-optimal-column-width="false"/>
    </style:style>
    <style:style style:name="TableColumn336" style:family="table-column">
      <style:table-column-properties style:column-width="1.6736in" style:use-optimal-column-width="false"/>
    </style:style>
    <style:style style:name="TableColumn337" style:family="table-column">
      <style:table-column-properties style:column-width="1.6736in" style:use-optimal-column-width="false"/>
    </style:style>
    <style:style style:name="TableColumn338" style:family="table-column">
      <style:table-column-properties style:column-width="1.6736in" style:use-optimal-column-width="false"/>
    </style:style>
    <style:style style:name="Table334" style:family="table">
      <style:table-properties style:width="6.6951in" fo:margin-left="0.0381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341" style:parent-style-name="SourceText" style:family="text">
      <style:text-properties style:font-name="Lucida Console" style:font-weight-complex="bold"/>
    </style:style>
    <style:style style:name="TableCell3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343" style:parent-style-name="SourceText" style:family="text">
      <style:text-properties style:font-name="Lucida Console" style:font-weight-complex="bold"/>
    </style:style>
    <style:style style:name="TableCell3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345" style:parent-style-name="SourceText" style:family="text">
      <style:text-properties style:font-name="Lucida Console" style:font-weight-complex="bold"/>
    </style:style>
    <style:style style:name="TableCell346" style:family="table-cell">
      <style:table-cell-properties fo:border="0.0034in solid #000000" fo:padding-top="0.0381in" fo:padding-left="0.0381in" fo:padding-bottom="0.0381in" fo:padding-right="0.0381in"/>
    </style:style>
    <style:style style:name="T347" style:parent-style-name="SourceText" style:family="text">
      <style:text-properties style:font-name="Lucida Console" style:font-weight-complex="bold"/>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T350" style:parent-style-name="SourceText" style:family="text">
      <style:text-properties style:font-name="Lucida Console" style:font-weight-complex="bold"/>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T352" style:parent-style-name="SourceText" style:family="text">
      <style:text-properties style:font-name="Lucida Console" style:font-weight-complex="bold"/>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T354" style:parent-style-name="SourceText" style:family="text">
      <style:text-properties style:font-name="Lucida Console" style:font-weight-complex="bold"/>
    </style:style>
    <style:style style:name="TableCell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356" style:parent-style-name="SourceText" style:family="text">
      <style:text-properties style:font-name="Lucida Console" style:font-weight-complex="bold"/>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T359" style:parent-style-name="SourceText" style:family="text">
      <style:text-properties style:font-name="Lucida Console" style:font-weight-complex="bold"/>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T361" style:parent-style-name="SourceText" style:family="text">
      <style:text-properties style:font-name="Lucida Console" style:font-weight-complex="bold"/>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T363" style:parent-style-name="SourceText" style:family="text">
      <style:text-properties style:font-name="Lucida Console" style:font-weight-complex="bold"/>
    </style:style>
    <style:style style:name="TableCell3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365" style:parent-style-name="SourceText" style:family="text">
      <style:text-properties style:font-name="Lucida Console" style:font-weight-complex="bold"/>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T368" style:parent-style-name="SourceText" style:family="text">
      <style:text-properties style:font-name="Lucida Console" style:font-weight-complex="bold"/>
    </style:style>
    <style:style style:name="TableCell369" style:family="table-cell">
      <style:table-cell-properties fo:border-top="none" fo:border-left="0.0034in solid #000000" fo:border-bottom="0.0034in solid #000000" fo:border-right="none" fo:padding-top="0.0381in" fo:padding-left="0.0381in" fo:padding-bottom="0.0381in" fo:padding-right="0.0381in"/>
    </style:style>
    <style:style style:name="T370" style:parent-style-name="SourceText" style:family="text">
      <style:text-properties style:font-name="Lucida Console" style:font-weight-complex="bold"/>
    </style:style>
    <style:style style:name="TableCell371" style:family="table-cell">
      <style:table-cell-properties fo:border-top="none" fo:border-left="0.0034in solid #000000" fo:border-bottom="0.0034in solid #000000" fo:border-right="none" fo:padding-top="0.0381in" fo:padding-left="0.0381in" fo:padding-bottom="0.0381in" fo:padding-right="0.0381in"/>
    </style:style>
    <style:style style:name="T372" style:parent-style-name="SourceText" style:family="text">
      <style:text-properties style:font-name="Lucida Console" style:font-weight-complex="bold"/>
    </style:style>
    <style:style style:name="TableCell3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374" style:parent-style-name="SourceText" style:family="text">
      <style:text-properties style:font-name="Lucida Console" style:font-weight-complex="bold"/>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T377" style:parent-style-name="SourceText" style:family="text">
      <style:text-properties style:font-name="Lucida Console" style:font-weight-complex="bold"/>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T379" style:parent-style-name="SourceText" style:family="text">
      <style:text-properties style:font-name="Lucida Console" style:font-weight-complex="bold"/>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T381" style:parent-style-name="SourceText" style:family="text">
      <style:text-properties style:font-name="Lucida Console" style:font-weight-complex="bold"/>
    </style:style>
    <style:style style:name="TableCell3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383" style:parent-style-name="SourceText" style:family="text">
      <style:text-properties style:font-name="Lucida Console" style:font-weight-complex="bold"/>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T386" style:parent-style-name="SourceText" style:family="text">
      <style:text-properties style:font-name="Lucida Console" style:font-weight-complex="bold"/>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T388" style:parent-style-name="SourceText" style:family="text">
      <style:text-properties style:font-name="Lucida Console" style:font-weight-complex="bold"/>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T390" style:parent-style-name="SourceText" style:family="text">
      <style:text-properties style:font-name="Lucida Console" style:font-weight-complex="bold"/>
    </style:style>
    <style:style style:name="TableCell3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392" style:parent-style-name="SourceText" style:family="text">
      <style:text-properties style:font-name="Lucida Console" style:font-weight-complex="bold"/>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T395" style:parent-style-name="SourceText" style:family="text">
      <style:text-properties style:font-name="Lucida Console" style:font-weight-complex="bold"/>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T397" style:parent-style-name="SourceText" style:family="text">
      <style:text-properties style:font-name="Lucida Console" style:font-weight-complex="bold"/>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T399" style:parent-style-name="SourceText" style:family="text">
      <style:text-properties style:font-name="Lucida Console" style:font-weight-complex="bold"/>
    </style:style>
    <style:style style:name="TableCell4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01" style:parent-style-name="SourceText" style:family="text">
      <style:text-properties style:font-name="Lucida Console" style:font-weight-complex="bold"/>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T404" style:parent-style-name="SourceText" style:family="text">
      <style:text-properties style:font-name="Lucida Console" style:font-weight-complex="bold"/>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T406" style:parent-style-name="SourceText" style:family="text">
      <style:text-properties style:font-name="Lucida Console" style:font-weight-complex="bold"/>
    </style:style>
    <style:style style:name="TableCell407" style:family="table-cell">
      <style:table-cell-properties fo:border-top="none" fo:border-left="0.0034in solid #000000" fo:border-bottom="0.0034in solid #000000" fo:border-right="none" fo:padding-top="0.0381in" fo:padding-left="0.0381in" fo:padding-bottom="0.0381in" fo:padding-right="0.0381in"/>
    </style:style>
    <style:style style:name="T408" style:parent-style-name="SourceText" style:family="text">
      <style:text-properties style:font-name="Lucida Console" style:font-weight-complex="bold"/>
    </style:style>
    <style:style style:name="TableCell4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10" style:parent-style-name="SourceText" style:family="text">
      <style:text-properties style:font-name="Lucida Console" style:font-weight-complex="bold"/>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fo:padding-top="0.0381in" fo:padding-left="0.0381in" fo:padding-bottom="0.0381in" fo:padding-right="0.0381in"/>
    </style:style>
    <style:style style:name="T413" style:parent-style-name="SourceText" style:family="text">
      <style:text-properties style:font-name="Lucida Console" style:font-weight-complex="bold"/>
    </style:style>
    <style:style style:name="TableCell414" style:family="table-cell">
      <style:table-cell-properties fo:border-top="none" fo:border-left="0.0034in solid #000000" fo:border-bottom="0.0034in solid #000000" fo:border-right="none" fo:padding-top="0.0381in" fo:padding-left="0.0381in" fo:padding-bottom="0.0381in" fo:padding-right="0.0381in"/>
    </style:style>
    <style:style style:name="T415" style:parent-style-name="SourceText" style:family="text">
      <style:text-properties style:font-name="Lucida Console" style:font-weight-complex="bold"/>
    </style:style>
    <style:style style:name="TableCell416" style:family="table-cell">
      <style:table-cell-properties fo:border-top="none" fo:border-left="0.0034in solid #000000" fo:border-bottom="0.0034in solid #000000" fo:border-right="none" fo:padding-top="0.0381in" fo:padding-left="0.0381in" fo:padding-bottom="0.0381in" fo:padding-right="0.0381in"/>
    </style:style>
    <style:style style:name="T417" style:parent-style-name="SourceText" style:family="text">
      <style:text-properties style:font-name="Lucida Console" style:font-weight-complex="bold"/>
    </style:style>
    <style:style style:name="TableCell4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19" style:parent-style-name="SourceText" style:family="text">
      <style:text-properties style:font-name="Lucida Console" style:font-weight-complex="bold"/>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fo:padding-top="0.0381in" fo:padding-left="0.0381in" fo:padding-bottom="0.0381in" fo:padding-right="0.0381in"/>
    </style:style>
    <style:style style:name="T422" style:parent-style-name="SourceText" style:family="text">
      <style:text-properties style:font-name="Lucida Console" style:font-weight-complex="bold"/>
    </style:style>
    <style:style style:name="TableCell423" style:family="table-cell">
      <style:table-cell-properties fo:border-top="none" fo:border-left="0.0034in solid #000000" fo:border-bottom="0.0034in solid #000000" fo:border-right="none" fo:padding-top="0.0381in" fo:padding-left="0.0381in" fo:padding-bottom="0.0381in" fo:padding-right="0.0381in"/>
    </style:style>
    <style:style style:name="T424" style:parent-style-name="SourceText" style:family="text">
      <style:text-properties style:font-name="Lucida Console" style:font-weight-complex="bold"/>
    </style:style>
    <style:style style:name="TableCell425" style:family="table-cell">
      <style:table-cell-properties fo:border-top="none" fo:border-left="0.0034in solid #000000" fo:border-bottom="0.0034in solid #000000" fo:border-right="none" fo:padding-top="0.0381in" fo:padding-left="0.0381in" fo:padding-bottom="0.0381in" fo:padding-right="0.0381in"/>
    </style:style>
    <style:style style:name="T426" style:parent-style-name="SourceText" style:family="text">
      <style:text-properties style:font-name="Lucida Console" style:font-weight-complex="bold"/>
    </style:style>
    <style:style style:name="TableCell4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28" style:parent-style-name="SourceText" style:family="text">
      <style:text-properties style:font-name="Lucida Console" style:font-weight-complex="bold"/>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fo:padding-top="0.0381in" fo:padding-left="0.0381in" fo:padding-bottom="0.0381in" fo:padding-right="0.0381in"/>
    </style:style>
    <style:style style:name="T431" style:parent-style-name="SourceText" style:family="text">
      <style:text-properties style:font-name="Lucida Console" style:font-weight-complex="bold"/>
    </style:style>
    <style:style style:name="TableCell432" style:family="table-cell">
      <style:table-cell-properties fo:border-top="none" fo:border-left="0.0034in solid #000000" fo:border-bottom="0.0034in solid #000000" fo:border-right="none" fo:padding-top="0.0381in" fo:padding-left="0.0381in" fo:padding-bottom="0.0381in" fo:padding-right="0.0381in"/>
    </style:style>
    <style:style style:name="T433" style:parent-style-name="SourceText" style:family="text">
      <style:text-properties style:font-name="Lucida Console" style:font-weight-complex="bold"/>
    </style:style>
    <style:style style:name="TableCell434" style:family="table-cell">
      <style:table-cell-properties fo:border-top="none" fo:border-left="0.0034in solid #000000" fo:border-bottom="0.0034in solid #000000" fo:border-right="none" fo:padding-top="0.0381in" fo:padding-left="0.0381in" fo:padding-bottom="0.0381in" fo:padding-right="0.0381in"/>
    </style:style>
    <style:style style:name="T435" style:parent-style-name="SourceText" style:family="text">
      <style:text-properties style:font-name="Lucida Console" style:font-weight-complex="bold"/>
    </style:style>
    <style:style style:name="TableCell4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37" style:parent-style-name="SourceText" style:family="text">
      <style:text-properties style:font-name="Lucida Console" style:font-weight-complex="bold"/>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fo:padding-top="0.0381in" fo:padding-left="0.0381in" fo:padding-bottom="0.0381in" fo:padding-right="0.0381in"/>
    </style:style>
    <style:style style:name="T440" style:parent-style-name="SourceText" style:family="text">
      <style:text-properties style:font-name="Lucida Console" style:font-weight-complex="bold"/>
    </style:style>
    <style:style style:name="TableCell441" style:family="table-cell">
      <style:table-cell-properties fo:border-top="none" fo:border-left="0.0034in solid #000000" fo:border-bottom="0.0034in solid #000000" fo:border-right="none" fo:padding-top="0.0381in" fo:padding-left="0.0381in" fo:padding-bottom="0.0381in" fo:padding-right="0.0381in"/>
    </style:style>
    <style:style style:name="T442" style:parent-style-name="SourceText" style:family="text">
      <style:text-properties style:font-name="Lucida Console" style:font-weight-complex="bold"/>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P444" style:parent-style-name="TableContents" style:family="paragraph">
      <style:text-properties style:font-name="Lucida Console"/>
    </style:style>
    <style:style style:name="TableCell4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6" style:parent-style-name="TableContents" style:family="paragraph">
      <style:text-properties style:font-name="Lucida Console"/>
    </style:style>
    <style:style style:name="P447" style:parent-style-name="Textbody" style:family="paragraph">
      <style:paragraph-properties fo:text-align="justify"/>
    </style:style>
    <style:style style:name="P448" style:parent-style-name="Textbody" style:family="paragraph">
      <style:paragraph-properties fo:text-align="justify"/>
    </style:style>
    <style:style style:name="P449" style:parent-style-name="Textbody" style:family="paragraph">
      <style:paragraph-properties fo:text-align="justify"/>
    </style:style>
    <style:style style:name="P450" style:parent-style-name="Textbody" style:family="paragraph">
      <style:paragraph-properties fo:text-align="justify"/>
    </style:style>
    <style:style style:name="P451" style:parent-style-name="Textbody" style:family="paragraph">
      <style:paragraph-properties fo:text-align="justify"/>
    </style:style>
    <style:style style:name="TableColumn453" style:family="table-column">
      <style:table-column-properties style:column-width="1.75in" style:use-optimal-column-width="false"/>
    </style:style>
    <style:style style:name="TableColumn454" style:family="table-column">
      <style:table-column-properties style:column-width="4.9375in" style:use-optimal-column-width="false"/>
    </style:style>
    <style:style style:name="Table452" style:family="table">
      <style:table-properties style:width="6.6875in" fo:margin-left="0.0381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57" style:parent-style-name="TableContents" style:family="paragraph">
      <style:paragraph-properties fo:text-align="justify"/>
    </style:style>
    <style:style style:name="T458" style:parent-style-name="SourceText" style:family="text">
      <style:text-properties style:font-name="Lucida Console" style:font-weight-complex="bold"/>
    </style:style>
    <style:style style:name="TableCell459" style:family="table-cell">
      <style:table-cell-properties fo:border="0.0034in solid #000000" fo:padding-top="0.0381in" fo:padding-left="0.0381in" fo:padding-bottom="0.0381in" fo:padding-right="0.0381in"/>
    </style:style>
    <style:style style:name="P460" style:parent-style-name="TableContents" style:family="paragraph">
      <style:paragraph-properties fo:text-align="justify"/>
    </style:style>
    <style:style style:name="T461" style:parent-style-name="SourceText" style:family="text">
      <style:text-properties style:font-name="Lucida Console" style:font-weight-complex="bold"/>
    </style:style>
    <style:style style:name="T462" style:parent-style-name="SourceText" style:family="text">
      <style:text-properties style:font-name="Lucida Console" style:font-weight-complex="bold"/>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fo:padding-top="0.0381in" fo:padding-left="0.0381in" fo:padding-bottom="0.0381in" fo:padding-right="0.0381in"/>
    </style:style>
    <style:style style:name="P465" style:parent-style-name="TableContents" style:family="paragraph">
      <style:paragraph-properties fo:text-align="justify"/>
      <style:text-properties style:font-name="Lucida Console" style:font-weight-complex="bold"/>
    </style:style>
    <style:style style:name="TableCell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67" style:parent-style-name="SourceText" style:family="text">
      <style:text-properties style:font-name="Lucida Console" style:font-weight-complex="bold"/>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P470" style:parent-style-name="TableContents" style:family="paragraph">
      <style:paragraph-properties fo:text-align="justify"/>
    </style:style>
    <style:style style:name="T471" style:parent-style-name="SourceText" style:family="text">
      <style:text-properties style:font-name="Lucida Console" style:font-weight-complex="bold"/>
    </style:style>
    <style:style style:name="TableCell4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73" style:parent-style-name="SourceText" style:family="text">
      <style:text-properties style:font-name="Lucida Console" style:font-weight-complex="bold"/>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fo:padding-top="0.0381in" fo:padding-left="0.0381in" fo:padding-bottom="0.0381in" fo:padding-right="0.0381in"/>
    </style:style>
    <style:style style:name="P476" style:parent-style-name="TableContents" style:family="paragraph">
      <style:paragraph-properties fo:text-align="justify"/>
    </style:style>
    <style:style style:name="T477" style:parent-style-name="SourceText" style:family="text">
      <style:text-properties style:font-name="Lucida Console" style:font-weight-complex="bold"/>
    </style:style>
    <style:style style:name="TableCell4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79" style:parent-style-name="SourceText" style:family="text">
      <style:text-properties style:font-name="Lucida Console" style:font-weight-complex="bold"/>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padding-top="0.0381in" fo:padding-left="0.0381in" fo:padding-bottom="0.0381in" fo:padding-right="0.0381in"/>
    </style:style>
    <style:style style:name="P482" style:parent-style-name="TableContents" style:family="paragraph">
      <style:paragraph-properties fo:text-align="justify"/>
    </style:style>
    <style:style style:name="T483" style:parent-style-name="SourceText" style:family="text">
      <style:text-properties style:font-name="Lucida Console" style:font-weight-complex="bold"/>
    </style:style>
    <style:style style:name="TableCell4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85" style:parent-style-name="SourceText" style:family="text">
      <style:text-properties style:font-name="Lucida Console" style:font-weight-complex="bold"/>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ableContents" style:family="paragraph">
      <style:paragraph-properties fo:text-align="justify"/>
    </style:style>
    <style:style style:name="T489" style:parent-style-name="SourceText" style:family="text">
      <style:text-properties style:font-name="Lucida Console" style:font-weight-complex="bold"/>
    </style:style>
    <style:style style:name="TableCell4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91" style:parent-style-name="SourceText" style:family="text">
      <style:text-properties style:font-name="Lucida Console" style:font-weight-complex="bold"/>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fo:padding-top="0.0381in" fo:padding-left="0.0381in" fo:padding-bottom="0.0381in" fo:padding-right="0.0381in"/>
    </style:style>
    <style:style style:name="P494" style:parent-style-name="TableContents" style:family="paragraph">
      <style:paragraph-properties fo:text-align="justify"/>
    </style:style>
    <style:style style:name="T495" style:parent-style-name="SourceText" style:family="text">
      <style:text-properties style:font-name="Lucida Console" style:font-weight-complex="bold"/>
    </style:style>
    <style:style style:name="TableCell4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97" style:parent-style-name="SourceText" style:family="text">
      <style:text-properties style:font-name="Lucida Console" style:font-weight-complex="bold"/>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fo:padding-top="0.0381in" fo:padding-left="0.0381in" fo:padding-bottom="0.0381in" fo:padding-right="0.0381in"/>
    </style:style>
    <style:style style:name="P500" style:parent-style-name="TableContents" style:family="paragraph">
      <style:paragraph-properties fo:text-align="justify"/>
    </style:style>
    <style:style style:name="T501" style:parent-style-name="SourceText" style:family="text">
      <style:text-properties style:font-name="Lucida Console" style:font-weight-complex="bold"/>
    </style:style>
    <style:style style:name="TableCell5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03" style:parent-style-name="SourceText" style:family="text">
      <style:text-properties style:font-name="Lucida Console" style:font-weight-complex="bold"/>
    </style:style>
    <style:style style:name="P504" style:parent-style-name="Textbody" style:family="paragraph">
      <style:paragraph-properties fo:text-align="justify"/>
    </style:style>
    <style:style style:name="P505" style:parent-style-name="Textbody" style:family="paragraph">
      <style:paragraph-properties fo:text-align="justify"/>
    </style:style>
    <style:style style:name="P506" style:parent-style-name="Textbody" style:family="paragraph">
      <style:paragraph-properties fo:text-align="justify"/>
    </style:style>
    <style:style style:name="P507" style:parent-style-name="Textbody" style:family="paragraph">
      <style:paragraph-properties fo:text-align="justify"/>
    </style:style>
    <style:style style:name="P508" style:parent-style-name="Textbody" style:family="paragraph">
      <style:paragraph-properties fo:text-align="justify"/>
    </style:style>
    <style:style style:name="TableColumn510" style:family="table-column">
      <style:table-column-properties style:column-width="2.7486in" style:use-optimal-column-width="false"/>
    </style:style>
    <style:style style:name="TableColumn511" style:family="table-column">
      <style:table-column-properties style:column-width="3.9513in" style:use-optimal-column-width="false"/>
    </style:style>
    <style:style style:name="Table509" style:family="table">
      <style:table-properties style:width="6.7in" fo:margin-left="0.05in" table:align="left"/>
    </style:style>
    <style:style style:name="TableRow512" style:family="table-row">
      <style:table-row-properties style:use-optimal-row-height="false"/>
    </style:style>
    <style:style style:name="TableCell51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14" style:parent-style-name="TableContents" style:family="paragraph">
      <style:paragraph-properties fo:text-align="justify"/>
    </style:style>
    <style:style style:name="T515" style:parent-style-name="SourceText" style:family="text">
      <style:text-properties style:font-name="Lucida Console" style:font-weight-complex="bold"/>
    </style:style>
    <style:style style:name="TableCell516" style:family="table-cell">
      <style:table-cell-properties fo:border="0.0034in solid #000000" fo:padding-top="0.0381in" fo:padding-left="0.0381in" fo:padding-bottom="0.0381in" fo:padding-right="0.0381in"/>
    </style:style>
    <style:style style:name="T517" style:parent-style-name="SourceText" style:family="text">
      <style:text-properties style:font-name="Lucida Console" style:font-weight-complex="bold"/>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fo:padding-top="0.0381in" fo:padding-left="0.0381in" fo:padding-bottom="0.0381in" fo:padding-right="0.0381in"/>
    </style:style>
    <style:style style:name="T520" style:parent-style-name="SourceText" style:family="text">
      <style:text-properties style:font-name="Lucida Console" style:font-weight-complex="bold"/>
    </style:style>
    <style:style style:name="T521" style:parent-style-name="SourceText" style:family="text">
      <style:text-properties style:font-name="Lucida Console" style:font-weight-complex="bold"/>
    </style:style>
    <style:style style:name="TableCell5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3" style:parent-style-name="TableContents" style:family="paragraph">
      <style:paragraph-properties fo:text-align="justify"/>
    </style:style>
    <style:style style:name="T524" style:parent-style-name="SourceText" style:family="text">
      <style:text-properties style:font-name="Lucida Console" style:font-weight-complex="bold"/>
    </style:style>
    <style:style style:name="P525" style:parent-style-name="TableContents" style:family="paragraph">
      <style:paragraph-properties fo:margin-left="0.4923in">
        <style:tab-stops/>
      </style:paragraph-properties>
    </style:style>
    <style:style style:name="T526" style:parent-style-name="SourceText" style:family="text">
      <style:text-properties style:font-name="Lucida Console" style:font-weight-complex="bold"/>
    </style:style>
    <style:style style:name="P527" style:parent-style-name="TableContents" style:family="paragraph">
      <style:paragraph-properties fo:margin-left="0.4923in">
        <style:tab-stops/>
      </style:paragraph-properties>
    </style:style>
    <style:style style:name="T528" style:parent-style-name="SourceText" style:family="text">
      <style:text-properties style:font-name="Lucida Console" style:font-weight-complex="bold"/>
    </style:style>
    <style:style style:name="P529" style:parent-style-name="TableContents" style:family="paragraph">
      <style:paragraph-properties fo:text-align="justify"/>
    </style:style>
    <style:style style:name="T530" style:parent-style-name="SourceText" style:family="text">
      <style:text-properties style:font-name="Lucida Console" style:font-weight-complex="bold"/>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padding-top="0.0381in" fo:padding-left="0.0381in" fo:padding-bottom="0.0381in" fo:padding-right="0.0381in"/>
    </style:style>
    <style:style style:name="T533" style:parent-style-name="SourceText" style:family="text">
      <style:text-properties style:font-name="Lucida Console" style:font-weight-complex="bold"/>
    </style:style>
    <style:style style:name="TableCell5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5" style:parent-style-name="TableContents" style:family="paragraph">
      <style:paragraph-properties fo:text-align="justify"/>
    </style:style>
    <style:style style:name="T536" style:parent-style-name="SourceText" style:family="text">
      <style:text-properties style:font-name="Lucida Console" style:font-weight-complex="bold"/>
    </style:style>
    <style:style style:name="P537" style:parent-style-name="TableContents" style:family="paragraph">
      <style:paragraph-properties fo:text-align="justify" fo:margin-left="0.4923in">
        <style:tab-stops/>
      </style:paragraph-properties>
    </style:style>
    <style:style style:name="T538" style:parent-style-name="SourceText" style:family="text">
      <style:text-properties style:font-name="Lucida Console" style:font-weight-complex="bold"/>
    </style:style>
    <style:style style:name="P539" style:parent-style-name="TableContents" style:family="paragraph">
      <style:paragraph-properties fo:margin-left="0.4923in">
        <style:tab-stops/>
      </style:paragraph-properties>
    </style:style>
    <style:style style:name="T540" style:parent-style-name="SourceText" style:family="text">
      <style:text-properties style:font-name="Lucida Console" style:font-weight-complex="bold"/>
    </style:style>
    <style:style style:name="P541" style:parent-style-name="TableContents" style:family="paragraph">
      <style:paragraph-properties fo:text-align="justify" fo:margin-left="0.9847in">
        <style:tab-stops/>
      </style:paragraph-properties>
    </style:style>
    <style:style style:name="T542" style:parent-style-name="SourceText" style:family="text">
      <style:text-properties style:font-name="Lucida Console" style:font-weight-complex="bold"/>
    </style:style>
    <style:style style:name="P543" style:parent-style-name="TableContents" style:family="paragraph">
      <style:paragraph-properties fo:text-align="justify" fo:margin-left="0.9847in">
        <style:tab-stops/>
      </style:paragraph-properties>
    </style:style>
    <style:style style:name="T544" style:parent-style-name="SourceText" style:family="text">
      <style:text-properties style:font-name="Lucida Console" style:font-weight-complex="bold"/>
    </style:style>
    <style:style style:name="P545" style:parent-style-name="TableContents" style:family="paragraph">
      <style:paragraph-properties fo:text-align="justify" fo:margin-left="0.4923in">
        <style:tab-stops/>
      </style:paragraph-properties>
    </style:style>
    <style:style style:name="T546" style:parent-style-name="SourceText" style:family="text">
      <style:text-properties style:font-name="Lucida Console" style:font-weight-complex="bold"/>
    </style:style>
    <style:style style:name="P547" style:parent-style-name="TableContents" style:family="paragraph">
      <style:paragraph-properties fo:text-align="justify"/>
    </style:style>
    <style:style style:name="T548" style:parent-style-name="SourceText" style:family="text">
      <style:text-properties style:font-name="Lucida Console" style:font-weight-complex="bold"/>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fo:padding-top="0.0381in" fo:padding-left="0.0381in" fo:padding-bottom="0.0381in" fo:padding-right="0.0381in"/>
    </style:style>
    <style:style style:name="T551" style:parent-style-name="SourceText" style:family="text">
      <style:text-properties style:font-name="Lucida Console" style:font-weight-complex="bold"/>
    </style:style>
    <style:style style:name="TableCell5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3" style:parent-style-name="TableContents" style:family="paragraph">
      <style:paragraph-properties fo:text-align="justify"/>
    </style:style>
    <style:style style:name="T554" style:parent-style-name="SourceText" style:family="text">
      <style:text-properties style:font-name="Lucida Console" style:font-weight-complex="bold"/>
    </style:style>
    <style:style style:name="P555" style:parent-style-name="TableContents" style:family="paragraph">
      <style:paragraph-properties fo:text-align="justify" fo:margin-left="0.4923in">
        <style:tab-stops/>
      </style:paragraph-properties>
    </style:style>
    <style:style style:name="T556" style:parent-style-name="SourceText" style:family="text">
      <style:text-properties style:font-name="Lucida Console" style:font-weight-complex="bold"/>
    </style:style>
    <style:style style:name="P557" style:parent-style-name="TableContents" style:family="paragraph">
      <style:paragraph-properties fo:text-align="justify" fo:margin-left="0.4923in">
        <style:tab-stops/>
      </style:paragraph-properties>
    </style:style>
    <style:style style:name="T558" style:parent-style-name="SourceText" style:family="text">
      <style:text-properties style:font-name="Lucida Console" style:font-weight-complex="bold"/>
    </style:style>
    <style:style style:name="P559" style:parent-style-name="TableContents" style:family="paragraph">
      <style:paragraph-properties fo:text-align="justify" fo:margin-left="0.9847in">
        <style:tab-stops/>
      </style:paragraph-properties>
    </style:style>
    <style:style style:name="T560" style:parent-style-name="SourceText" style:family="text">
      <style:text-properties style:font-name="Lucida Console" style:font-weight-complex="bold"/>
    </style:style>
    <style:style style:name="P561" style:parent-style-name="TableContents" style:family="paragraph">
      <style:paragraph-properties fo:text-align="justify" fo:margin-left="0.9847in">
        <style:tab-stops/>
      </style:paragraph-properties>
    </style:style>
    <style:style style:name="T562" style:parent-style-name="SourceText" style:family="text">
      <style:text-properties style:font-name="Lucida Console" style:font-weight-complex="bold"/>
    </style:style>
    <style:style style:name="P563" style:parent-style-name="TableContents" style:family="paragraph">
      <style:paragraph-properties fo:text-align="justify" fo:margin-left="0.9847in">
        <style:tab-stops/>
      </style:paragraph-properties>
    </style:style>
    <style:style style:name="T564" style:parent-style-name="SourceText" style:family="text">
      <style:text-properties style:font-name="Lucida Console" style:font-weight-complex="bold"/>
    </style:style>
    <style:style style:name="P565" style:parent-style-name="TableContents" style:family="paragraph">
      <style:paragraph-properties fo:text-align="justify" fo:margin-left="0.4923in">
        <style:tab-stops/>
      </style:paragraph-properties>
    </style:style>
    <style:style style:name="T566" style:parent-style-name="SourceText" style:family="text">
      <style:text-properties style:font-name="Lucida Console" style:font-weight-complex="bold"/>
    </style:style>
    <style:style style:name="P567" style:parent-style-name="TableContents" style:family="paragraph">
      <style:paragraph-properties fo:text-align="justify"/>
    </style:style>
    <style:style style:name="T568" style:parent-style-name="SourceText" style:family="text">
      <style:text-properties style:font-name="Lucida Console" style:font-weight-complex="bold"/>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padding-top="0.0381in" fo:padding-left="0.0381in" fo:padding-bottom="0.0381in" fo:padding-right="0.0381in"/>
    </style:style>
    <style:style style:name="T571" style:parent-style-name="SourceText" style:family="text">
      <style:text-properties style:font-name="Lucida Console" style:font-weight-complex="bold"/>
    </style:style>
    <style:style style:name="TableCell5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3" style:parent-style-name="TableContents" style:family="paragraph">
      <style:paragraph-properties fo:text-align="justify"/>
    </style:style>
    <style:style style:name="T574" style:parent-style-name="SourceText" style:family="text">
      <style:text-properties style:font-name="Lucida Console" style:font-weight-complex="bold"/>
    </style:style>
    <style:style style:name="P575" style:parent-style-name="TableContents" style:family="paragraph">
      <style:paragraph-properties fo:text-align="justify" fo:margin-left="0.4923in">
        <style:tab-stops/>
      </style:paragraph-properties>
    </style:style>
    <style:style style:name="T576" style:parent-style-name="SourceText" style:family="text">
      <style:text-properties style:font-name="Lucida Console" style:font-weight-complex="bold"/>
    </style:style>
    <style:style style:name="P577" style:parent-style-name="TableContents" style:family="paragraph">
      <style:paragraph-properties fo:text-align="justify" fo:margin-left="0.4923in">
        <style:tab-stops/>
      </style:paragraph-properties>
    </style:style>
    <style:style style:name="T578" style:parent-style-name="SourceText" style:family="text">
      <style:text-properties style:font-name="Lucida Console" style:font-weight-complex="bold"/>
    </style:style>
    <style:style style:name="P579" style:parent-style-name="TableContents" style:family="paragraph">
      <style:paragraph-properties fo:text-align="justify"/>
    </style:style>
    <style:style style:name="T580" style:parent-style-name="SourceText" style:family="text">
      <style:text-properties style:font-name="Lucida Console" style:font-weight-complex="bold"/>
    </style:style>
    <style:style style:name="P581" style:parent-style-name="Textbody" style:family="paragraph">
      <style:paragraph-properties fo:text-align="justify"/>
    </style:style>
    <style:style style:name="P582" style:parent-style-name="Textbody" style:family="paragraph">
      <style:paragraph-properties fo:text-align="justify"/>
    </style:style>
    <style:style style:name="P583" style:parent-style-name="Textbody" style:family="paragraph">
      <style:paragraph-properties fo:text-align="justify"/>
    </style:style>
    <style:style style:name="P584" style:parent-style-name="Textbody" style:family="paragraph"/>
    <style:style style:name="TableColumn586" style:family="table-column">
      <style:table-column-properties style:column-width="2.8125in" style:use-optimal-column-width="false"/>
    </style:style>
    <style:style style:name="TableColumn587" style:family="table-column">
      <style:table-column-properties style:column-width="3.3541in" style:use-optimal-column-width="false"/>
    </style:style>
    <style:style style:name="Table585" style:family="table">
      <style:table-properties style:width="6.1666in" fo:margin-left="0.5354in" table:align="left"/>
    </style:style>
    <style:style style:name="TableRow588" style:family="table-row">
      <style:table-row-properties style:use-optimal-row-height="false"/>
    </style:style>
    <style:style style:name="TableCell58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590" style:parent-style-name="SourceText" style:family="text">
      <style:text-properties style:font-name="Lucida Console" style:font-weight-complex="bold"/>
    </style:style>
    <style:style style:name="P591" style:parent-style-name="TableContents" style:family="paragraph">
      <style:paragraph-properties fo:margin-left="0.4923in">
        <style:tab-stops/>
      </style:paragraph-properties>
    </style:style>
    <style:style style:name="T592" style:parent-style-name="SourceText" style:family="text">
      <style:text-properties style:font-name="Lucida Console" style:font-weight-complex="bold"/>
    </style:style>
    <style:style style:name="TableCell593" style:family="table-cell">
      <style:table-cell-properties fo:border="0.0034in solid #000000" fo:padding-top="0.0381in" fo:padding-left="0.0381in" fo:padding-bottom="0.0381in" fo:padding-right="0.0381in"/>
    </style:style>
    <style:style style:name="T594" style:parent-style-name="SourceText" style:family="text">
      <style:text-properties style:font-name="Lucida Console" style:font-weight-complex="bold"/>
    </style:style>
    <style:style style:name="P595" style:parent-style-name="Textbody" style:family="paragraph"/>
    <style:style style:name="TableColumn597" style:family="table-column">
      <style:table-column-properties style:column-width="1.3125in" style:use-optimal-column-width="false"/>
    </style:style>
    <style:style style:name="TableColumn598" style:family="table-column">
      <style:table-column-properties style:column-width="2.3125in" style:use-optimal-column-width="false"/>
    </style:style>
    <style:style style:name="Table596" style:family="table">
      <style:table-properties style:width="3.625in" fo:margin-left="0.4729in" table:align="left"/>
    </style:style>
    <style:style style:name="TableRow599" style:family="table-row">
      <style:table-row-properties style:use-optimal-row-height="false"/>
    </style:style>
    <style:style style:name="TableCell6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601" style:parent-style-name="SourceText" style:family="text">
      <style:text-properties style:font-name="Lucida Console" style:font-weight-complex="bold"/>
    </style:style>
    <style:style style:name="P602" style:parent-style-name="TableContents" style:family="paragraph">
      <style:paragraph-properties fo:margin-left="0.4923in">
        <style:tab-stops/>
      </style:paragraph-properties>
    </style:style>
    <style:style style:name="T603" style:parent-style-name="SourceText" style:family="text">
      <style:text-properties style:font-name="Lucida Console" style:font-weight-complex="bold"/>
    </style:style>
    <style:style style:name="TableCell604" style:family="table-cell">
      <style:table-cell-properties fo:border="0.0034in solid #000000" fo:padding-top="0.0381in" fo:padding-left="0.0381in" fo:padding-bottom="0.0381in" fo:padding-right="0.0381in"/>
    </style:style>
    <style:style style:name="T605" style:parent-style-name="SourceText" style:family="text">
      <style:text-properties style:font-name="Lucida Console" style:font-weight-complex="bold"/>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fo:padding-top="0.0381in" fo:padding-left="0.0381in" fo:padding-bottom="0.0381in" fo:padding-right="0.0381in"/>
    </style:style>
    <style:style style:name="T608" style:parent-style-name="SourceText" style:family="text">
      <style:text-properties style:font-name="Lucida Console" style:font-weight-complex="bold"/>
    </style:style>
    <style:style style:name="P609" style:parent-style-name="TableContents" style:family="paragraph">
      <style:paragraph-properties fo:margin-left="0.4923in">
        <style:tab-stops/>
      </style:paragraph-properties>
    </style:style>
    <style:style style:name="T610" style:parent-style-name="SourceText" style:family="text">
      <style:text-properties style:font-name="Lucida Console" style:font-weight-complex="bold"/>
    </style:style>
    <style:style style:name="TableCell6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612" style:parent-style-name="SourceText" style:family="text">
      <style:text-properties style:font-name="Lucida Console" style:font-weight-complex="bold"/>
    </style:style>
    <style:style style:name="P613" style:parent-style-name="Textbody" style:family="paragraph"/>
    <style:style style:name="T614" style:parent-style-name="SourceText" style:family="text">
      <style:text-properties fo:font-weight="bold" style:font-weight-asian="bold" style:font-weight-complex="bold"/>
    </style:style>
    <style:style style:name="T615" style:parent-style-name="SourceText" style:family="text">
      <style:text-properties fo:font-weight="bold" style:font-weight-asian="bold" style:font-weight-complex="bold"/>
    </style:style>
    <style:style style:name="TableColumn617" style:family="table-column">
      <style:table-column-properties style:column-width="1.7708in" style:use-optimal-column-width="false"/>
    </style:style>
    <style:style style:name="TableColumn618" style:family="table-column">
      <style:table-column-properties style:column-width="2.2291in" style:use-optimal-column-width="false"/>
    </style:style>
    <style:style style:name="TableColumn619" style:family="table-column">
      <style:table-column-properties style:column-width="2.2395in" style:use-optimal-column-width="false"/>
    </style:style>
    <style:style style:name="Table616" style:family="table">
      <style:table-properties style:width="6.2395in" fo:margin-left="0.4625in" table:align="left"/>
    </style:style>
    <style:style style:name="TableRow620" style:family="table-row">
      <style:table-row-properties style:use-optimal-row-height="false"/>
    </style:style>
    <style:style style:name="TableCell6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622" style:parent-style-name="SourceText" style:family="text">
      <style:text-properties style:font-name="Lucida Console" style:font-weight-complex="bold"/>
    </style:style>
    <style:style style:name="P623" style:parent-style-name="TableContents" style:family="paragraph">
      <style:paragraph-properties fo:margin-left="0.4923in">
        <style:tab-stops/>
      </style:paragraph-properties>
    </style:style>
    <style:style style:name="T624" style:parent-style-name="SourceText" style:family="text">
      <style:text-properties style:font-name="Lucida Console" style:font-weight-complex="bold"/>
    </style:style>
    <style:style style:name="P625" style:parent-style-name="TableContents" style:family="paragraph">
      <style:paragraph-properties fo:margin-left="0.4923in">
        <style:tab-stops/>
      </style:paragraph-properties>
    </style:style>
    <style:style style:name="T626" style:parent-style-name="SourceText" style:family="text">
      <style:text-properties style:font-name="Lucida Console" style:font-weight-complex="bold"/>
    </style:style>
    <style:style style:name="TableCell6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628" style:parent-style-name="SourceText" style:family="text">
      <style:text-properties style:font-name="Lucida Console" style:font-weight-complex="bold"/>
    </style:style>
    <style:style style:name="P629" style:parent-style-name="TableContents" style:family="paragraph">
      <style:paragraph-properties fo:margin-left="0.4923in">
        <style:tab-stops/>
      </style:paragraph-properties>
    </style:style>
    <style:style style:name="T630" style:parent-style-name="SourceText" style:family="text">
      <style:text-properties style:font-name="Lucida Console" style:font-weight-complex="bold"/>
    </style:style>
    <style:style style:name="TableCell631" style:family="table-cell">
      <style:table-cell-properties fo:border="0.0034in solid #000000" fo:padding-top="0.0381in" fo:padding-left="0.0381in" fo:padding-bottom="0.0381in" fo:padding-right="0.0381in"/>
    </style:style>
    <style:style style:name="T632" style:parent-style-name="SourceText" style:family="text">
      <style:text-properties style:font-name="Lucida Console" style:font-weight-complex="bold"/>
    </style:style>
    <style:style style:name="T633" style:parent-style-name="SourceText" style:family="text">
      <style:text-properties fo:font-weight="bold" style:font-weight-asian="bold" style:font-weight-complex="bold"/>
    </style:style>
    <style:style style:name="T634" style:parent-style-name="SourceText" style:family="text">
      <style:text-properties fo:font-weight="bold" style:font-weight-asian="bold" style:font-weight-complex="bold"/>
    </style:style>
    <style:style style:name="P635" style:parent-style-name="Textbody" style:family="paragraph">
      <style:paragraph-properties fo:text-align="justify"/>
    </style:style>
    <style:style style:name="P636" style:parent-style-name="Textbody" style:family="paragraph">
      <style:paragraph-properties fo:text-align="justify"/>
    </style:style>
    <style:style style:name="P637" style:parent-style-name="Textbody" style:family="paragraph">
      <style:paragraph-properties fo:text-align="justify"/>
    </style:style>
    <style:style style:name="T638" style:parent-style-name="SourceText" style:family="text">
      <style:text-properties fo:font-weight="bold" style:font-weight-asian="bold" style:font-weight-complex="bold"/>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TableColumn643" style:family="table-column">
      <style:table-column-properties style:column-width="2.8125in" style:use-optimal-column-width="false"/>
    </style:style>
    <style:style style:name="TableColumn644" style:family="table-column">
      <style:table-column-properties style:column-width="1.875in" style:use-optimal-column-width="false"/>
    </style:style>
    <style:style style:name="TableColumn645" style:family="table-column">
      <style:table-column-properties style:column-width="2.0104in" style:use-optimal-column-width="false"/>
    </style:style>
    <style:style style:name="Table642" style:family="table">
      <style:table-properties style:width="6.6979in" fo:margin-left="0in" table:align="left"/>
    </style:style>
    <style:style style:name="TableRow646" style:family="table-row">
      <style:table-row-properties style:use-optimal-row-height="false"/>
    </style:style>
    <style:style style:name="TableCell6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48" style:parent-style-name="TableContents" style:family="paragraph">
      <style:paragraph-properties fo:text-align="justify"/>
    </style:style>
    <style:style style:name="TableCell6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0" style:parent-style-name="TableContents" style:family="paragraph">
      <style:paragraph-properties fo:text-align="justify"/>
    </style:style>
    <style:style style:name="TableCell651" style:family="table-cell">
      <style:table-cell-properties fo:border="0.0034in solid #000000" fo:padding-top="0.0381in" fo:padding-left="0.0381in" fo:padding-bottom="0.0381in" fo:padding-right="0.0381in"/>
    </style:style>
    <style:style style:name="P652" style:parent-style-name="TableContents" style:family="paragraph">
      <style:paragraph-properties fo:text-align="justify"/>
    </style:style>
    <style:style style:name="TableRow653" style:family="table-row">
      <style:table-row-properties style:use-optimal-row-height="false"/>
    </style:style>
    <style:style style:name="TableCell654" style:family="table-cell">
      <style:table-cell-properties fo:border-top="none" fo:border-left="0.0034in solid #000000" fo:border-bottom="0.0034in solid #000000" fo:border-right="none" fo:padding-top="0.0381in" fo:padding-left="0.0381in" fo:padding-bottom="0.0381in" fo:padding-right="0.0381in"/>
    </style:style>
    <style:style style:name="P655" style:parent-style-name="TableContents" style:family="paragraph">
      <style:paragraph-properties fo:text-align="justify"/>
    </style:style>
    <style:style style:name="T656" style:parent-style-name="SourceText" style:family="text">
      <style:text-properties style:font-name="Lucida Console" style:font-weight-complex="bold"/>
    </style:style>
    <style:style style:name="T657" style:parent-style-name="SourceText" style:family="text">
      <style:text-properties style:font-name="Lucida Console" style:font-weight-complex="bold"/>
    </style:style>
    <style:style style:name="TableCell658" style:family="table-cell">
      <style:table-cell-properties fo:border-top="none" fo:border-left="0.0034in solid #000000" fo:border-bottom="0.0034in solid #000000" fo:border-right="none" fo:padding-top="0.0381in" fo:padding-left="0.0381in" fo:padding-bottom="0.0381in" fo:padding-right="0.0381in"/>
    </style:style>
    <style:style style:name="P659" style:parent-style-name="TableContents" style:family="paragraph">
      <style:paragraph-properties fo:text-align="justify"/>
    </style:style>
    <style:style style:name="T660" style:parent-style-name="SourceText" style:family="text">
      <style:text-properties style:font-name="Lucida Console" style:font-weight-complex="bold"/>
    </style:style>
    <style:style style:name="TableCell6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2" style:parent-style-name="TableContents" style:family="paragraph">
      <style:paragraph-properties fo:text-align="justify"/>
    </style:style>
    <style:style style:name="T663" style:parent-style-name="SourceText" style:family="text">
      <style:text-properties style:font-name="Lucida Console" style:font-weight-complex="bold"/>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fo:padding-top="0.0381in" fo:padding-left="0.0381in" fo:padding-bottom="0.0381in" fo:padding-right="0.0381in"/>
    </style:style>
    <style:style style:name="P666" style:parent-style-name="TableContents" style:family="paragraph">
      <style:paragraph-properties fo:text-align="justify"/>
    </style:style>
    <style:style style:name="T667" style:parent-style-name="SourceText" style:family="text">
      <style:text-properties style:font-name="Lucida Console" style:font-weight-complex="bold"/>
    </style:style>
    <style:style style:name="TableCell668" style:family="table-cell">
      <style:table-cell-properties fo:border-top="none" fo:border-left="0.0034in solid #000000" fo:border-bottom="0.0034in solid #000000" fo:border-right="none" fo:padding-top="0.0381in" fo:padding-left="0.0381in" fo:padding-bottom="0.0381in" fo:padding-right="0.0381in"/>
    </style:style>
    <style:style style:name="P669" style:parent-style-name="TableContents" style:family="paragraph">
      <style:paragraph-properties fo:text-align="justify"/>
    </style:style>
    <style:style style:name="T670" style:parent-style-name="SourceText" style:family="text">
      <style:text-properties style:font-name="Lucida Console" style:font-weight-complex="bold"/>
    </style:style>
    <style:style style:name="TableCell6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2" style:parent-style-name="TableContents" style:family="paragraph">
      <style:paragraph-properties fo:text-align="justify"/>
    </style:style>
    <style:style style:name="T673" style:parent-style-name="SourceText" style:family="text">
      <style:text-properties style:font-name="Lucida Console" style:font-weight-complex="bold"/>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fo:padding-top="0.0381in" fo:padding-left="0.0381in" fo:padding-bottom="0.0381in" fo:padding-right="0.0381in"/>
    </style:style>
    <style:style style:name="P676" style:parent-style-name="TableContents" style:family="paragraph">
      <style:paragraph-properties fo:text-align="justify"/>
    </style:style>
    <style:style style:name="T677" style:parent-style-name="SourceText" style:family="text">
      <style:text-properties style:font-name="Lucida Console" style:font-weight-complex="bold"/>
    </style:style>
    <style:style style:name="TableCell678" style:family="table-cell">
      <style:table-cell-properties fo:border-top="none" fo:border-left="0.0034in solid #000000" fo:border-bottom="0.0034in solid #000000" fo:border-right="none" fo:padding-top="0.0381in" fo:padding-left="0.0381in" fo:padding-bottom="0.0381in" fo:padding-right="0.0381in"/>
    </style:style>
    <style:style style:name="P679" style:parent-style-name="TableContents" style:family="paragraph">
      <style:paragraph-properties fo:text-align="justify"/>
    </style:style>
    <style:style style:name="T680" style:parent-style-name="SourceText" style:family="text">
      <style:text-properties style:font-name="Lucida Console" style:font-weight-complex="bold"/>
    </style:style>
    <style:style style:name="TableCell6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2" style:parent-style-name="TableContents" style:family="paragraph">
      <style:paragraph-properties fo:text-align="justify"/>
    </style:style>
    <style:style style:name="T683" style:parent-style-name="SourceText" style:family="text">
      <style:text-properties style:font-name="Lucida Console" style:font-weight-complex="bold"/>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fo:padding-top="0.0381in" fo:padding-left="0.0381in" fo:padding-bottom="0.0381in" fo:padding-right="0.0381in"/>
    </style:style>
    <style:style style:name="T686" style:parent-style-name="SourceText" style:family="text">
      <style:text-properties style:font-name="Lucida Console" style:font-weight-complex="bold"/>
    </style:style>
    <style:style style:name="TableCell687" style:family="table-cell">
      <style:table-cell-properties fo:border-top="none" fo:border-left="0.0034in solid #000000" fo:border-bottom="0.0034in solid #000000" fo:border-right="none" fo:padding-top="0.0381in" fo:padding-left="0.0381in" fo:padding-bottom="0.0381in" fo:padding-right="0.0381in"/>
    </style:style>
    <style:style style:name="P688" style:parent-style-name="TableContents" style:family="paragraph">
      <style:paragraph-properties fo:text-align="justify"/>
    </style:style>
    <style:style style:name="T689" style:parent-style-name="SourceText" style:family="text">
      <style:text-properties style:font-name="Lucida Console" style:font-weight-complex="bold"/>
    </style:style>
    <style:style style:name="TableCell6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1" style:parent-style-name="TableContents" style:family="paragraph">
      <style:paragraph-properties fo:text-align="justify"/>
    </style:style>
    <style:style style:name="T692" style:parent-style-name="SourceText" style:family="text">
      <style:text-properties style:font-name="Lucida Console" style:font-weight-complex="bold"/>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fo:padding-top="0.0381in" fo:padding-left="0.0381in" fo:padding-bottom="0.0381in" fo:padding-right="0.0381in"/>
    </style:style>
    <style:style style:name="T695" style:parent-style-name="SourceText" style:family="text">
      <style:text-properties style:font-name="Lucida Console" style:font-weight-complex="bold"/>
    </style:style>
    <style:style style:name="TableCell696" style:family="table-cell">
      <style:table-cell-properties fo:border-top="none" fo:border-left="0.0034in solid #000000" fo:border-bottom="0.0034in solid #000000" fo:border-right="none" fo:padding-top="0.0381in" fo:padding-left="0.0381in" fo:padding-bottom="0.0381in" fo:padding-right="0.0381in"/>
    </style:style>
    <style:style style:name="P697" style:parent-style-name="TableContents" style:family="paragraph">
      <style:paragraph-properties fo:text-align="justify"/>
    </style:style>
    <style:style style:name="T698" style:parent-style-name="SourceText" style:family="text">
      <style:text-properties style:font-name="Lucida Console" style:font-weight-complex="bold"/>
    </style:style>
    <style:style style:name="TableCell6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0" style:parent-style-name="TableContents" style:family="paragraph">
      <style:paragraph-properties fo:text-align="justify"/>
    </style:style>
    <style:style style:name="T701" style:parent-style-name="SourceText" style:family="text">
      <style:text-properties style:font-name="Lucida Console" style:font-weight-complex="bold"/>
    </style:style>
    <style:style style:name="TableRow702" style:family="table-row">
      <style:table-row-properties style:min-row-height="0.3166in" style:use-optimal-row-height="false"/>
    </style:style>
    <style:style style:name="TableCell703" style:family="table-cell">
      <style:table-cell-properties fo:border-top="none" fo:border-left="0.0034in solid #000000" fo:border-bottom="0.0034in solid #000000" fo:border-right="none" fo:padding-top="0.0381in" fo:padding-left="0.0381in" fo:padding-bottom="0.0381in" fo:padding-right="0.0381in"/>
    </style:style>
    <style:style style:name="T704" style:parent-style-name="SourceText" style:family="text">
      <style:text-properties style:font-name="Lucida Console" style:font-weight-complex="bold"/>
    </style:style>
    <style:style style:name="TableCell705" style:family="table-cell">
      <style:table-cell-properties fo:border-top="none" fo:border-left="0.0034in solid #000000" fo:border-bottom="0.0034in solid #000000" fo:border-right="none" fo:padding-top="0.0381in" fo:padding-left="0.0381in" fo:padding-bottom="0.0381in" fo:padding-right="0.0381in"/>
    </style:style>
    <style:style style:name="P706" style:parent-style-name="TableContents" style:family="paragraph">
      <style:paragraph-properties fo:text-align="justify"/>
    </style:style>
    <style:style style:name="T707" style:parent-style-name="SourceText" style:family="text">
      <style:text-properties style:font-name="Lucida Console" style:font-weight-complex="bold"/>
    </style:style>
    <style:style style:name="TableCell7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9" style:parent-style-name="TableContents" style:family="paragraph">
      <style:paragraph-properties fo:text-align="justify"/>
    </style:style>
    <style:style style:name="T710" style:parent-style-name="SourceText" style:family="text">
      <style:text-properties style:font-name="Lucida Console" style:font-weight-complex="bold"/>
    </style:style>
    <style:style style:name="TableRow711" style:family="table-row">
      <style:table-row-properties style:min-row-height="0.3166in" style:use-optimal-row-height="false"/>
    </style:style>
    <style:style style:name="TableCell712" style:family="table-cell">
      <style:table-cell-properties fo:border-top="none" fo:border-left="0.0034in solid #000000" fo:border-bottom="0.0034in solid #000000" fo:border-right="none" fo:padding-top="0.0381in" fo:padding-left="0.0381in" fo:padding-bottom="0.0381in" fo:padding-right="0.0381in"/>
    </style:style>
    <style:style style:name="T713" style:parent-style-name="SourceText" style:family="text">
      <style:text-properties style:font-name="Lucida Console" style:font-weight-complex="bold"/>
    </style:style>
    <style:style style:name="TableCell714" style:family="table-cell">
      <style:table-cell-properties fo:border-top="none" fo:border-left="0.0034in solid #000000" fo:border-bottom="0.0034in solid #000000" fo:border-right="none" fo:padding-top="0.0381in" fo:padding-left="0.0381in" fo:padding-bottom="0.0381in" fo:padding-right="0.0381in"/>
    </style:style>
    <style:style style:name="P715" style:parent-style-name="TableContents" style:family="paragraph">
      <style:paragraph-properties fo:text-align="justify"/>
    </style:style>
    <style:style style:name="T716" style:parent-style-name="SourceText" style:family="text">
      <style:text-properties style:font-name="Lucida Console" style:font-weight-complex="bold"/>
    </style:style>
    <style:style style:name="TableCell7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8" style:parent-style-name="TableContents" style:family="paragraph">
      <style:paragraph-properties fo:text-align="justify"/>
    </style:style>
    <style:style style:name="T719" style:parent-style-name="SourceText" style:family="text">
      <style:text-properties style:font-name="Lucida Console" style:font-weight-complex="bold"/>
    </style:style>
    <style:style style:name="TableRow720" style:family="table-row">
      <style:table-row-properties style:min-row-height="0.3166in" style:use-optimal-row-height="false"/>
    </style:style>
    <style:style style:name="TableCell721" style:family="table-cell">
      <style:table-cell-properties fo:border-top="none" fo:border-left="0.0034in solid #000000" fo:border-bottom="0.0034in solid #000000" fo:border-right="none" fo:padding-top="0.0381in" fo:padding-left="0.0381in" fo:padding-bottom="0.0381in" fo:padding-right="0.0381in"/>
    </style:style>
    <style:style style:name="T722" style:parent-style-name="SourceText" style:family="text">
      <style:text-properties style:font-name="Lucida Console" style:font-weight-complex="bold"/>
    </style:style>
    <style:style style:name="TableCell723" style:family="table-cell">
      <style:table-cell-properties fo:border-top="none" fo:border-left="0.0034in solid #000000" fo:border-bottom="0.0034in solid #000000" fo:border-right="none" fo:padding-top="0.0381in" fo:padding-left="0.0381in" fo:padding-bottom="0.0381in" fo:padding-right="0.0381in"/>
    </style:style>
    <style:style style:name="P724" style:parent-style-name="TableContents" style:family="paragraph">
      <style:paragraph-properties fo:text-align="justify"/>
    </style:style>
    <style:style style:name="T725" style:parent-style-name="SourceText" style:family="text">
      <style:text-properties style:font-name="Lucida Console" style:font-weight-complex="bold"/>
    </style:style>
    <style:style style:name="TableCell7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7" style:parent-style-name="TableContents" style:family="paragraph">
      <style:paragraph-properties fo:text-align="justify"/>
    </style:style>
    <style:style style:name="T728" style:parent-style-name="SourceText" style:family="text">
      <style:text-properties style:font-name="Lucida Console" style:font-weight-complex="bold"/>
    </style:style>
    <style:style style:name="TableRow729" style:family="table-row">
      <style:table-row-properties style:min-row-height="0.3166in" style:use-optimal-row-height="false"/>
    </style:style>
    <style:style style:name="TableCell730" style:family="table-cell">
      <style:table-cell-properties fo:border-top="none" fo:border-left="0.0034in solid #000000" fo:border-bottom="0.0034in solid #000000" fo:border-right="none" fo:padding-top="0.0381in" fo:padding-left="0.0381in" fo:padding-bottom="0.0381in" fo:padding-right="0.0381in"/>
    </style:style>
    <style:style style:name="T731" style:parent-style-name="SourceText" style:family="text">
      <style:text-properties style:font-name="Lucida Console" style:font-weight-complex="bold"/>
    </style:style>
    <style:style style:name="TableCell732" style:family="table-cell">
      <style:table-cell-properties fo:border-top="none" fo:border-left="0.0034in solid #000000" fo:border-bottom="0.0034in solid #000000" fo:border-right="none" fo:padding-top="0.0381in" fo:padding-left="0.0381in" fo:padding-bottom="0.0381in" fo:padding-right="0.0381in"/>
    </style:style>
    <style:style style:name="P733" style:parent-style-name="TableContents" style:family="paragraph">
      <style:paragraph-properties fo:text-align="justify"/>
    </style:style>
    <style:style style:name="T734" style:parent-style-name="SourceText" style:family="text">
      <style:text-properties style:font-name="Lucida Console" style:font-weight-complex="bold"/>
    </style:style>
    <style:style style:name="TableCell7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6" style:parent-style-name="TableContents" style:family="paragraph">
      <style:paragraph-properties fo:text-align="justify"/>
    </style:style>
    <style:style style:name="T737" style:parent-style-name="SourceText" style:family="text">
      <style:text-properties style:font-name="Lucida Console" style:font-weight-complex="bold"/>
    </style:style>
    <style:style style:name="P738" style:parent-style-name="Textbody" style:family="paragraph">
      <style:paragraph-properties fo:text-align="justify"/>
    </style:style>
    <style:style style:name="P739" style:parent-style-name="Textbody" style:family="paragraph">
      <style:paragraph-properties fo:text-align="justify"/>
    </style:style>
    <style:style style:name="TableColumn741" style:family="table-column">
      <style:table-column-properties style:column-width="2.125in" style:use-optimal-column-width="false"/>
    </style:style>
    <style:style style:name="TableColumn742" style:family="table-column">
      <style:table-column-properties style:column-width="1.25in" style:use-optimal-column-width="false"/>
    </style:style>
    <style:style style:name="Table740" style:family="table">
      <style:table-properties style:width="3.375in" fo:margin-left="0.0381in" table:align="left"/>
    </style:style>
    <style:style style:name="TableRow743" style:family="table-row">
      <style:table-row-properties style:use-optimal-row-height="false"/>
    </style:style>
    <style:style style:name="TableCell7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45" style:parent-style-name="TableContents" style:family="paragraph">
      <style:paragraph-properties fo:text-align="justify"/>
    </style:style>
    <style:style style:name="TableCell746" style:family="table-cell">
      <style:table-cell-properties fo:border="0.0034in solid #000000" fo:padding-top="0.0381in" fo:padding-left="0.0381in" fo:padding-bottom="0.0381in" fo:padding-right="0.0381in"/>
    </style:style>
    <style:style style:name="P747" style:parent-style-name="TableContents" style:family="paragraph">
      <style:paragraph-properties fo:text-align="justify"/>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fo:padding-top="0.0381in" fo:padding-left="0.0381in" fo:padding-bottom="0.0381in" fo:padding-right="0.0381in"/>
    </style:style>
    <style:style style:name="P750" style:parent-style-name="TableContents" style:family="paragraph">
      <style:paragraph-properties fo:text-align="justify"/>
    </style:style>
    <style:style style:name="T751" style:parent-style-name="SourceText" style:family="text">
      <style:text-properties style:font-name="Lucida Console" style:font-weight-complex="bold"/>
    </style:style>
    <style:style style:name="TableCell7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3" style:parent-style-name="TableContents" style:family="paragraph">
      <style:paragraph-properties fo:text-align="justify"/>
    </style:style>
    <style:style style:name="T754" style:parent-style-name="SourceText" style:family="text">
      <style:text-properties style:font-name="Lucida Console" style:font-weight-complex="bold"/>
    </style:style>
    <style:style style:name="TableRow755" style:family="table-row">
      <style:table-row-properties style:use-optimal-row-height="false"/>
    </style:style>
    <style:style style:name="TableCell756" style:family="table-cell">
      <style:table-cell-properties fo:border-top="none" fo:border-left="0.0034in solid #000000" fo:border-bottom="0.0034in solid #000000" fo:border-right="none" fo:padding-top="0.0381in" fo:padding-left="0.0381in" fo:padding-bottom="0.0381in" fo:padding-right="0.0381in"/>
    </style:style>
    <style:style style:name="P757" style:parent-style-name="TableContents" style:family="paragraph">
      <style:paragraph-properties fo:text-align="justify"/>
    </style:style>
    <style:style style:name="T758" style:parent-style-name="SourceText" style:family="text">
      <style:text-properties style:font-name="Lucida Console" style:font-weight-complex="bold"/>
    </style:style>
    <style:style style:name="TableCell7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0" style:parent-style-name="TableContents" style:family="paragraph">
      <style:paragraph-properties fo:text-align="justify"/>
    </style:style>
    <style:style style:name="T761" style:parent-style-name="SourceText" style:family="text">
      <style:text-properties style:font-name="Lucida Console" style:font-weight-complex="bold"/>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fo:padding-top="0.0381in" fo:padding-left="0.0381in" fo:padding-bottom="0.0381in" fo:padding-right="0.0381in"/>
    </style:style>
    <style:style style:name="P764" style:parent-style-name="TableContents" style:family="paragraph">
      <style:paragraph-properties fo:text-align="justify"/>
    </style:style>
    <style:style style:name="T765" style:parent-style-name="SourceText" style:family="text">
      <style:text-properties style:font-name="Lucida Console" style:font-weight-complex="bold"/>
    </style:style>
    <style:style style:name="TableCell7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7" style:parent-style-name="TableContents" style:family="paragraph">
      <style:paragraph-properties fo:text-align="justify"/>
    </style:style>
    <style:style style:name="T768" style:parent-style-name="SourceText" style:family="text">
      <style:text-properties style:font-name="Lucida Console" style:font-weight-complex="bold"/>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fo:padding-top="0.0381in" fo:padding-left="0.0381in" fo:padding-bottom="0.0381in" fo:padding-right="0.0381in"/>
    </style:style>
    <style:style style:name="P771" style:parent-style-name="TableContents" style:family="paragraph">
      <style:paragraph-properties fo:text-align="justify"/>
    </style:style>
    <style:style style:name="T772" style:parent-style-name="SourceText" style:family="text">
      <style:text-properties style:font-name="Lucida Console" style:font-weight-complex="bold"/>
    </style:style>
    <style:style style:name="TableCell7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4" style:parent-style-name="TableContents" style:family="paragraph">
      <style:paragraph-properties fo:text-align="justify"/>
    </style:style>
    <style:style style:name="T775" style:parent-style-name="SourceText" style:family="text">
      <style:text-properties style:font-name="Lucida Console" style:font-weight-complex="bold"/>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fo:padding-top="0.0381in" fo:padding-left="0.0381in" fo:padding-bottom="0.0381in" fo:padding-right="0.0381in"/>
    </style:style>
    <style:style style:name="P778" style:parent-style-name="TableContents" style:family="paragraph">
      <style:paragraph-properties fo:text-align="justify"/>
    </style:style>
    <style:style style:name="T779" style:parent-style-name="SourceText" style:family="text">
      <style:text-properties style:font-name="Lucida Console" style:font-weight-complex="bold"/>
    </style:style>
    <style:style style:name="TableCell7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1" style:parent-style-name="TableContents" style:family="paragraph">
      <style:paragraph-properties fo:text-align="justify"/>
    </style:style>
    <style:style style:name="T782" style:parent-style-name="SourceText" style:family="text">
      <style:text-properties style:font-name="Lucida Console" style:font-weight-complex="bold"/>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fo:padding-top="0.0381in" fo:padding-left="0.0381in" fo:padding-bottom="0.0381in" fo:padding-right="0.0381in"/>
    </style:style>
    <style:style style:name="P785" style:parent-style-name="TableContents" style:family="paragraph">
      <style:paragraph-properties fo:text-align="justify"/>
    </style:style>
    <style:style style:name="T786" style:parent-style-name="SourceText" style:family="text">
      <style:text-properties style:font-name="Lucida Console" style:font-weight-complex="bold"/>
    </style:style>
    <style:style style:name="TableCell7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8" style:parent-style-name="TableContents" style:family="paragraph">
      <style:paragraph-properties fo:text-align="justify"/>
    </style:style>
    <style:style style:name="T789" style:parent-style-name="SourceText" style:family="text">
      <style:text-properties style:font-name="Lucida Console" style:font-weight-complex="bold"/>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fo:padding-top="0.0381in" fo:padding-left="0.0381in" fo:padding-bottom="0.0381in" fo:padding-right="0.0381in"/>
    </style:style>
    <style:style style:name="P792" style:parent-style-name="TableContents" style:family="paragraph">
      <style:paragraph-properties fo:text-align="justify"/>
    </style:style>
    <style:style style:name="T793" style:parent-style-name="SourceText" style:family="text">
      <style:text-properties style:font-name="Lucida Console" style:font-weight-complex="bold"/>
    </style:style>
    <style:style style:name="TableCell7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5" style:parent-style-name="TableContents" style:family="paragraph">
      <style:paragraph-properties fo:text-align="justify"/>
    </style:style>
    <style:style style:name="T796" style:parent-style-name="SourceText" style:family="text">
      <style:text-properties style:font-name="Lucida Console" style:font-weight-complex="bold"/>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fo:padding-top="0.0381in" fo:padding-left="0.0381in" fo:padding-bottom="0.0381in" fo:padding-right="0.0381in"/>
    </style:style>
    <style:style style:name="P799" style:parent-style-name="TableContents" style:family="paragraph">
      <style:paragraph-properties fo:text-align="justify"/>
    </style:style>
    <style:style style:name="T800" style:parent-style-name="SourceText" style:family="text">
      <style:text-properties style:font-name="Lucida Console" style:font-weight-complex="bold"/>
    </style:style>
    <style:style style:name="TableCell8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2" style:parent-style-name="TableContents" style:family="paragraph">
      <style:paragraph-properties fo:text-align="justify"/>
    </style:style>
    <style:style style:name="T803" style:parent-style-name="SourceText" style:family="text">
      <style:text-properties style:font-name="Lucida Console" style:font-weight-complex="bold"/>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fo:padding-top="0.0381in" fo:padding-left="0.0381in" fo:padding-bottom="0.0381in" fo:padding-right="0.0381in"/>
    </style:style>
    <style:style style:name="P806" style:parent-style-name="TableContents" style:family="paragraph">
      <style:paragraph-properties fo:text-align="justify"/>
    </style:style>
    <style:style style:name="T807" style:parent-style-name="SourceText" style:family="text">
      <style:text-properties style:font-name="Lucida Console" style:font-weight-complex="bold"/>
    </style:style>
    <style:style style:name="TableCell8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9" style:parent-style-name="TableContents" style:family="paragraph">
      <style:paragraph-properties fo:text-align="justify"/>
    </style:style>
    <style:style style:name="T810" style:parent-style-name="SourceText" style:family="text">
      <style:text-properties style:font-name="Lucida Console" style:font-weight-complex="bold"/>
    </style:style>
    <style:style style:name="P811" style:parent-style-name="Textbody" style:family="paragraph">
      <style:paragraph-properties fo:text-align="justify"/>
    </style:style>
    <style:style style:name="T812" style:parent-style-name="SourceText" style:family="text">
      <style:text-properties fo:font-weight="bold" style:font-weight-asian="bold" style:font-weight-complex="bold"/>
    </style:style>
    <style:style style:name="P813" style:parent-style-name="Textbody" style:family="paragraph">
      <style:paragraph-properties fo:text-align="justify"/>
    </style:style>
    <style:style style:name="P814" style:parent-style-name="Textbody" style:family="paragraph">
      <style:paragraph-properties fo:text-align="justify"/>
    </style:style>
    <style:style style:name="T815" style:parent-style-name="SourceText" style:family="text">
      <style:text-properties fo:font-weight="bold" style:font-weight-asian="bold" style:font-weight-complex="bold"/>
    </style:style>
    <style:style style:name="TableColumn817" style:family="table-column">
      <style:table-column-properties style:column-width="3.3479in" style:use-optimal-column-width="false"/>
    </style:style>
    <style:style style:name="TableColumn818" style:family="table-column">
      <style:table-column-properties style:column-width="3.3472in" style:use-optimal-column-width="false"/>
    </style:style>
    <style:style style:name="Table816" style:family="table">
      <style:table-properties style:width="6.6951in" fo:margin-left="0.0381in" table:align="left"/>
    </style:style>
    <style:style style:name="TableRow819" style:family="table-row">
      <style:table-row-properties style:use-optimal-row-height="false"/>
    </style:style>
    <style:style style:name="TableCell8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821" style:parent-style-name="TableContents" style:family="paragraph">
      <style:paragraph-properties fo:text-align="justify"/>
    </style:style>
    <style:style style:name="TableCell822" style:family="table-cell">
      <style:table-cell-properties fo:border="0.0034in solid #000000" fo:padding-top="0.0381in" fo:padding-left="0.0381in" fo:padding-bottom="0.0381in" fo:padding-right="0.0381in"/>
    </style:style>
    <style:style style:name="P823" style:parent-style-name="TableContents" style:family="paragraph">
      <style:paragraph-properties fo:text-align="justify"/>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fo:padding-top="0.0381in" fo:padding-left="0.0381in" fo:padding-bottom="0.0381in" fo:padding-right="0.0381in"/>
    </style:style>
    <style:style style:name="T826" style:parent-style-name="SourceText" style:family="text">
      <style:text-properties style:font-name="Lucida Console" style:font-weight-complex="bold"/>
    </style:style>
    <style:style style:name="T827" style:parent-style-name="SourceText" style:family="text">
      <style:text-properties style:font-name="Lucida Console" style:font-weight-complex="bold"/>
    </style:style>
    <style:style style:name="T828" style:parent-style-name="SourceText" style:family="text">
      <style:text-properties style:font-name="Lucida Console" style:font-weight-complex="bold"/>
    </style:style>
    <style:style style:name="TableCell8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0" style:parent-style-name="TableContents" style:family="paragraph">
      <style:paragraph-properties fo:text-align="justify"/>
    </style:style>
    <style:style style:name="T831" style:parent-style-name="SourceText" style:family="text">
      <style:text-properties style:font-name="Lucida Console" style:font-weight-complex="bold"/>
    </style:style>
    <style:style style:name="P832" style:parent-style-name="TableContents" style:family="paragraph">
      <style:paragraph-properties fo:text-align="justify"/>
    </style:style>
    <style:style style:name="T833" style:parent-style-name="SourceText" style:family="text">
      <style:text-properties style:font-name="Lucida Console" style:font-weight-complex="bold"/>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fo:padding-top="0.0381in" fo:padding-left="0.0381in" fo:padding-bottom="0.0381in" fo:padding-right="0.0381in"/>
    </style:style>
    <style:style style:name="P836" style:parent-style-name="TableContents" style:family="paragraph">
      <style:paragraph-properties fo:text-align="justify"/>
    </style:style>
    <style:style style:name="T837" style:parent-style-name="SourceText" style:family="text">
      <style:text-properties style:font-name="Lucida Console" style:font-weight-complex="bold"/>
    </style:style>
    <style:style style:name="P838" style:parent-style-name="TableContents" style:family="paragraph">
      <style:paragraph-properties fo:text-align="justify"/>
    </style:style>
    <style:style style:name="T839" style:parent-style-name="SourceText" style:family="text">
      <style:text-properties style:font-name="Lucida Console" style:font-weight-complex="bold"/>
    </style:style>
    <style:style style:name="TableCell8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1" style:parent-style-name="TableContents" style:family="paragraph">
      <style:paragraph-properties fo:text-align="justify"/>
    </style:style>
    <style:style style:name="T842" style:parent-style-name="SourceText" style:family="text">
      <style:text-properties style:font-name="Lucida Console" style:font-weight-complex="bold"/>
    </style:style>
    <style:style style:name="P843" style:parent-style-name="TableContents" style:family="paragraph">
      <style:paragraph-properties fo:text-align="justify"/>
    </style:style>
    <style:style style:name="T844" style:parent-style-name="SourceText" style:family="text">
      <style:text-properties style:font-name="Lucida Console" style:font-weight-complex="bold"/>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fo:padding-top="0.0381in" fo:padding-left="0.0381in" fo:padding-bottom="0.0381in" fo:padding-right="0.0381in"/>
    </style:style>
    <style:style style:name="P847" style:parent-style-name="TableContents" style:family="paragraph">
      <style:paragraph-properties fo:text-align="justify"/>
    </style:style>
    <style:style style:name="T848" style:parent-style-name="SourceText" style:family="text">
      <style:text-properties style:font-name="Lucida Console" style:font-weight-complex="bold"/>
    </style:style>
    <style:style style:name="P849" style:parent-style-name="TableContents" style:family="paragraph">
      <style:paragraph-properties fo:text-align="justify"/>
    </style:style>
    <style:style style:name="T850" style:parent-style-name="SourceText" style:family="text">
      <style:text-properties style:font-name="Lucida Console" style:font-weight-complex="bold"/>
    </style:style>
    <style:style style:name="TableCell8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2" style:parent-style-name="TableContents" style:family="paragraph">
      <style:paragraph-properties fo:text-align="justify"/>
    </style:style>
    <style:style style:name="T853" style:parent-style-name="SourceText" style:family="text">
      <style:text-properties style:font-name="Lucida Console" style:font-weight-complex="bold"/>
    </style:style>
    <style:style style:name="P854" style:parent-style-name="TableContents" style:family="paragraph">
      <style:paragraph-properties fo:text-align="justify"/>
    </style:style>
    <style:style style:name="T855" style:parent-style-name="SourceText" style:family="text">
      <style:text-properties style:font-name="Lucida Console" style:font-weight-complex="bold"/>
    </style:style>
    <style:style style:name="P856" style:parent-style-name="Textbody" style:family="paragraph">
      <style:paragraph-properties fo:text-align="justify"/>
    </style:style>
    <style:style style:name="TableColumn858" style:family="table-column">
      <style:table-column-properties style:column-width="0.625in" style:use-optimal-column-width="false"/>
    </style:style>
    <style:style style:name="TableColumn859" style:family="table-column">
      <style:table-column-properties style:column-width="6.75in" style:use-optimal-column-width="false"/>
    </style:style>
    <style:style style:name="Table857" style:family="table">
      <style:table-properties style:width="7.375in" fo:margin-left="-0.3708in" table:align="left"/>
    </style:style>
    <style:style style:name="TableRow860" style:family="table-row">
      <style:table-row-properties style:use-optimal-row-height="false"/>
    </style:style>
    <style:style style:name="TableCell86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862" style:parent-style-name="SourceText" style:family="text">
      <style:text-properties style:font-name="Lucida Console" style:font-weight-complex="bold"/>
    </style:style>
    <style:style style:name="TableCell863" style:family="table-cell">
      <style:table-cell-properties fo:border="0.0034in solid #000000" fo:padding-top="0.0381in" fo:padding-left="0.0381in" fo:padding-bottom="0.0381in" fo:padding-right="0.0381in"/>
    </style:style>
    <style:style style:name="T864" style:parent-style-name="SourceText" style:family="text">
      <style:text-properties style:font-name="Lucida Console" style:font-weight-complex="bold"/>
    </style:style>
    <style:style style:name="P865" style:parent-style-name="TableContents" style:family="paragraph">
      <style:paragraph-properties fo:margin-left="0.4923in">
        <style:tab-stops/>
      </style:paragraph-properties>
    </style:style>
    <style:style style:name="T866" style:parent-style-name="SourceText" style:family="text">
      <style:text-properties style:font-name="Lucida Console" style:font-weight-complex="bold"/>
    </style:style>
    <style:style style:name="P867" style:parent-style-name="TableContents" style:family="paragraph">
      <style:paragraph-properties fo:margin-left="0.4923in">
        <style:tab-stops/>
      </style:paragraph-properties>
    </style:style>
    <style:style style:name="T868" style:parent-style-name="SourceText" style:family="text">
      <style:text-properties style:font-name="Lucida Console" style:font-weight-complex="bold"/>
    </style:style>
    <style:style style:name="T869" style:parent-style-name="SourceText" style:family="text">
      <style:text-properties style:font-name="Lucida Console" style:font-weight-complex="bold"/>
    </style:style>
    <style:style style:name="P870" style:parent-style-name="TableContents" style:family="paragraph">
      <style:paragraph-properties fo:margin-left="0.9847in">
        <style:tab-stops/>
      </style:paragraph-properties>
    </style:style>
    <style:style style:name="T871" style:parent-style-name="SourceText" style:family="text">
      <style:text-properties style:font-name="Lucida Console" style:font-weight-complex="bold"/>
    </style:style>
    <style:style style:name="P872" style:parent-style-name="TableContents" style:family="paragraph">
      <style:paragraph-properties fo:margin-left="1.477in">
        <style:tab-stops/>
      </style:paragraph-properties>
    </style:style>
    <style:style style:name="T873" style:parent-style-name="SourceText" style:family="text">
      <style:text-properties style:font-name="Lucida Console" style:font-weight-complex="bold"/>
    </style:style>
    <style:style style:name="P874" style:parent-style-name="TableContents" style:family="paragraph">
      <style:paragraph-properties fo:margin-left="1.477in">
        <style:tab-stops/>
      </style:paragraph-properties>
    </style:style>
    <style:style style:name="T875" style:parent-style-name="SourceText" style:family="text">
      <style:text-properties style:font-name="Lucida Console" style:font-weight-complex="bold"/>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fo:padding-top="0.0381in" fo:padding-left="0.0381in" fo:padding-bottom="0.0381in" fo:padding-right="0.0381in"/>
    </style:style>
    <style:style style:name="T878" style:parent-style-name="SourceText" style:family="text">
      <style:text-properties style:font-name="Lucida Console" style:font-weight-complex="bold" style:font-size-complex="10.5pt"/>
    </style:style>
    <style:style style:name="TableCell8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80" style:parent-style-name="SourceText" style:family="text">
      <style:text-properties style:font-name="Lucida Console" style:font-weight-complex="bold" style:font-size-complex="10.5pt"/>
    </style:style>
    <style:style style:name="P881" style:parent-style-name="TableContents" style:family="paragraph">
      <style:paragraph-properties fo:margin-left="0.4923in">
        <style:tab-stops/>
      </style:paragraph-properties>
    </style:style>
    <style:style style:name="T882" style:parent-style-name="SourceText" style:family="text">
      <style:text-properties style:font-name="Lucida Console" style:font-weight-complex="bold" style:font-size-complex="10.5pt"/>
    </style:style>
    <style:style style:name="P883" style:parent-style-name="TableContents" style:family="paragraph">
      <style:paragraph-properties fo:margin-left="0.9847in">
        <style:tab-stops/>
      </style:paragraph-properties>
    </style:style>
    <style:style style:name="T884" style:parent-style-name="SourceText" style:family="text">
      <style:text-properties style:font-name="Lucida Console" style:font-weight-complex="bold" style:font-size-complex="10.5pt"/>
    </style:style>
    <style:style style:name="T885" style:parent-style-name="SourceText" style:family="text">
      <style:text-properties style:font-name="Lucida Console" style:font-weight-complex="bold" style:font-size-complex="10.5pt"/>
    </style:style>
    <style:style style:name="P886" style:parent-style-name="TableContents" style:family="paragraph">
      <style:paragraph-properties fo:margin-left="1.477in">
        <style:tab-stops/>
      </style:paragraph-properties>
    </style:style>
    <style:style style:name="T887" style:parent-style-name="SourceText" style:family="text">
      <style:text-properties style:font-name="Lucida Console" style:font-weight-complex="bold" style:font-size-complex="10.5pt"/>
    </style:style>
    <style:style style:name="P888" style:parent-style-name="TableContents" style:family="paragraph">
      <style:paragraph-properties fo:margin-left="1.477in">
        <style:tab-stops/>
      </style:paragraph-properties>
    </style:style>
    <style:style style:name="T889" style:parent-style-name="SourceText" style:family="text">
      <style:text-properties style:font-name="Lucida Console" style:font-weight-complex="bold" style:font-size-complex="10.5pt"/>
    </style:style>
    <style:style style:name="P890" style:parent-style-name="TableContents" style:family="paragraph">
      <style:paragraph-properties fo:margin-left="1.477in">
        <style:tab-stops/>
      </style:paragraph-properties>
    </style:style>
    <style:style style:name="T891" style:parent-style-name="SourceText" style:family="text">
      <style:text-properties style:font-name="Lucida Console" style:font-weight-complex="bold" style:font-size-complex="10.5pt"/>
    </style:style>
    <style:style style:name="P892" style:parent-style-name="Textbody" style:family="paragraph">
      <style:paragraph-properties fo:text-align="justify"/>
    </style:style>
    <style:style style:name="P893" style:parent-style-name="Textbody" style:family="paragraph">
      <style:paragraph-properties fo:text-align="justify"/>
      <style:text-properties style:font-name="Liberation Sans" fo:font-weight="bold" style:font-weight-asian="bold" fo:font-size="14pt" style:font-size-asian="14pt" style:font-size-complex="14pt"/>
    </style:style>
    <style:style style:name="P894" style:parent-style-name="Textbody" style:family="paragraph">
      <style:paragraph-properties fo:text-align="justify"/>
    </style:style>
    <style:style style:name="T895" style:parent-style-name="Car.predefinitoparagrafo" style:family="text">
      <style:text-properties fo:font-weight="bold" style:font-weight-asian="bold"/>
    </style:style>
    <style:style style:name="P896" style:parent-style-name="Textbody" style:family="paragraph">
      <style:paragraph-properties fo:text-align="justify"/>
    </style:style>
    <style:style style:name="T897" style:parent-style-name="Car.predefinitoparagrafo" style:family="text">
      <style:text-properties fo:font-weight="bold" style:font-weight-asian="bold"/>
    </style:style>
    <style:style style:name="TableColumn899" style:family="table-column">
      <style:table-column-properties style:column-width="3.3958in"/>
    </style:style>
    <style:style style:name="TableColumn900" style:family="table-column">
      <style:table-column-properties style:column-width="3.3965in"/>
    </style:style>
    <style:style style:name="Table898" style:family="table">
      <style:table-properties style:width="6.7923in" fo:margin-left="0in" table:align="left"/>
    </style:style>
    <style:style style:name="TableRow901" style:family="table-row">
      <style:table-row-properties/>
    </style:style>
    <style:style style:name="TableCell902" style:family="table-cell">
      <style:table-cell-properties fo:border="0.0069in solid #000000" fo:padding-top="0in" fo:padding-left="0.075in" fo:padding-bottom="0in" fo:padding-right="0.075in"/>
    </style:style>
    <style:style style:name="P903" style:parent-style-name="Textbody" style:family="paragraph">
      <style:paragraph-properties fo:text-align="justify" fo:margin-top="0.0555in" fo:margin-bottom="0.0416in"/>
    </style:style>
    <style:style style:name="TableCell904" style:family="table-cell">
      <style:table-cell-properties fo:border="0.0069in solid #000000" fo:padding-top="0in" fo:padding-left="0.075in" fo:padding-bottom="0in" fo:padding-right="0.075in"/>
    </style:style>
    <style:style style:name="P905" style:parent-style-name="Textbody" style:family="paragraph">
      <style:paragraph-properties fo:text-align="justify" fo:margin-top="0.0555in" fo:margin-bottom="0.0416in"/>
    </style:style>
    <style:style style:name="TableRow906" style:family="table-row">
      <style:table-row-properties style:min-row-height="0.3923in"/>
    </style:style>
    <style:style style:name="TableCell907" style:family="table-cell">
      <style:table-cell-properties fo:border="0.0069in solid #000000" fo:padding-top="0in" fo:padding-left="0.075in" fo:padding-bottom="0in" fo:padding-right="0.075in"/>
    </style:style>
    <style:style style:name="P908" style:parent-style-name="Textbody" style:family="paragraph">
      <style:paragraph-properties fo:margin-top="0.0416in"/>
      <style:text-properties style:font-name="Lucida Console" fo:font-size="10.5pt" style:font-size-asian="10.5pt" style:font-size-complex="10.5pt"/>
    </style:style>
    <style:style style:name="P909" style:parent-style-name="Textbody" style:family="paragraph">
      <style:paragraph-properties fo:margin-bottom="0in"/>
      <style:text-properties style:font-name="Lucida Console" fo:font-size="10.5pt" style:font-size-asian="10.5pt" style:font-size-complex="10.5pt"/>
    </style:style>
    <style:style style:name="TableCell910" style:family="table-cell">
      <style:table-cell-properties fo:border="0.0069in solid #000000" fo:padding-top="0in" fo:padding-left="0.075in" fo:padding-bottom="0in" fo:padding-right="0.075in"/>
    </style:style>
    <style:style style:name="P911" style:parent-style-name="Textbody" style:family="paragraph">
      <style:paragraph-properties fo:text-align="justify" fo:margin-top="0.0416in"/>
      <style:text-properties style:font-name="Lucida Console" fo:font-size="10.5pt" style:font-size-asian="10.5pt" style:font-size-complex="10.5pt"/>
    </style:style>
    <style:style style:name="P912" style:parent-style-name="Textbody" style:family="paragraph">
      <style:paragraph-properties fo:text-align="justify" fo:margin-bottom="0in"/>
      <style:text-properties style:font-name="Lucida Console" fo:font-size="10.5pt" style:font-size-asian="10.5pt" style:font-size-complex="10.5pt"/>
    </style:style>
    <style:style style:name="TableRow913" style:family="table-row">
      <style:table-row-properties/>
    </style:style>
    <style:style style:name="TableCell914" style:family="table-cell">
      <style:table-cell-properties fo:border="0.0069in solid #000000" fo:padding-top="0in" fo:padding-left="0.075in" fo:padding-bottom="0in" fo:padding-right="0.075in"/>
    </style:style>
    <style:style style:name="P915" style:parent-style-name="Textbody" style:family="paragraph">
      <style:paragraph-properties fo:margin-top="0.0416in"/>
      <style:text-properties style:font-name="Lucida Console" fo:font-size="10.5pt" style:font-size-asian="10.5pt" style:font-size-complex="10.5pt"/>
    </style:style>
    <style:style style:name="P916" style:parent-style-name="Textbody" style:family="paragraph">
      <style:paragraph-properties fo:margin-bottom="0in"/>
      <style:text-properties style:font-name="Lucida Console" fo:font-size="10.5pt" style:font-size-asian="10.5pt" style:font-size-complex="10.5pt"/>
    </style:style>
    <style:style style:name="TableCell917" style:family="table-cell">
      <style:table-cell-properties fo:border="0.0069in solid #000000" fo:padding-top="0in" fo:padding-left="0.075in" fo:padding-bottom="0in" fo:padding-right="0.075in"/>
    </style:style>
    <style:style style:name="P918" style:parent-style-name="Textbody" style:family="paragraph">
      <style:paragraph-properties fo:text-align="justify" fo:margin-top="0.0416in"/>
      <style:text-properties style:font-name="Lucida Console" fo:font-size="10.5pt" style:font-size-asian="10.5pt" style:font-size-complex="10.5pt"/>
    </style:style>
    <style:style style:name="P919" style:parent-style-name="Textbody" style:family="paragraph">
      <style:paragraph-properties fo:text-align="justify" fo:margin-bottom="0in"/>
      <style:text-properties style:font-name="Lucida Console" fo:font-size="10.5pt" style:font-size-asian="10.5pt" style:font-size-complex="10.5pt"/>
    </style:style>
    <style:style style:name="P920" style:parent-style-name="Textbody" style:family="paragraph">
      <style:paragraph-properties fo:text-align="justify"/>
    </style:style>
    <style:style style:name="TableColumn922" style:family="table-column">
      <style:table-column-properties style:column-width="1.2798in"/>
    </style:style>
    <style:style style:name="TableColumn923" style:family="table-column">
      <style:table-column-properties style:column-width="6.3in"/>
    </style:style>
    <style:style style:name="Table921" style:family="table">
      <style:table-properties style:width="7.5798in" fo:margin-left="-0.4173in" table:align="left"/>
    </style:style>
    <style:style style:name="TableRow924" style:family="table-row">
      <style:table-row-properties/>
    </style:style>
    <style:style style:name="TableCell925" style:family="table-cell">
      <style:table-cell-properties fo:border="0.0069in solid #000000" fo:padding-top="0in" fo:padding-left="0.075in" fo:padding-bottom="0in" fo:padding-right="0.075in"/>
    </style:style>
    <style:style style:name="P926" style:parent-style-name="Textbody" style:family="paragraph">
      <style:paragraph-properties fo:text-align="justify" fo:margin-top="0.0555in" fo:margin-bottom="0in"/>
      <style:text-properties style:font-name="Lucida Console"/>
    </style:style>
    <style:style style:name="TableCell927" style:family="table-cell">
      <style:table-cell-properties fo:border="0.0069in solid #000000" fo:padding-top="0in" fo:padding-left="0.075in" fo:padding-bottom="0in" fo:padding-right="0.075in"/>
    </style:style>
    <style:style style:name="P928" style:parent-style-name="Textbody" style:family="paragraph">
      <style:paragraph-properties fo:text-align="justify" fo:margin-top="0.0138in" fo:line-height="100%"/>
      <style:text-properties style:font-name="Lucida Console" fo:font-size="10.5pt" style:font-size-asian="10.5pt" style:font-size-complex="10.5pt"/>
    </style:style>
    <style:style style:name="P929" style:parent-style-name="Textbody" style:family="paragraph">
      <style:paragraph-properties fo:text-align="justify" fo:margin-top="0.0138in" fo:line-height="100%"/>
      <style:text-properties style:font-name="Lucida Console" fo:font-size="10.5pt" style:font-size-asian="10.5pt" style:font-size-complex="10.5pt"/>
    </style:style>
    <style:style style:name="P930" style:parent-style-name="Textbody" style:family="paragraph">
      <style:paragraph-properties fo:text-align="justify" fo:margin-top="0.0138in" fo:line-height="100%"/>
      <style:text-properties style:font-name="Lucida Console" fo:font-size="10.5pt" style:font-size-asian="10.5pt" style:font-size-complex="10.5pt"/>
    </style:style>
    <style:style style:name="P931" style:parent-style-name="Textbody" style:family="paragraph">
      <style:paragraph-properties fo:text-align="justify" fo:margin-top="0.0138in" fo:line-height="100%"/>
      <style:text-properties style:font-name="Lucida Console" fo:font-size="10.5pt" style:font-size-asian="10.5pt" style:font-size-complex="10.5pt"/>
    </style:style>
    <style:style style:name="P932" style:parent-style-name="Textbody" style:family="paragraph">
      <style:paragraph-properties fo:text-align="justify" fo:margin-top="0.0138in" fo:line-height="100%"/>
      <style:text-properties style:font-name="Lucida Console" fo:font-size="10.5pt" style:font-size-asian="10.5pt" style:font-size-complex="10.5pt"/>
    </style:style>
    <style:style style:name="P933" style:parent-style-name="Textbody" style:family="paragraph">
      <style:paragraph-properties fo:text-align="justify" fo:margin-top="0.0138in" fo:line-height="100%"/>
      <style:text-properties style:font-name="Lucida Console" fo:font-size="10.5pt" style:font-size-asian="10.5pt" style:font-size-complex="10.5pt"/>
    </style:style>
    <style:style style:name="P934" style:parent-style-name="Textbody" style:family="paragraph">
      <style:paragraph-properties fo:text-align="justify" fo:margin-top="0.0138in" fo:line-height="100%"/>
      <style:text-properties style:font-name="Lucida Console" fo:font-size="10.5pt" style:font-size-asian="10.5pt" style:font-size-complex="10.5pt"/>
    </style:style>
    <style:style style:name="P935" style:parent-style-name="Textbody" style:family="paragraph">
      <style:paragraph-properties fo:text-align="justify" fo:margin-top="0.0138in" fo:margin-bottom="0in" fo:line-height="100%"/>
    </style:style>
    <style:style style:name="T936" style:parent-style-name="Car.predefinitoparagrafo" style:family="text">
      <style:text-properties style:font-name="Lucida Console" fo:font-size="10.5pt" style:font-size-asian="10.5pt" style:font-size-complex="10.5pt"/>
    </style:style>
    <style:style style:name="P937" style:parent-style-name="Textbody" style:family="paragraph">
      <style:paragraph-properties fo:text-align="justify"/>
    </style:style>
    <style:style style:name="P938" style:parent-style-name="Textbody" style:family="paragraph">
      <style:paragraph-properties fo:text-align="justify"/>
    </style:style>
    <style:style style:name="P939" style:parent-style-name="Textbody" style:family="paragraph">
      <style:paragraph-properties fo:text-align="justify"/>
      <style:text-properties style:font-name="Liberation Sans" fo:font-weight="bold" style:font-weight-asian="bold" fo:font-size="14pt" style:font-size-asian="14pt" style:font-size-complex="14pt"/>
    </style:style>
    <style:style style:name="P940" style:parent-style-name="Textbody" style:family="paragraph">
      <style:paragraph-properties fo:text-align="justify"/>
    </style:style>
    <style:style style:name="T941" style:parent-style-name="Car.predefinitoparagrafo" style:family="text">
      <style:text-properties fo:font-weight="bold" style:font-weight-asian="bold"/>
    </style:style>
    <style:style style:name="P942" style:parent-style-name="Textbody" style:family="paragraph">
      <style:paragraph-properties fo:text-align="justify"/>
    </style:style>
    <style:style style:name="T943" style:parent-style-name="Car.predefinitoparagrafo" style:family="text">
      <style:text-properties fo:font-weight="bold" style:font-weight-asian="bold"/>
    </style:style>
    <style:style style:name="TableColumn945" style:family="table-column">
      <style:table-column-properties style:column-width="3.3958in"/>
    </style:style>
    <style:style style:name="TableColumn946" style:family="table-column">
      <style:table-column-properties style:column-width="3.3965in"/>
    </style:style>
    <style:style style:name="Table944" style:family="table">
      <style:table-properties style:width="6.7923in" fo:margin-left="0in" table:align="left"/>
    </style:style>
    <style:style style:name="TableRow947" style:family="table-row">
      <style:table-row-properties/>
    </style:style>
    <style:style style:name="TableCell948" style:family="table-cell">
      <style:table-cell-properties fo:border="0.0069in solid #000000" fo:padding-top="0in" fo:padding-left="0.075in" fo:padding-bottom="0in" fo:padding-right="0.075in"/>
    </style:style>
    <style:style style:name="P949" style:parent-style-name="Textbody" style:family="paragraph">
      <style:paragraph-properties fo:text-align="justify" fo:margin-top="0.0555in" fo:margin-bottom="0.0416in"/>
    </style:style>
    <style:style style:name="TableCell950" style:family="table-cell">
      <style:table-cell-properties fo:border="0.0069in solid #000000" fo:padding-top="0in" fo:padding-left="0.075in" fo:padding-bottom="0in" fo:padding-right="0.075in"/>
    </style:style>
    <style:style style:name="P951" style:parent-style-name="Textbody" style:family="paragraph">
      <style:paragraph-properties fo:text-align="justify" fo:margin-top="0.0555in" fo:margin-bottom="0.0416in"/>
    </style:style>
    <style:style style:name="TableRow952" style:family="table-row">
      <style:table-row-properties style:min-row-height="0.3923in"/>
    </style:style>
    <style:style style:name="TableCell953" style:family="table-cell">
      <style:table-cell-properties fo:border="0.0069in solid #000000" fo:padding-top="0in" fo:padding-left="0.075in" fo:padding-bottom="0in" fo:padding-right="0.075in"/>
    </style:style>
    <style:style style:name="P954" style:parent-style-name="Textbody" style:family="paragraph">
      <style:paragraph-properties fo:margin-top="0.0416in"/>
      <style:text-properties style:font-name="Lucida Console" fo:font-size="10.5pt" style:font-size-asian="10.5pt" style:font-size-complex="10.5pt"/>
    </style:style>
    <style:style style:name="P955" style:parent-style-name="Textbody" style:family="paragraph">
      <style:paragraph-properties fo:margin-bottom="0in"/>
      <style:text-properties style:font-name="Lucida Console" fo:font-size="10.5pt" style:font-size-asian="10.5pt" style:font-size-complex="10.5pt"/>
    </style:style>
    <style:style style:name="TableCell956" style:family="table-cell">
      <style:table-cell-properties fo:border="0.0069in solid #000000" fo:padding-top="0in" fo:padding-left="0.075in" fo:padding-bottom="0in" fo:padding-right="0.075in"/>
    </style:style>
    <style:style style:name="P957" style:parent-style-name="Textbody" style:family="paragraph">
      <style:paragraph-properties fo:text-align="justify" fo:margin-top="0.0416in"/>
      <style:text-properties style:font-name="Lucida Console" fo:font-size="10.5pt" style:font-size-asian="10.5pt" style:font-size-complex="10.5pt"/>
    </style:style>
    <style:style style:name="P958" style:parent-style-name="Textbody" style:family="paragraph">
      <style:paragraph-properties fo:text-align="justify" fo:margin-bottom="0in"/>
      <style:text-properties style:font-name="Lucida Console" fo:font-size="10.5pt" style:font-size-asian="10.5pt" style:font-size-complex="10.5pt"/>
    </style:style>
    <style:style style:name="TableRow959" style:family="table-row">
      <style:table-row-properties/>
    </style:style>
    <style:style style:name="TableCell960" style:family="table-cell">
      <style:table-cell-properties fo:border="0.0069in solid #000000" fo:padding-top="0in" fo:padding-left="0.075in" fo:padding-bottom="0in" fo:padding-right="0.075in"/>
    </style:style>
    <style:style style:name="P961" style:parent-style-name="Textbody" style:family="paragraph">
      <style:paragraph-properties fo:margin-top="0.0416in"/>
      <style:text-properties style:font-name="Lucida Console" fo:font-size="10.5pt" style:font-size-asian="10.5pt" style:font-size-complex="10.5pt"/>
    </style:style>
    <style:style style:name="P962" style:parent-style-name="Textbody" style:family="paragraph">
      <style:paragraph-properties fo:margin-bottom="0in"/>
      <style:text-properties style:font-name="Lucida Console" fo:font-size="10.5pt" style:font-size-asian="10.5pt" style:font-size-complex="10.5pt"/>
    </style:style>
    <style:style style:name="TableCell963" style:family="table-cell">
      <style:table-cell-properties fo:border="0.0069in solid #000000" fo:padding-top="0in" fo:padding-left="0.075in" fo:padding-bottom="0in" fo:padding-right="0.075in"/>
    </style:style>
    <style:style style:name="P964" style:parent-style-name="Textbody" style:family="paragraph">
      <style:paragraph-properties fo:text-align="justify" fo:margin-top="0.0416in"/>
      <style:text-properties style:font-name="Lucida Console" fo:font-size="10.5pt" style:font-size-asian="10.5pt" style:font-size-complex="10.5pt"/>
    </style:style>
    <style:style style:name="P965" style:parent-style-name="Textbody" style:family="paragraph">
      <style:paragraph-properties fo:text-align="justify" fo:margin-bottom="0in"/>
      <style:text-properties style:font-name="Lucida Console" fo:font-size="10.5pt" style:font-size-asian="10.5pt" style:font-size-complex="10.5pt"/>
    </style:style>
    <style:style style:name="P966" style:parent-style-name="Textbody" style:family="paragraph">
      <style:paragraph-properties fo:text-align="justify"/>
    </style:style>
    <style:style style:name="TableColumn968" style:family="table-column">
      <style:table-column-properties style:column-width="1.2798in"/>
    </style:style>
    <style:style style:name="TableColumn969" style:family="table-column">
      <style:table-column-properties style:column-width="6.3in"/>
    </style:style>
    <style:style style:name="Table967" style:family="table">
      <style:table-properties style:width="7.5798in" fo:margin-left="-0.4173in" table:align="left"/>
    </style:style>
    <style:style style:name="TableRow970" style:family="table-row">
      <style:table-row-properties/>
    </style:style>
    <style:style style:name="TableCell971" style:family="table-cell">
      <style:table-cell-properties fo:border="0.0069in solid #000000" fo:padding-top="0in" fo:padding-left="0.075in" fo:padding-bottom="0in" fo:padding-right="0.075in"/>
    </style:style>
    <style:style style:name="P972" style:parent-style-name="Textbody" style:family="paragraph">
      <style:paragraph-properties fo:text-align="justify" fo:margin-top="0.0555in" fo:margin-bottom="0in"/>
      <style:text-properties style:font-name="Lucida Console"/>
    </style:style>
    <style:style style:name="TableCell973" style:family="table-cell">
      <style:table-cell-properties fo:border="0.0069in solid #000000" fo:padding-top="0in" fo:padding-left="0.075in" fo:padding-bottom="0in" fo:padding-right="0.075in"/>
    </style:style>
    <style:style style:name="P974" style:parent-style-name="Textbody" style:family="paragraph">
      <style:paragraph-properties fo:margin-top="0.0138in" fo:margin-bottom="0in"/>
      <style:text-properties style:font-name="Lucida Console" fo:font-size="10.5pt" style:font-size-asian="10.5pt" style:font-size-complex="10.5pt"/>
    </style:style>
    <style:style style:name="P975" style:parent-style-name="Textbody" style:family="paragraph">
      <style:paragraph-properties fo:margin-top="0.0138in" fo:margin-bottom="0in"/>
      <style:text-properties style:font-name="Lucida Console" fo:font-size="10.5pt" style:font-size-asian="10.5pt" style:font-size-complex="10.5pt"/>
    </style:style>
    <style:style style:name="P976" style:parent-style-name="Textbody" style:family="paragraph">
      <style:paragraph-properties fo:margin-top="0.0138in" fo:margin-bottom="0in"/>
      <style:text-properties style:font-name="Lucida Console" fo:font-size="10.5pt" style:font-size-asian="10.5pt" style:font-size-complex="10.5pt"/>
    </style:style>
    <style:style style:name="P977" style:parent-style-name="Textbody" style:family="paragraph">
      <style:paragraph-properties fo:margin-top="0.0138in" fo:margin-bottom="0in"/>
      <style:text-properties style:font-name="Lucida Console" fo:font-size="10.5pt" style:font-size-asian="10.5pt" style:font-size-complex="10.5pt"/>
    </style:style>
    <style:style style:name="P978" style:parent-style-name="Textbody" style:family="paragraph">
      <style:paragraph-properties fo:margin-top="0.0138in" fo:margin-bottom="0in"/>
      <style:text-properties style:font-name="Lucida Console" fo:font-size="10.5pt" style:font-size-asian="10.5pt" style:font-size-complex="10.5pt"/>
    </style:style>
    <style:style style:name="P979" style:parent-style-name="Textbody" style:family="paragraph">
      <style:paragraph-properties fo:margin-top="0.0138in" fo:margin-bottom="0in"/>
      <style:text-properties style:font-name="Lucida Console" fo:font-size="10.5pt" style:font-size-asian="10.5pt" style:font-size-complex="10.5pt"/>
    </style:style>
    <style:style style:name="P980" style:parent-style-name="Textbody" style:family="paragraph">
      <style:paragraph-properties fo:margin-top="0.0138in" fo:margin-bottom="0in"/>
      <style:text-properties style:font-name="Lucida Console" fo:font-size="10.5pt" style:font-size-asian="10.5pt" style:font-size-complex="10.5pt"/>
    </style:style>
    <style:style style:name="P981" style:parent-style-name="Textbody" style:family="paragraph">
      <style:paragraph-properties fo:margin-top="0.0138in" fo:margin-bottom="0in"/>
      <style:text-properties style:font-name="Lucida Console" fo:font-size="10.5pt" style:font-size-asian="10.5pt" style:font-size-complex="10.5pt"/>
    </style:style>
    <style:style style:name="P982" style:parent-style-name="Textbody" style:family="paragraph">
      <style:paragraph-properties fo:margin-top="0.0138in" fo:margin-bottom="0in"/>
      <style:text-properties style:font-name="Lucida Console" fo:font-size="10.5pt" style:font-size-asian="10.5pt" style:font-size-complex="10.5pt"/>
    </style:style>
    <style:style style:name="P983" style:parent-style-name="Textbody" style:family="paragraph">
      <style:paragraph-properties fo:margin-top="0.0138in" fo:margin-bottom="0in"/>
      <style:text-properties style:font-name="Lucida Console" fo:font-size="10.5pt" style:font-size-asian="10.5pt" style:font-size-complex="10.5pt"/>
    </style:style>
    <style:style style:name="P984" style:parent-style-name="Textbody" style:family="paragraph">
      <style:paragraph-properties fo:margin-top="0.0138in" fo:margin-bottom="0in"/>
      <style:text-properties style:font-name="Lucida Console" fo:font-size="10.5pt" style:font-size-asian="10.5pt" style:font-size-complex="10.5pt"/>
    </style:style>
    <style:style style:name="P985" style:parent-style-name="Textbody" style:family="paragraph">
      <style:paragraph-properties fo:margin-top="0.0138in" fo:margin-bottom="0in"/>
    </style:style>
    <style:style style:name="T986" style:parent-style-name="Car.predefinitoparagrafo" style:family="text">
      <style:text-properties style:font-name="Lucida Console" fo:font-size="10.5pt" style:font-size-asian="10.5pt" style:font-size-complex="10.5pt"/>
    </style:style>
    <style:style style:name="P987" style:parent-style-name="Textbody" style:family="paragraph">
      <style:paragraph-properties fo:text-align="justify"/>
    </style:style>
  </office:automatic-styles>
  <office:body>
    <office:text text:use-soft-page-breaks="true">
      <text:p text:style-name="P1">LibreCode: Nylo.</text:p>
      <text:p text:style-name="Standard"/>
      <text:h text:style-name="Titolo2" text:outline-level="2">0. Introduzione</text:h>
      <text:p text:style-name="P2">Nylo e’ un linguaggio programmazione che ha come obbiettivo l’interfacciare un utente medio a una macchina nel modo piu’ semplice, logico, veloce e<text:s/>conciso possibile, e che cura in modo particolare il tempo di sviluppo e mantenimento di un progetto.</text:p>
      <text:p text:style-name="P3">Nylo e' anche progettato per essere utilizzato in futuro insieme ad altri strumenti LibreCode, con l'obbiettivo di, cambiando il modo in cui viene scritto<text:s/>il codice, cambiare come gli utenti interagiscono con la tecnologia, spingendo verso una maggiore consapevolezza e controllo.</text:p>
      <text:h text:style-name="Titolo2" text:outline-level="2">0.0. Zen</text:h>
      <text:p text:style-name="Textbody">Lo Zen di Nylo deriva dalla sua visione ed e' il seguente. I punti sono in ordine di importanza.</text:p>
      <text:list text:style-name="LFO1" text:continue-numbering="true">
        <text:list-item>
          <text:p text:style-name="P4">Come Nylo e' una tecnologia che vuole portare innovazione negli strumenti attuali, con una sintassi che non segue i loro standard, una nuova tecnologia deve essere progettata al meglio per il suo scopo, mettendo in secondo piano la compatibilita'.</text:p>
        </text:list-item>
      </text:list>
      <text:list text:style-name="LFO2" text:continue-numbering="true">
        <text:list-item>
          <text:p text:style-name="P5">Come il codice di Nylo e' liberamente utilizzabile da chiunque per qualsiasi, senza necessita' di dare crediti o pagare, una qualsiasi tecnologia non deve per nessun motivo essere artificialmente limitata dal suo creatore. Questo include sia limitazioni pratiche (come, ad esempio, l'impossibilita' di sentire la musica in sottofondo su Youtube), che limitazioni che danno meriti all'autore al danno degli utenti, come copyright. L'autore dovrebbe impegnarsi a dare gli strumenti agli utenti per ricavare il massimo dalla sua tecnologia.</text:p>
        </text:list-item>
        <text:list-item>
          <text:p text:style-name="P6">Come<text:s/>la sintassi di Nylo e' determinata da pochi punti principali, ed e' costruita su questi in modo piu' logico possibile, una nuova tecnologia deve essere progettata per essere logica e intuitiva, anche a danni della praticita'. Una implementazione non dovrebbe stupire una persona che la leggesse.</text:p>
        </text:list-item>
        <text:list-item>
          <text:p text:style-name="P7">Come Nylo e' pensato per essere intuitivo anche agli utenti non esperti di programmazione, una nuova tecnologia deve essere progettata per essere utilizzata da chiunque desideri usarla in modo piu' intuitivo possibile.</text:p>
        </text:list-item>
        <text:list-item>
          <text:p text:style-name="P8">Il codice dovrebbe essere diviso in piccole unita' o funzioni, possibilmente sotto le dieci righe. Ogni unita' dovrebbe avere documentato il meccanismo con cui funziona, come interagisco con le altre funzioni, e qualche esempio pratico immediato. Ogni linea di codice dovrebbe inoltre avere una simile, piu' concisa, documentazione.</text:p>
        </text:list-item>
        <text:list-item>
          <text:p text:style-name="P9">Un implementazione dovrebbe inoltre essere: consistente, ovvero omogenea nei punti logici di base e come vengono interpretati; elegante e concisa; infine, dovrebbe essere pronta a supportare possibili tecnologie future.</text:p>
        </text:list-item>
      </text:list>
      <text:soft-page-break/>
      <text:h text:style-name="Titolo2" text:outline-level="2">0.1. Referenze Esterne</text:h>
      <text:p text:style-name="P10">La repository contenente il codice di Nylo, il manuale completo, e qualsiasi altro file ufficiale, si trova sull'indirizzo github.com/veggero/nylo.</text:p>
      <text:p text:style-name="P11">La documentazione con l'obbiettivo di introdurre a Nylo e' presente sulla sezione wiki della repo, ovvero all'indirizzo github.com/veggero/nylo/wiki.</text:p>
      <text:p text:style-name="P12">Il sito ufficiale di Nylo e' attualmente veggero.github.io, ma quando questo documento finira' di essere stilato, verra' probabilmente spostato su<text:s/>ny.lo o nylo-lang.org.</text:p>
      <text:h text:style-name="Titolo2" text:outline-level="2">1. Elementi Fondamentali Della Sintassi</text:h>
      <text:p text:style-name="P13">L'elemento fondamentale della sintassi e' il codice Nylo. Questo e' composto da una lista ordinata di linee di codice, da essere eseguite in ordine. Ogni linea di codice e' composta da una<text:s/>lista ordinata di elementi.</text:p>
      <text:p text:style-name="P14">Il primo elemento di una linea di codice e' chiamato soggetto, i successivi elementi oggetti. Il soggetto viene chiamato dagli oggetti, in ordine come presenti nella linea di codice.</text:p>
      <text:p text:style-name="P15">La chiamata avviene in un contesto. Il contesto e' una lista di chiamate, ognuna delle quali comprende: il codice che sta venendo eseguito; la linea di codice che si sta eseguendo; eventuali eventi; variabili locali. Ogni volta che un soggetto viene chiamato, una chiamata viene aggiunta al contesto.<text:s/>Il codice dell'ultima chiamata viene eseguito e, quando terminato, la chiamata viene rimossa dal contesto.</text:p>
      <text:p text:style-name="P16">Quando viene assegnato un valore ad una variabile, verra' controllata se questa e' presente nelle variabili delle chiamate del contesto. In caso positivo, il suo valore verra' aggiornato. Altrimenti, la coppia variabile-valore sara' aggiunta nelle variabili locali dell'ultima chiamata. Quando viene richiesto il valore di una variabile durante una chiamata, vengono lette le variabili locali delle chiamate in ordine inverso fino a trovare il valore della variabile.</text:p>
      <text:p text:style-name="P17">La chiamata al soggetto viene gestita tramite una funzione sovraccaricata (di queste parlero' in seguito) fornita nella prima chiamata del contesto sotto la variabile 'call'.</text:p>
      <text:p text:style-name="P18"/>
      <text:p text:style-name="P19">Per descrivere la<text:s/>sintassi di Nylo, sono stati utilizzati i seguenti elementi:</text:p>
      <text:list text:style-name="LFO3" text:continue-numbering="true">
        <text:list-item>
          <text:p text:style-name="P20">Un testo virgolettato, e.g. "+", descrive dei caratteri necessariamente presenti.</text:p>
        </text:list-item>
      </text:list>
      <text:list text:style-name="LFO4" text:continue-numbering="true">
        <text:list-item>
          <text:p text:style-name="P21">Elementi dentro parentesi quadre, e.g. ["_"], rappresenta elementi facoltativi.</text:p>
        </text:list-item>
        <text:list-item>
          <text:p text:style-name="P22">Un asterisco precedente ad un elemento lo rende ripetibile' piu' volte consecutivamente.</text:p>
        </text:list-item>
        <text:list-item>
          <text:p text:style-name="P23">Parole tra parentesi graffe si riferiscono a elementi gia' descritti o successivamente descritti. Verra' inoltre utilizzata la porta logica | tra elementi per indicare che tra piu' elementi ne deve essere presente anche solo uno.</text:p>
        </text:list-item>
        <text:list-item>
          <text:p text:style-name="P24">Verranno usati gli elementi {digit}, {letter} corrispondenti a una qualsiasi cifra o lettera. Inoltre, {any} e' un qualsiasi carattere.</text:p>
        </text:list-item>
        <text:list-item>
          <text:p text:style-name="P25">Le parentesi sono utilizzate normalmente per rendere chiaro a cosa si riferiscono i simboli.</text:p>
        </text:list-item>
      </text:list>
      <text:soft-page-break/>
      <text:p text:style-name="P26">Le strutture base di Nylo non sono definibili attraverso Nylo, perche' si appoggiano ai rispettivi oggetti Python.</text:p>
      <text:p text:style-name="P27">Alla categoria delle strutture definibili di Nylo, invece, appartengono tutti gli elementi che potrebbero essere definite attraverso Nylo<text:s/>e che di conseguenza non si basano direttamente su alcuna classe Python.</text:p>
      <text:h text:style-name="Titolo2" text:outline-level="2">1.0. Stile</text:h>
      <text:p text:style-name="P28">Nylo e' un linguaggio funzionale e si basa sulle strutture di dati. Infatti, preferisce che siano definite funzioni globali che vanno a modificare delle strutture di dati.<text:s/>Inserire funzioni nelle strutture e' possibile ma generalmente sconsigliato, in quanto si comporterebbero in maniera differente rispetto agli oggetti. Una chiamata a una funzione ritornera' sempre un nuovo valore e non andra' mai a modificare uno degli oggetti con cui e' stata chiamata.</text:p>
      <text:p text:style-name="Textbody">Questo e' stato scelto perche':</text:p>
      <text:list text:style-name="LFO5" text:continue-numbering="true">
        <text:list-item>
          <text:p text:style-name="P29">Avere varie funzioni definite globalmente che modificano degli elementi e' piu' intuibile e vicino al linguaggio naturale: non esistono verbi che siano proprieta' di oggetti, bensi' sono tutti "globali".</text:p>
        </text:list-item>
        <text:list-item>
          <text:p text:style-name="P30">In molti linguaggi di programmazione attuali, compreso ad esempio Python, non e' possibile capire se una funzione proprieta' di un oggetto andra' a modificare l'oggetto in cui e' oppure se tornera' l'oggetto modificato. In modo simile, anche le funzioni globali lasciano confusione su questo.</text:p>
        </text:list-item>
      </text:list>
      <text:p text:style-name="P31">E.g.:<text:s/><text:span text:style-name="T32">list.append</text:span><text:s/>va a modificare la lista, mentre<text:s/><text:span text:style-name="T33">str.replace</text:span><text:span text:style-name="T34"><text:s/></text:span>ritorna una nuova lista.</text:p>
      <text:p text:style-name="P35">Nylo preferisce fare in modo che nessuna funzione vada a modificare l'oggetto a cui si riferisce, in modo da rendere il codice piu' chiaro e non far sorgere lo stesso dubbio.</text:p>
      <text:list text:style-name="LFO5" text:continue-numbering="true">
        <text:list-item>
          <text:p text:style-name="P36">La programmazione a oggetti implica che un oggetto sia di un solo tipo. Ad esempio, 13 e' a priori un numero intero. Utilizzando le strutture, invece, un elemento puo' essere di vari tipi diversi, se<text:s/>soddisfa le condizioni di tutti: 13 e' sia un numero intero, che un numero primo, un numero di fibonacci, un dizionario, e un oggetto.</text:p>
        </text:list-item>
      </text:list>
      <text:p text:style-name="P37">In questo modo e' piu' semplice aggiungere strutture che siano compatibili con le funzioni gia' descritte, ma che abbiamo comportamente leggermente diversi o aggiunti. E.g.: si potrebbe creare in due righe un nuovo tipo di booleano con una proprieta' in piu', che si comporterebbe esattamente come un booleano ad eccezione di quando viene sommato ad un numero intero, dove entrerebbe invece in gioco la nuova proprieta'.</text:p>
      <text:p text:style-name="Textbody"><text:span text:style-name="T38">weird_bool: {int[=0 or =1] thruthfulness, int summed}</text:span><text:span text:style-name="T39"><text:line-break/></text:span><text:span text:style-name="T40">sum: {weird_bool a, int b | a.summed + b}</text:span></text:p>
      <text:list text:style-name="LFO5" text:continue-numbering="true">
        <text:list-item>
          <text:p text:style-name="P41">Rendere piu' semplice condividere nuove funzioni per tipi gia' esistenti tra piu' terminali – basterebbe<text:s/>condividere la funzione globale. Nella programmazione ad oggetti la funzione dovrebbe essere una proprieta' dell'oggetto stesso.</text:p>
        </text:list-item>
        <text:list-item>
          <text:p text:style-name="P42">Se venisse creata in programmazione ad oggetti una nuova struttura di dati con delle funzione aggiuntive rispetto ad una<text:s/>struttura gia' esistente, la nuova non sarebbe compatibile con la precedente. Invece, con il sistema di strutture, non e' necessario riscrivere tutte le funzioni per<text:s/><text:soft-page-break/>descrivere come si comporta la nuova struttura, in quanto e' possibile creare immediatamente una retrocompatibilita'.</text:p>
        </text:list-item>
        <text:list-item>
          <text:p text:style-name="P43">E' logicamente piu' solido separare i dati dagli elementi che li vanno a modificare. Prendendo in esempio la struttura di file attuali: i file sono dati, che vanno a essere modificati da delle applicazioni.</text:p>
        </text:list-item>
      </text:list>
      <text:p text:style-name="P44">Nella programmazione<text:s/>ad oggetti, e' come se i files contenesso direttamente le informazioni su come debbano essere modificati: i txt conterrebbero il blocco note, png conterrebbero un editor grafico, e cosi' via. Questo limiterebbe fortemente la creazione di editor differenti<text:s/>da quelli preimpostati.</text:p>
      <text:h text:style-name="Titolo2" text:outline-level="2">1.1. Struttre Definibili nella Sintassi Nylo</text:h>
      <text:p text:style-name="Textbody">Strutture base:</text:p>
      <text:list text:style-name="LFO6" text:continue-numbering="true">
        <text:list-item>
          <text:p text:style-name="P45">Dizionario o Oggetto: il dizionario e' l'elemento base che costituisce ogni oggetto, e non e' quindi definibile attraverso alcuno di essi.<text:line-break/>Esempi:<text:s/><text:span text:style-name="T46">['answer': 42]</text:span><text:span text:style-name="T47">;<text:s/></text:span><text:span text:style-name="T48">[1:2, [1</text:span><text:span text:style-name="T49">:2]: 3]</text:span><text:span text:style-name="T50">;</text:span><text:line-break/>Sintassi:<text:s/><text:span text:style-name="T51">"[" [*[({code} ":" {code} ",")] ({code} ":" {code})] "]"</text:span><text:line-break/>Keyword:<text:s/><text:span text:style-name="T52">dict</text:span></text:p>
        </text:list-item>
        <text:list-item>
          <text:p text:style-name="P53">Numeri, interi e a virgola mobile.<text:line-break/>Esempi:<text:s/><text:span text:style-name="T54">0</text:span><text:span text:style-name="T55">;<text:s/></text:span><text:span text:style-name="T56">123</text:span><text:span text:style-name="T57">;<text:s/></text:span><text:span text:style-name="T58">12.4</text:span><text:span text:style-name="T59">;<text:s/></text:span><text:span text:style-name="T60">.90</text:span><text:span text:style-name="T61">;</text:span><text:line-break/>Sintassi:<text:s/><text:span text:style-name="T62">[*{digit}] ["." *{digit}]</text:span><text:line-break/>Keyword:<text:s/><text:span text:style-name="T63">num</text:span><text:span text:style-name="T64">,<text:s/></text:span><text:span text:style-name="T65">float</text:span><text:span text:style-name="T66">,<text:s/></text:span><text:span text:style-name="T67">int</text:span></text:p>
        </text:list-item>
        <text:list-item>
          <text:p text:style-name="P68">Stringhe.<text:s/><text:line-break/>I caratteri speciali delle stringhe, riguardanti la formattazione del testo (<text:span text:style-name="T69">\a\b\e\f\n\r\s\t\v</text:span>) sono compatibili, ma probabilmente verranno deprecati e sostituiti in Nylo One, e il carattere di backslash verra' considerato normalmente.<text:s/><text:line-break/>Esempi:<text:s/><text:span text:style-name="T70">''</text:span><text:span text:style-name="T71">;<text:s/></text:span><text:span text:style-name="T72">""</text:span><text:span text:style-name="T73">;<text:s/></text:span><text:span text:style-name="T74">'hello world'</text:span><text:span text:style-name="T75">;<text:s/></text:span><text:span text:style-name="T76">"it's good"</text:span><text:span text:style-name="T77">;</text:span><text:line-break/>Sintassi:<text:s/><text:span text:style-name="T78">("'" [*{letter}] "'") | ("\"" [*{letter}] "\"")</text:span><text:line-break/>Keyword:<text:s/><text:span text:style-name="T79">str</text:span></text:p>
        </text:list-item>
        <text:list-item>
          <text:p text:style-name="P80">Commenti: i commenti vengono ignorati dall'inteprete.<text:line-break/>Esempi:<text:s/><text:span text:style-name="T81">// this</text:span><text:span text:style-name="T82">;<text:s/></text:span><text:span text:style-name="T83">/* also this */</text:span><text:span text:style-name="T84">;</text:span><text:line-break/>Sintassi:<text:s/><text:span text:style-name="T85">("//" [*{any}] "\n") | ("/*" [*{any}] "*/")</text:span></text:p>
        </text:list-item>
      </text:list>
      <text:p text:style-name="Textbody">Strutture definibili:</text:p>
      <text:list text:style-name="LFO7" text:continue-numbering="true">
        <text:list-item>
          <text:p text:style-name="P86">Variabili: sono formate semplicemente da lettere e underscore, ma non possono iniziare o finire con <text:s/>questi.<text:line-break/>Esempi:<text:s/><text:span text:style-name="T87">print</text:span><text:span text:style-name="T88">;<text:s/></text:span><text:span text:style-name="T89">good_dog</text:span><text:span text:style-name="T90">;<text:s/></text:span><text:span text:style-name="T91">fine_string</text:span><text:span text:style-name="T92">;</text:span><text:line-break/>Sintassi:<text:s/><text:span text:style-name="T93">*{letter} *["_" *{letter}]</text:span><text:span text:style-name="T94"><text:line-break/></text:span><text:span text:style-name="Captioncharacters">Struttura:<text:s/></text:span><text:span text:style-name="T95">{str name, list conditions}</text:span><text:span text:style-name="T96"><text:line-break/></text:span>Keyword:<text:s/><text:span text:style-name="T97">var</text:span></text:p>
        </text:list-item>
      </text:list>
      <text:list text:style-name="LFO8" text:continue-numbering="true">
        <text:list-item>
          <text:p text:style-name="P98">Liste: le liste sono oggetti con un valore 0. I<text:s/>successivi elementi della lista hanno i valori dei successivi numeri interi.<text:span text:style-name="T99"><text:line-break/></text:span><text:soft-page-break/>Esempi:<text:s/><text:span text:style-name="T100">[]</text:span><text:span text:style-name="T101">;<text:s/></text:span><text:span text:style-name="T102">[1]</text:span><text:span text:style-name="T103">;<text:s/></text:span><text:span text:style-name="T104">[1,2,3]</text:span><text:span text:style-name="T105">;<text:s/></text:span><text:span text:style-name="T106">[[1,2],3]</text:span><text:span text:style-name="T107">;</text:span><text:span text:style-name="T108"><text:line-break/></text:span>Sintassi:<text:s/><text:span text:style-name="T109">"[" *[{code} ","] {code} "]"</text:span><text:line-break/>Oggetti generati:<text:s/><text:span text:style-name="T110">[]</text:span><text:span text:style-name="T111">;<text:s/></text:span><text:span text:style-name="T112">[0: 1]</text:span><text:span text:style-name="T113">;<text:s/></text:span><text:span text:style-name="T114">[0: 1, 1: 2, 2: 3]</text:span><text:span text:style-name="T115">;<text:s/></text:span><text:span text:style-name="T116">[0: [0: 1, 1: 2], 1: 3]</text:span><text:span text:style-name="T117">;</text:span><text:line-break/>Keyword:<text:s/><text:span text:style-name="T118">list</text:span></text:p>
        </text:list-item>
        <text:list-item>
          <text:p text:style-name="P119">Funzioni: le<text:s/>funzioni sono strutture contenenti codice e una struttura che descrive che argomenti si aspetta. Se la prima linea e' una stringa, viene intepretata come documentazione. Argomenti e codice sono eventualmente separati dal carattere "|".<text:span text:style-name="T120"><text:line-break/></text:span>Esempi:<text:s/><text:span text:style-name="T121">{1+}</text:span><text:span text:style-name="T122">;<text:s/></text:span><text:span text:style-name="T123">{print</text:span><text:span text:style-name="T124"><text:s/>"hi"}</text:span><text:span text:style-name="T125">;<text:s/></text:span><text:span text:style-name="T126">{a | a+1}</text:span><text:span text:style-name="T127">;<text:s/></text:span><text:span text:style-name="T128">{int k, b | "jumps"; a.jump b}</text:span><text:span text:style-name="T129">;</text:span><text:line-break/>Sintassi:<text:s/><text:span text:style-name="T130">"{" [{struct} "|"] [{str}] {code} "}"</text:span><text:line-break/>Struttura:<text:s/><text:span text:style-name="T131">{code behaviour, struct arguments}</text:span><text:line-break/>Keyword:<text:s/><text:span text:style-name="T132">fun</text:span></text:p>
        </text:list-item>
        <text:list-item>
          <text:p text:style-name="P133">Struttura: una struttura e' formata dalla lista di variabili che la struttura deve avere. E' definita da una serie di nomi di variabili separati da una virgola all'interno di una graffa. Ogni nome di variabile puo' essere preceduta da altri nomi di variabili che si riferiscono ad altri argomenti che le variabili devono seguire. Questi possono inoltre essere seguite da del codice da utilizzare per verificare i valori delle variabili.<text:line-break/>Esempi:<text:s/><text:span text:style-name="T134">{x}</text:span><text:span text:style-name="T135">;<text:s/></text:span><text:span text:style-name="T136">{x, y}</text:span><text:span text:style-name="T137">;<text:s/></text:span><text:span text:style-name="T138">{int x}</text:span><text:span text:style-name="T139">;<text:s/></text:span><text:span text:style-name="T140">{list int x, y, z}</text:span><text:span text:style-name="T141">;<text:s/></text:span><text:span text:style-name="T142">{int[=10] x}</text:span><text:span text:style-name="T143">;<text:s/></text:span><text:span text:style-name="T144"><text:line-break/></text:span><text:span text:style-name="T145"><text:tab/><text:s text:c="2"/></text:span><text:span text:style-name="T146">{list[len()=5] int[&lt;3] x, str[len()&gt;10] y}</text:span><text:span text:style-name="T147">;</text:span></text:p>
        </text:list-item>
      </text:list>
      <text:p text:style-name="Standard">Sintassi:<text:s/><text:span text:style-name="T148">"{" [*( *[ {variable} [ "[" {code} "]" ] ] {variabl</text:span><text:span text:style-name="T149">e} "," )] *[ {variable} [ "[" {code} "]" ] ] {variable} "}"</text:span><text:span text:style-name="T150"><text:line-break/></text:span>Struttura:<text:s/><text:span text:style-name="T151">{list var arguments}</text:span></text:p>
      <text:p text:style-name="Standard">Keyword:<text:s/><text:span text:style-name="T152">struct</text:span></text:p>
      <text:p text:style-name="Standard"/>
      <text:list text:style-name="LFO8" text:continue-numbering="true">
        <text:list-item>
          <text:p text:style-name="P153">Numeri immaginari: e' definito da una parte naturale e una immaginaria. Un numero immaginario viene definito nella sintassi con base reale 0. Per cambiarla, basta usare una addizione.<text:line-break/>Esempi:<text:s/><text:span text:style-name="T154">4j</text:span><text:span text:style-name="T155">;<text:s/></text:span><text:span text:style-name="T156">9J</text:span><text:span text:style-name="T157">;<text:s/></text:span><text:span text:style-name="T158">15j</text:span><text:span text:style-name="T159">;<text:s/></text:span><text:span text:style-name="T160">5 + 19J</text:span><text:span text:style-name="T161">;</text:span><text:line-break/>Sintassi:<text:s/><text:span text:style-name="T162">{num} ( "j" | "J" )</text:span><text:line-break/>Struttura:<text:s/><text:span text:style-name="T163">{num real, imag}</text:span></text:p>
        </text:list-item>
      </text:list>
      <text:p text:style-name="Standard">Keyword:<text:s/><text:span text:style-name="T164">imag</text:span></text:p>
      <text:p text:style-name="Standard"/>
      <text:list text:style-name="LFO8" text:continue-numbering="true">
        <text:list-item>
          <text:p text:style-name="P165">Numeri binari.<text:line-break/>Esempi:<text:s/><text:span text:style-name="T166">1010b</text:span><text:span text:style-name="T167">;<text:s/></text:span><text:span text:style-name="T168">11b</text:span><text:span text:style-name="T169">;</text:span><text:line-break/>Sintassi:<text:s/><text:span text:style-name="T170">{int} "b"</text:span></text:p>
        </text:list-item>
        <text:list-item>
          <text:p text:style-name="P171">Numeri Esadecimali.<text:line-break/>Esempi:<text:s/><text:span text:style-name="T172">#15</text:span><text:span text:style-name="T173">;<text:s/></text:span><text:span text:style-name="T174">#ff0015</text:span><text:span text:style-name="T175">;<text:s/></text:span><text:span text:style-name="T176">#127</text:span><text:span text:style-name="T177">;</text:span><text:line-break/>Sintassi:<text:s/><text:span text:style-name="T178">"#"</text:span><text:span text:style-name="T179"><text:s/>*( {digits} | ("a"|"b"|"c"|"d"|"e"|"f") )</text:span></text:p>
        </text:list-item>
        <text:list-item>
          <text:p text:style-name="P180">Numeri Ottali.<text:line-break/>Esempi:<text:s/><text:span text:style-name="T181">15o</text:span><text:span text:style-name="T182">;<text:s/></text:span><text:span text:style-name="T183">130o</text:span><text:span text:style-name="T184">;<text:s/></text:span><text:span text:style-name="T185">111o</text:span><text:span text:style-name="T186">;</text:span><text:line-break/>Sintassi:<text:s/><text:span text:style-name="T187">{int} "o"</text:span></text:p>
        </text:list-item>
        <text:list-item>
          <text:p text:style-name="P188">Valore booleano. Possono essere utilizzati attraverso le variabili built-in<text:s/><text:span text:style-name="T189">true</text:span><text:s/>e<text:s/><text:span text:style-name="T190">false</text:span>, e di conseguenza non hanno una sintassi in Nylo.<text:line-break/>Esempi:<text:s/><text:span text:style-name="T191">true</text:span><text:span text:style-name="T192">;<text:s/></text:span><text:span text:style-name="T193">false</text:span><text:span text:style-name="T194">;</text:span><text:line-break/>Oggetti generati:<text:s/><text:span text:style-name="T195">['truthfulness': 1]</text:span><text:span text:style-name="T196">;<text:s/></text:span><text:span text:style-name="T197">['truthfulness': 0]</text:span><text:span text:style-name="T198">;</text:span><text:line-break/>Struttura:<text:s/><text:span text:style-name="T199">{int[=0 or =1] thruthfulness}</text:span><text:span text:style-name="T200"><text:line-break/></text:span>Keyword:<text:s/><text:span text:style-name="T201">bool</text:span></text:p>
        </text:list-item>
      </text:list>
      <text:soft-page-break/>
      <text:list text:style-name="LFO9" text:continue-numbering="true">
        <text:list-item>
          <text:p text:style-name="P202">Code: struttura generale per il codice Nylo.</text:p>
        </text:list-item>
      </text:list>
      <text:p text:style-name="Standard">Esempi:<text:s/><text:span text:style-name="T203">print "hello world"</text:span><text:span text:style-name="T204">;</text:span><text:line-break/>Sintassi:<text:s/><text:span text:style-name="T205">{codeline}</text:span><text:span text:style-name="T206"><text:s/></text:span><text:span text:style-name="T207">*[ ( "\n" | ";" ) {codeline} ]</text:span><text:line-break/>Struttura:<text:s/><text:span text:style-name="T208">{list codeline lines}</text:span></text:p>
      <text:p text:style-name="Standard">Keyword:<text:s/><text:span text:style-name="T209">code</text:span></text:p>
      <text:p text:style-name="Standard"/>
      <text:list text:style-name="LFO9" text:continue-numbering="true">
        <text:list-item>
          <text:p text:style-name="P210">Codeline: Singola linea di codice Nylo.</text:p>
        </text:list-item>
      </text:list>
      <text:p text:style-name="Standard">Esempi<text:span text:style-name="SourceText">:<text:s/></text:span><text:span text:style-name="T211">print "hello world"</text:span><text:span text:style-name="T212">;</text:span><text:span text:style-name="SourceText"><text:line-break/></text:span>Sintassi<text:span text:style-name="SourceText">:<text:s/></text:span><text:span text:style-name="T213">*[{var} | {list} | {dict} | {float} | {int} | {str} | {fun} | {arg} | "(" {codeline} ")" ]</text:span></text:p>
      <text:p text:style-name="Standard">Struttura:<text:s/><text:span text:style-name="T214">{list obj behaviour}</text:span><text:span text:style-name="T215"><text:line-break/></text:span>Keyword<text:span text:style-name="SourceText">:<text:s/></text:span><text:span text:style-name="T216">codeline</text:span></text:p>
      <text:p text:style-name="Standard"/>
      <text:list text:style-name="LFO9" text:continue-numbering="true">
        <text:list-item>
          <text:p text:style-name="P217">Funzione sovraccaricata: questo oggetto viene creato in automatico quando si prova ad assegnare una funzione a una variabile che contiene gia' una funzione. Verra creata una funzione sovraccaricata contenente ambedue. Una funzione sovraccaricata e' composta da una lista di funzioni.<text:line-break/>Struttura:<text:s/><text:span text:style-name="T218">{list fun overloaded_functions}</text:span><text:span text:style-name="T219"><text:line-break/></text:span>Keyword:<text:s/><text:span text:style-name="T220">overloaded_fun</text:span></text:p>
        </text:list-item>
      </text:list>
      <text:p text:style-name="Standard"/>
      <text:h text:style-name="Titolo2" text:outline-level="2">1.2. Elementi di Sintassi</text:h>
      <text:p text:style-name="Textbody">La sintassi di Nylo comprende inoltre due importanti elementi per facilitare la scrittura di codice: simboli e indentazione.</text:p>
      <text:h text:style-name="Titolo3" text:outline-level="3">1.2.0. Simboli</text:h>
      <text:p text:style-name="P221">I simboli definiti in Nylo sono:</text:p>
      <table:table table:style-name="Table222">
        <table:table-columns>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text:span></text:p>
          </table:table-cell>
          <table:table-cell table:style-name="TableCell234">
            <text:p text:style-name="P235"><text:span text:style-name="T236">&lt;</text:span></text:p>
          </table:table-cell>
          <table:table-cell table:style-name="TableCell237">
            <text:p text:style-name="P238"><text:span text:style-name="T239">&gt;</text:span></text:p>
          </table:table-cell>
          <table:table-cell table:style-name="TableCell240">
            <text:p text:style-name="P241"><text:span text:style-name="T242">!=</text:span></text:p>
          </table:table-cell>
          <table:table-cell table:style-name="TableCell243">
            <text:p text:style-name="P244"><text:span text:style-name="T245">&gt;=</text:span></text:p>
          </table:table-cell>
          <table:table-cell table:style-name="TableCell246">
            <text:p text:style-name="P247"><text:span text:style-name="T248">&lt;=</text:span></text:p>
          </table:table-cell>
          <table:table-cell table:style-name="TableCell249">
            <text:p text:style-name="P250"><text:span text:style-name="T251">&amp;</text:span></text:p>
          </table:table-cell>
        </table:table-row>
        <table:table-row table:style-name="TableRow252">
          <table:table-cell table:style-name="TableCell253">
            <text:p text:style-name="P254"><text:span text:style-name="T255">+</text:span></text:p>
          </table:table-cell>
          <table:table-cell table:style-name="TableCell256">
            <text:p text:style-name="P257"><text:span text:style-name="T258">-</text:span></text:p>
          </table:table-cell>
          <table:table-cell table:style-name="TableCell259">
            <text:p text:style-name="P260"><text:span text:style-name="T261">*</text:span></text:p>
          </table:table-cell>
          <table:table-cell table:style-name="TableCell262">
            <text:p text:style-name="P263"><text:span text:style-name="T264">/</text:span></text:p>
          </table:table-cell>
          <table:table-cell table:style-name="TableCell265">
            <text:p text:style-name="P266"><text:span text:style-name="T267">^</text:span></text:p>
          </table:table-cell>
          <table:table-cell table:style-name="TableCell268">
            <text:p text:style-name="P269"><text:span text:style-name="T270">%</text:span></text:p>
          </table:table-cell>
          <table:table-cell table:style-name="TableCell271">
            <text:p text:style-name="P272"><text:span text:style-name="T273">is_a</text:span></text:p>
          </table:table-cell>
        </table:table-row>
        <table:table-row table:style-name="TableRow274">
          <table:table-cell table:style-name="TableCell275">
            <text:p text:style-name="P276"><text:span text:style-name="T277">and</text:span></text:p>
          </table:table-cell>
          <table:table-cell table:style-name="TableCell278">
            <text:p text:style-name="P279"><text:span text:style-name="T280">or</text:span></text:p>
          </table:table-cell>
          <table:table-cell table:style-name="TableCell281">
            <text:p text:style-name="P282"><text:span text:style-name="T283">not</text:span></text:p>
          </table:table-cell>
          <table:table-cell table:style-name="TableCell284">
            <text:p text:style-name="P285"><text:span text:style-name="T286">xor</text:span></text:p>
          </table:table-cell>
          <table:table-cell table:style-name="TableCell287">
            <text:p text:style-name="P288"><text:span text:style-name="T289">&gt;&gt;</text:span></text:p>
          </table:table-cell>
          <table:table-cell table:style-name="TableCell290">
            <text:p text:style-name="P291"><text:span text:style-name="T292">&lt;&lt;</text:span></text:p>
          </table:table-cell>
          <table:table-cell table:style-name="TableCell293">
            <text:p text:style-name="P294"><text:span text:style-name="T295">with</text:span></text:p>
          </table:table-cell>
        </table:table-row>
        <table:table-row table:style-name="TableRow296">
          <table:table-cell table:style-name="TableCell297">
            <text:p text:style-name="P298"><text:span text:style-name="T299">:</text:span></text:p>
          </table:table-cell>
          <table:table-cell table:style-name="TableCell300">
            <text:p text:style-name="P301"><text:span text:style-name="T302">in</text:span></text:p>
          </table:table-cell>
          <table:table-cell table:style-name="TableCell303">
            <text:p text:style-name="P304"><text:span text:style-name="T305">+-</text:span></text:p>
          </table:table-cell>
          <table:table-cell table:style-name="TableCell306">
            <text:p text:style-name="P307"><text:span text:style-name="T308">": "</text:span></text:p>
          </table:table-cell>
          <table:table-cell table:style-name="TableCell309">
            <text:p text:style-name="P310"><text:span text:style-name="T311">-&gt;</text:span></text:p>
          </table:table-cell>
          <table:table-cell table:style-name="TableCell312">
            <text:p text:style-name="P313"><text:span text:style-name="T314">,</text:span></text:p>
          </table:table-cell>
          <table:table-cell table:style-name="TableCell315">
            <text:p text:style-name="P316"/>
          </table:table-cell>
        </table:table-row>
      </table:table>
      <text:p text:style-name="P317"><text:line-break/>Di questi, i simboli unari sono:</text:p>
      <table:table table:style-name="Table318">
        <table:table-columns>
          <table:table-column table:style-name="TableColumn319"/>
          <table:table-column table:style-name="TableColumn320"/>
        </table:table-columns>
        <table:table-row table:style-name="TableRow321">
          <table:table-cell table:style-name="TableCell322">
            <text:p text:style-name="P323"><text:span text:style-name="T324">+</text:span></text:p>
          </table:table-cell>
          <table:table-cell table:style-name="TableCell325">
            <text:p text:style-name="P326"><text:span text:style-name="T327">-</text:span></text:p>
          </table:table-cell>
        </table:table-row>
        <table:table-row table:style-name="TableRow328">
          <table:table-cell table:style-name="TableCell329">
            <text:p text:style-name="P330"><text:span text:style-name="T331">not</text:span></text:p>
          </table:table-cell>
          <table:table-cell table:style-name="TableCell332">
            <text:p text:style-name="P333"/>
          </table:table-cell>
        </table:table-row>
      </table:table>
      <text:p text:style-name="Textbody"><text:line-break/>Ogni simbolo corrisponde a una funzione:</text:p>
      <table:table table:style-name="Table334">
        <table:table-columns>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TableContents"><text:span text:style-name="T341">=</text:span></text:p>
          </table:table-cell>
          <table:table-cell table:style-name="TableCell342">
            <text:p text:style-name="TableContents"><text:span text:style-name="T343">equal</text:span></text:p>
          </table:table-cell>
          <table:table-cell table:style-name="TableCell344">
            <text:p text:style-name="TableContents"><text:span text:style-name="T345">and</text:span></text:p>
          </table:table-cell>
          <table:table-cell table:style-name="TableCell346">
            <text:p text:style-name="TableContents"><text:span text:style-name="T347">all</text:span></text:p>
          </table:table-cell>
        </table:table-row>
        <table:table-row table:style-name="TableRow348">
          <table:table-cell table:style-name="TableCell349">
            <text:p text:style-name="TableContents"><text:span text:style-name="T350">&gt;</text:span></text:p>
          </table:table-cell>
          <table:table-cell table:style-name="TableCell351">
            <text:p text:style-name="TableContents"><text:span text:style-name="T352">greater_than</text:span></text:p>
          </table:table-cell>
          <table:table-cell table:style-name="TableCell353">
            <text:p text:style-name="TableContents"><text:span text:style-name="T354">or</text:span></text:p>
          </table:table-cell>
          <table:table-cell table:style-name="TableCell355">
            <text:p text:style-name="TableContents"><text:span text:style-name="T356">any</text:span></text:p>
          </table:table-cell>
        </table:table-row>
        <table:table-row table:style-name="TableRow357">
          <table:table-cell table:style-name="TableCell358">
            <text:p text:style-name="TableContents"><text:span text:style-name="T359">&lt;</text:span></text:p>
          </table:table-cell>
          <table:table-cell table:style-name="TableCell360">
            <text:p text:style-name="TableContents"><text:span text:style-name="T361">less_than</text:span></text:p>
          </table:table-cell>
          <table:table-cell table:style-name="TableCell362">
            <text:p text:style-name="TableContents"><text:span text:style-name="T363">not</text:span></text:p>
          </table:table-cell>
          <table:table-cell table:style-name="TableCell364">
            <text:p text:style-name="TableContents"><text:span text:style-name="T365">sub</text:span></text:p>
          </table:table-cell>
        </table:table-row>
        <table:table-row table:style-name="TableRow366">
          <table:table-cell table:style-name="TableCell367">
            <text:p text:style-name="TableContents"><text:span text:style-name="T368">!=</text:span></text:p>
          </table:table-cell>
          <table:table-cell table:style-name="TableCell369">
            <text:p text:style-name="TableContents"><text:span text:style-name="T370">different</text:span></text:p>
          </table:table-cell>
          <table:table-cell table:style-name="TableCell371">
            <text:p text:style-name="TableContents"><text:span text:style-name="T372">xor</text:span></text:p>
          </table:table-cell>
          <table:table-cell table:style-name="TableCell373">
            <text:p text:style-name="TableContents"><text:span text:style-name="T374">only</text:span></text:p>
          </table:table-cell>
        </table:table-row>
        <table:table-row table:style-name="TableRow375">
          <table:table-cell table:style-name="TableCell376">
            <text:p text:style-name="TableContents"><text:span text:style-name="T377">&gt;=</text:span></text:p>
          </table:table-cell>
          <table:table-cell table:style-name="TableCell378">
            <text:p text:style-name="TableContents"><text:span text:style-name="T379">greater_or_equal</text:span></text:p>
          </table:table-cell>
          <table:table-cell table:style-name="TableCell380">
            <text:p text:style-name="TableContents"><text:span text:style-name="T381">&gt;&gt;</text:span></text:p>
          </table:table-cell>
          <table:table-cell table:style-name="TableCell382">
            <text:p text:style-name="TableContents"><text:span text:style-name="T383">shift_right</text:span></text:p>
          </table:table-cell>
        </table:table-row>
        <table:table-row table:style-name="TableRow384">
          <table:table-cell table:style-name="TableCell385">
            <text:p text:style-name="TableContents"><text:span text:style-name="T386">&lt;=</text:span></text:p>
          </table:table-cell>
          <table:table-cell table:style-name="TableCell387">
            <text:p text:style-name="TableContents"><text:span text:style-name="T388">less_or_equal</text:span></text:p>
          </table:table-cell>
          <table:table-cell table:style-name="TableCell389">
            <text:p text:style-name="TableContents"><text:span text:style-name="T390">&lt;&lt;</text:span></text:p>
          </table:table-cell>
          <table:table-cell table:style-name="TableCell391">
            <text:p text:style-name="TableContents"><text:span text:style-name="T392">shift_left</text:span></text:p>
          </table:table-cell>
        </table:table-row>
        <table:table-row table:style-name="TableRow393">
          <table:table-cell table:style-name="TableCell394">
            <text:p text:style-name="TableContents"><text:span text:style-name="T395">+</text:span></text:p>
          </table:table-cell>
          <table:table-cell table:style-name="TableCell396">
            <text:p text:style-name="TableContents"><text:span text:style-name="T397">sum</text:span></text:p>
          </table:table-cell>
          <table:table-cell table:style-name="TableCell398">
            <text:p text:style-name="TableContents"><text:span text:style-name="T399">:</text:span></text:p>
          </table:table-cell>
          <table:table-cell table:style-name="TableCell400">
            <text:p text:style-name="TableContents"><text:span text:style-name="T401">gradient</text:span></text:p>
          </table:table-cell>
        </table:table-row>
        <table:table-row table:style-name="TableRow402">
          <table:table-cell table:style-name="TableCell403">
            <text:p text:style-name="TableContents"><text:span text:style-name="T404">-</text:span></text:p>
          </table:table-cell>
          <table:table-cell table:style-name="TableCell405">
            <text:p text:style-name="TableContents"><text:span text:style-name="T406">sub</text:span></text:p>
          </table:table-cell>
          <table:table-cell table:style-name="TableCell407">
            <text:p text:style-name="TableContents"><text:span text:style-name="T408">in</text:span></text:p>
          </table:table-cell>
          <table:table-cell table:style-name="TableCell409">
            <text:p text:style-name="TableContents"><text:span text:style-name="T410">contains</text:span></text:p>
          </table:table-cell>
        </table:table-row>
        <table:table-row table:style-name="TableRow411">
          <table:table-cell table:style-name="TableCell412">
            <text:p text:style-name="TableContents"><text:span text:style-name="T413">*</text:span></text:p>
          </table:table-cell>
          <table:table-cell table:style-name="TableCell414">
            <text:p text:style-name="TableContents"><text:span text:style-name="T415">mol</text:span></text:p>
          </table:table-cell>
          <table:table-cell table:style-name="TableCell416">
            <text:p text:style-name="TableContents"><text:span text:style-name="T417">+-</text:span></text:p>
          </table:table-cell>
          <table:table-cell table:style-name="TableCell418">
            <text:p text:style-name="TableContents"><text:span text:style-name="T419">about</text:span></text:p>
          </table:table-cell>
        </table:table-row>
        <text:soft-page-break/>
        <table:table-row table:style-name="TableRow420">
          <table:table-cell table:style-name="TableCell421">
            <text:p text:style-name="TableContents"><text:span text:style-name="T422">/</text:span></text:p>
          </table:table-cell>
          <table:table-cell table:style-name="TableCell423">
            <text:p text:style-name="TableContents"><text:span text:style-name="T424">div</text:span></text:p>
          </table:table-cell>
          <table:table-cell table:style-name="TableCell425">
            <text:p text:style-name="TableContents"><text:span text:style-name="T426">": "</text:span></text:p>
          </table:table-cell>
          <table:table-cell table:style-name="TableCell427">
            <text:p text:style-name="TableContents"><text:span text:style-name="T428">set</text:span></text:p>
          </table:table-cell>
        </table:table-row>
        <table:table-row table:style-name="TableRow429">
          <table:table-cell table:style-name="TableCell430">
            <text:p text:style-name="TableContents"><text:span text:style-name="T431">^</text:span></text:p>
          </table:table-cell>
          <table:table-cell table:style-name="TableCell432">
            <text:p text:style-name="TableContents"><text:span text:style-name="T433">pow</text:span></text:p>
          </table:table-cell>
          <table:table-cell table:style-name="TableCell434">
            <text:p text:style-name="TableContents"><text:span text:style-name="T435">-&gt;</text:span></text:p>
          </table:table-cell>
          <table:table-cell table:style-name="TableCell436">
            <text:p text:style-name="TableContents"><text:span text:style-name="T437">pipe</text:span></text:p>
          </table:table-cell>
        </table:table-row>
        <table:table-row table:style-name="TableRow438">
          <table:table-cell table:style-name="TableCell439">
            <text:p text:style-name="TableContents"><text:span text:style-name="T440">%</text:span></text:p>
          </table:table-cell>
          <table:table-cell table:style-name="TableCell441">
            <text:p text:style-name="TableContents"><text:span text:style-name="T442">mod</text:span></text:p>
          </table:table-cell>
          <table:table-cell table:style-name="TableCell443">
            <text:p text:style-name="P444"/>
          </table:table-cell>
          <table:table-cell table:style-name="TableCell445">
            <text:p text:style-name="P446"/>
          </table:table-cell>
        </table:table-row>
      </table:table>
      <text:p text:style-name="P447"><text:line-break/>I simboli creano, in una linea di codice,<text:s/>delle partizioni. Durante il parsing di una linea di codice, il parser crea una lista di oggetti codeline, divisi da simboli.</text:p>
      <text:p text:style-name="P448">Una linea di codice senza simboli verra' trasformata in un singolo oggetto codeline. Se invece e' presente un simbolo, verranno generati due diverse codeline divise da un simbolo. Se sono presenti due simboli verranno generati 3 oggetti codeline, e cosi' via.</text:p>
      <text:p text:style-name="P449">Se piu' simboli sono presenti consecutivamente ed esiste un simbolo dato dall'unione dei due, allora questi verranno uniti. Altrimenti, resteranno simboli consecutivi.</text:p>
      <text:p text:style-name="P450">E' inoltre possibile che una variabile (come "and") sia presente nella lista di simboli. In quel caso, la variabile verra' trasformata in un simbolo.</text:p>
      <text:p text:style-name="P451">E.g.:</text:p>
      <table:table table:style-name="Table452">
        <table:table-columns>
          <table:table-column table:style-name="TableColumn453"/>
          <table:table-column table:style-name="TableColumn454"/>
        </table:table-columns>
        <table:table-row table:style-name="TableRow455">
          <table:table-cell table:style-name="TableCell456">
            <text:p text:style-name="P457"><text:span text:style-name="T458">print "hello world"</text:span></text:p>
          </table:table-cell>
          <table:table-cell table:style-name="TableCell459">
            <text:p text:style-name="P460"><text:span text:style-name="T461">[codeline(variable("print"), string("h</text:span><text:span text:style-name="T462">ello world"))]</text:span></text:p>
          </table:table-cell>
        </table:table-row>
        <table:table-row table:style-name="TableRow463">
          <table:table-cell table:style-name="TableCell464">
            <text:p text:style-name="P465">1 + 1</text:p>
          </table:table-cell>
          <table:table-cell table:style-name="TableCell466">
            <text:p text:style-name="TableContents"><text:span text:style-name="T467">[codeline(int(1)), "+", codeline(int(1))]</text:span></text:p>
          </table:table-cell>
        </table:table-row>
        <table:table-row table:style-name="TableRow468">
          <table:table-cell table:style-name="TableCell469">
            <text:p text:style-name="P470"><text:span text:style-name="T471">1, 5+3</text:span></text:p>
          </table:table-cell>
          <table:table-cell table:style-name="TableCell472">
            <text:p text:style-name="TableContents"><text:span text:style-name="T473">[codeline(int(1)), ",", codeline(int(5)), "+", codeline(int(3))]</text:span></text:p>
          </table:table-cell>
        </table:table-row>
        <table:table-row table:style-name="TableRow474">
          <table:table-cell table:style-name="TableCell475">
            <text:p text:style-name="P476"><text:span text:style-name="T477">1+2+3</text:span></text:p>
          </table:table-cell>
          <table:table-cell table:style-name="TableCell478">
            <text:p text:style-name="TableContents"><text:span text:style-name="T479">[codeline(int(1)), "+", codeline(int(2)), "+", codeline(int(3))]</text:span></text:p>
          </table:table-cell>
        </table:table-row>
        <table:table-row table:style-name="TableRow480">
          <table:table-cell table:style-name="TableCell481">
            <text:p text:style-name="P482"><text:span text:style-name="T483">+3</text:span></text:p>
          </table:table-cell>
          <table:table-cell table:style-name="TableCell484">
            <text:p text:style-name="TableContents"><text:span text:style-name="T485">["+", codeline(3)]</text:span></text:p>
          </table:table-cell>
        </table:table-row>
        <table:table-row table:style-name="TableRow486">
          <table:table-cell table:style-name="TableCell487">
            <text:p text:style-name="P488"><text:span text:style-name="T489">2-&gt;print</text:span></text:p>
          </table:table-cell>
          <table:table-cell table:style-name="TableCell490">
            <text:p text:style-name="TableContents"><text:span text:style-name="T491">[codeline(int(2)), "-&gt;",codeline(varriable("print"))]</text:span></text:p>
          </table:table-cell>
        </table:table-row>
        <table:table-row table:style-name="TableRow492">
          <table:table-cell table:style-name="TableCell493">
            <text:p text:style-name="P494"><text:span text:style-name="T495">2&gt;-3</text:span></text:p>
          </table:table-cell>
          <table:table-cell table:style-name="TableCell496">
            <text:p text:style-name="TableContents"><text:span text:style-name="T497">[codeline(int(2)), "&gt;", "-", codeline(int(3))]</text:span></text:p>
          </table:table-cell>
        </table:table-row>
        <table:table-row table:style-name="TableRow498">
          <table:table-cell table:style-name="TableCell499">
            <text:p text:style-name="P500"><text:span text:style-name="T501">true and false</text:span></text:p>
          </table:table-cell>
          <table:table-cell table:style-name="TableCell502">
            <text:p text:style-name="TableContents"><text:span text:style-name="T503">[codeline(variable("true")), "and", codeline(variable("false"))]</text:span></text:p>
          </table:table-cell>
        </table:table-row>
      </table:table>
      <text:p text:style-name="P504"/>
      <text:p text:style-name="P505">Eseguita questa operazione, il parser sostituira' (in ordine di<text:s/>importanza) i simboli con delle chiamate alle rispettive funzioni, utilizzando come argomenti la codeline precedente e seguente. Se lo stesso simbolo e' utilizzato piu' volte di seguito, la chiamata alla sua funzione avra' come argomenti tutte le codeline<text:s/>comprese tra i simboli, la precedente e la seguente.</text:p>
      <text:p text:style-name="P506">Un insieme definito di simboli definiti nel parser sono chiamati unari, e, se non sono preceduti da alcun elemento eccetto altri simboli, possono accettare il solo elemento che segue.</text:p>
      <text:p text:style-name="P507">La chiamata e' effettuata mettendo gli argomenti in una lista preceduti dalla variabile contenente la funzione da chiamare.</text:p>
      <text:p text:style-name="P508">E.g.:</text:p>
      <table:table table:style-name="Table509">
        <table:table-columns>
          <table:table-column table:style-name="TableColumn510"/>
          <table:table-column table:style-name="TableColumn511"/>
        </table:table-columns>
        <table:table-row table:style-name="TableRow512">
          <table:table-cell table:style-name="TableCell513">
            <text:p text:style-name="P514"><text:span text:style-name="T515">[codeline(variable("print"), string("hello world"))]</text:span></text:p>
          </table:table-cell>
          <table:table-cell table:style-name="TableCell516">
            <text:p text:style-name="TableContents"><text:span text:style-name="T517">codeline(variable("print"), string("hello world"))</text:span></text:p>
          </table:table-cell>
        </table:table-row>
        <table:table-row table:style-name="TableRow518">
          <table:table-cell table:style-name="TableCell519">
            <text:p text:style-name="TableContents"><text:span text:style-name="T520">[codeline(int(1)), "+", c</text:span><text:span text:style-name="T521">odeline(int(1))]</text:span></text:p>
          </table:table-cell>
          <table:table-cell table:style-name="TableCell522">
            <text:p text:style-name="P523"><text:span text:style-name="T524">codeline(</text:span></text:p>
            <text:p text:style-name="P525"><text:span text:style-name="T526">var("sum"),</text:span></text:p>
            <text:p text:style-name="P527"><text:span text:style-name="T528">list(codeline(int(1)), codeline(int(1)))</text:span></text:p>
            <text:p text:style-name="P529"><text:span text:style-name="T530">)</text:span></text:p>
          </table:table-cell>
        </table:table-row>
        <text:soft-page-break/>
        <table:table-row table:style-name="TableRow531">
          <table:table-cell table:style-name="TableCell532">
            <text:p text:style-name="TableContents"><text:span text:style-name="T533">[codeline(int(1)), ",", codeline(int(5)), "+", codeline(int(3))]</text:span></text:p>
          </table:table-cell>
          <table:table-cell table:style-name="TableCell534">
            <text:p text:style-name="P535"><text:span text:style-name="T536">codeline(</text:span></text:p>
            <text:p text:style-name="P537"><text:span text:style-name="T538">var("to_list"),</text:span></text:p>
            <text:p text:style-name="P539"><text:span text:style-name="T540">list(codeline(</text:span></text:p>
            <text:p text:style-name="P541"><text:span text:style-name="T542">var("sum"),</text:span></text:p>
            <text:p text:style-name="P543"><text:span text:style-name="T544">list(codeline(int(5)), codeline(int(3)))</text:span></text:p>
            <text:p text:style-name="P545"><text:span text:style-name="T546">))</text:span></text:p>
            <text:p text:style-name="P547"><text:span text:style-name="T548">)</text:span></text:p>
          </table:table-cell>
        </table:table-row>
        <table:table-row table:style-name="TableRow549">
          <table:table-cell table:style-name="TableCell550">
            <text:p text:style-name="TableContents"><text:span text:style-name="T551">[codeline(int(1)), "+", codeline(int(2)), "+", codeline(int(3))]</text:span></text:p>
          </table:table-cell>
          <table:table-cell table:style-name="TableCell552">
            <text:p text:style-name="P553"><text:span text:style-name="T554">codeline(</text:span></text:p>
            <text:p text:style-name="P555"><text:span text:style-name="T556">var("sum"),</text:span></text:p>
            <text:p text:style-name="P557"><text:span text:style-name="T558">list(</text:span></text:p>
            <text:p text:style-name="P559"><text:span text:style-name="T560">codeline(int(1)),</text:span></text:p>
            <text:p text:style-name="P561"><text:span text:style-name="T562">codeline(int(2)),</text:span></text:p>
            <text:p text:style-name="P563"><text:span text:style-name="T564">codeline(int(3))</text:span></text:p>
            <text:p text:style-name="P565"><text:span text:style-name="T566">)</text:span></text:p>
            <text:p text:style-name="P567"><text:span text:style-name="T568">)</text:span></text:p>
          </table:table-cell>
        </table:table-row>
        <table:table-row table:style-name="TableRow569">
          <table:table-cell table:style-name="TableCell570">
            <text:p text:style-name="TableContents"><text:span text:style-name="T571">["+", codeline(3)]</text:span></text:p>
          </table:table-cell>
          <table:table-cell table:style-name="TableCell572">
            <text:p text:style-name="P573"><text:span text:style-name="T574">codeline(</text:span></text:p>
            <text:p text:style-name="P575"><text:span text:style-name="T576">var("sum"),</text:span></text:p>
            <text:p text:style-name="P577"><text:span text:style-name="T578">list(codeline(int(3)))</text:span></text:p>
            <text:p text:style-name="P579"><text:span text:style-name="T580">)</text:span></text:p>
          </table:table-cell>
        </table:table-row>
      </table:table>
      <text:p text:style-name="P581">Nota: si possono inserire oggetti<text:s/>codeline in una codeline, in quanto questi rappresentano codice che va immediatamente eseguito. Durante una chiamata gli argomenti vengono "preprocessati", e questa fase esegue ogni codeline presente. Questo argomento verra' affrontato nella sezione sull'esecuzione del codice.</text:p>
      <text:h text:style-name="Titolo3" text:outline-level="3">1.2.1. Indentazione</text:h>
      <text:p text:style-name="P582">La sintassi di Nylo copre l'indentazione, che puo' essere utilizzata in due diversi modi. In entrambi in modi, il codice indentato rappresenta una funzione.</text:p>
      <text:p text:style-name="Textbody">Un simbolo di tabulazione equivale a 4 spazi.</text:p>
      <text:p text:style-name="P583">Un aumento<text:s/>di indentazione viene considerato come un aperta graffa per una funzione, la de-indentazione una chiusa graffa. Questo detto, l'indentazione ha anche alcuni comportamente particolari.</text:p>
      <text:list text:style-name="LFO10" text:continue-numbering="true">
        <text:list-item>
          <text:p text:style-name="P584">La funzione definita tramite l'indentazione viene considerata elemento dell'ultima riga di codice. E.g.:</text:p>
        </text:list-item>
      </text:list>
      <table:table table:style-name="Table585">
        <table:table-columns>
          <table:table-column table:style-name="TableColumn586"/>
          <table:table-column table:style-name="TableColumn587"/>
        </table:table-columns>
        <table:table-row table:style-name="TableRow588">
          <table:table-cell table:style-name="TableCell589">
            <text:p text:style-name="TableContents"><text:span text:style-name="T590">forever</text:span></text:p>
            <text:p text:style-name="P591"><text:span text:style-name="T592">print 'please stop'</text:span></text:p>
          </table:table-cell>
          <table:table-cell table:style-name="TableCell593">
            <text:p text:style-name="TableContents"><text:span text:style-name="T594">forever {print 'please stop'}</text:span></text:p>
            <text:p text:style-name="TableContents"/>
          </table:table-cell>
        </table:table-row>
      </table:table>
      <text:p text:style-name="Textbody"/>
      <text:list text:style-name="LFO11" text:continue-numbering="true">
        <text:list-item>
          <text:p text:style-name="P595">Una funzione definita dopo una linea di codice viene pero' considerata esterna ai simboli, quindi viene aggiunto a priori come ultimo elemento. Fa eccezione il<text:s/>caso in cui la linea precedente manchi di un elemento a fine riga. E.g.:</text:p>
        </text:list-item>
      </text:list>
      <table:table table:style-name="Table596">
        <table:table-columns>
          <table:table-column table:style-name="TableColumn597"/>
          <table:table-column table:style-name="TableColumn598"/>
        </table:table-columns>
        <table:table-row table:style-name="TableRow599">
          <table:table-cell table:style-name="TableCell600">
            <text:p text:style-name="TableContents"><text:span text:style-name="T601">1,2</text:span></text:p>
            <text:p text:style-name="P602"><text:span text:style-name="T603">1+</text:span></text:p>
          </table:table-cell>
          <table:table-cell table:style-name="TableCell604">
            <text:p text:style-name="TableContents"><text:span text:style-name="T605">list(1,2){1+}</text:span></text:p>
          </table:table-cell>
        </table:table-row>
        <table:table-row table:style-name="TableRow606">
          <table:table-cell table:style-name="TableCell607">
            <text:p text:style-name="TableContents"><text:span text:style-name="T608">f:</text:span></text:p>
            <text:p text:style-name="P609"><text:span text:style-name="T610">1+</text:span></text:p>
          </table:table-cell>
          <table:table-cell table:style-name="TableCell611">
            <text:p text:style-name="TableContents"><text:span text:style-name="T612">set(var("f"), {1+})</text:span></text:p>
          </table:table-cell>
        </table:table-row>
      </table:table>
      <text:p text:style-name="Textbody"/>
      <text:list text:style-name="LFO12" text:continue-numbering="true">
        <text:list-item>
          <text:p text:style-name="P613">Una funzione definita tramite indentazione deve definire gli argomenti utilizzando la keyword<text:s/><text:span text:style-name="T614">as</text:span><text:s/>nella linea precedente o<text:s/><text:span text:style-name="T615">with</text:span><text:s/>nella<text:s/>prima indentata.</text:p>
        </text:list-item>
      </text:list>
      <table:table table:style-name="Table616">
        <table:table-columns>
          <table:table-column table:style-name="TableColumn617"/>
          <table:table-column table:style-name="TableColumn618"/>
          <table:table-column table:style-name="TableColumn619"/>
        </table:table-columns>
        <table:table-row table:style-name="TableRow620">
          <table:table-cell table:style-name="TableCell621">
            <text:p text:style-name="TableContents"><text:span text:style-name="T622">iter list</text:span></text:p>
            <text:soft-page-break/>
            <text:p text:style-name="P623"><text:span text:style-name="T624">with k</text:span></text:p>
            <text:p text:style-name="P625"><text:span text:style-name="T626">k + 1</text:span></text:p>
          </table:table-cell>
          <table:table-cell table:style-name="TableCell627">
            <text:p text:style-name="TableContents"><text:span text:style-name="T628">iter list as k</text:span></text:p>
            <text:soft-page-break/>
            <text:p text:style-name="P629"><text:span text:style-name="T630">k + 1</text:span></text:p>
          </table:table-cell>
          <table:table-cell table:style-name="TableCell631">
            <text:p text:style-name="TableContents"><text:span text:style-name="T632">iter list {k | k + 1}</text:span></text:p>
          </table:table-cell>
        </table:table-row>
      </table:table>
      <text:soft-page-break/>
      <text:p text:style-name="Textbody"><text:line-break/>E' consigliato utilizzare<text:s/><text:span text:style-name="T633">with</text:span><text:s/>nella definizione di funzioni e<text:s/><text:span text:style-name="T634">as</text:span><text:s/>nelle iterazioni.</text:p>
      <text:h text:style-name="Titolo2" text:outline-level="2">1.3. Pacchetti e Moduli</text:h>
      <text:p text:style-name="P635">Pacchetti e moduli hanno come obbiettivo il collegare piu' progetti differenti nella maniera piu' semplice possibile. Un pacchetto e' composto da uno o piu' moduli in una directory, ognuno dei quali e' un file Nylo.</text:p>
      <text:p text:style-name="P636">Quando un file Nylo chiede di importare un modulo, questo verra' eseguito, e il dizionario delle<text:s/>variabili dell'ultima chiamata del contesto verra aggiornato' con il dizionario delle variabili della chiamata base del contesto del modulo importato.</text:p>
      <text:p text:style-name="P637">Quando un file Nylo chiede di importare un pacchetto lo stesso procedimento verra' eseguito con il pacchetto principale, ovvero quello chiamato<text:s/><text:span text:style-name="T638">main.ny</text:span>. Questo ha lo scopo di importare manualmente i vari moduli presenti nella directory del pacchetto ed eventualmente cancellare variabili inutili.</text:p>
      <text:p text:style-name="P639">Quando si cerca di importare una keyword, viene prima controllato se esiste un modulo e poi un pacchetto omonimo, prima nella directory del file, e successivamente nella directory di installazione di Nylo.</text:p>
      <text:h text:style-name="Titolo2" text:outline-level="2">2. Parsing</text:h>
      <text:p text:style-name="P640">Il Parsing e' la parte dell'interprete che traduce una stringa di codice in un oggetto Nylo di codice.</text:p>
      <text:p text:style-name="P641">Ad ogni elemento definibile nella sintassi di Nylo e' correlato una serie di possibili inizi, determinabili dalla loro sintassi.</text:p>
      <table:table table:style-name="Table642">
        <table:table-columns>
          <table:table-column table:style-name="TableColumn643"/>
          <table:table-column table:style-name="TableColumn644"/>
          <table:table-column table:style-name="TableColumn645"/>
        </table:table-columns>
        <table:table-row table:style-name="TableRow646">
          <table:table-cell table:style-name="TableCell647">
            <text:p text:style-name="P648">Inizio:</text:p>
          </table:table-cell>
          <table:table-cell table:style-name="TableCell649">
            <text:p text:style-name="P650">Nome parser dedicato:</text:p>
          </table:table-cell>
          <table:table-cell table:style-name="TableCell651">
            <text:p text:style-name="P652">Possibili tipi ritornati:</text:p>
          </table:table-cell>
        </table:table-row>
        <table:table-row table:style-name="TableRow653">
          <table:table-cell table:style-name="TableCell654">
            <text:p text:style-name="P655"><text:span text:style-name="T656">["0", "1", "2", "3", "4", "5", "6", "7", "8", "9", ".0", ".1", ".2", "</text:span><text:span text:style-name="T657">.3", ".4", ".5", ".6", ".7", ".8", ".9"]</text:span></text:p>
          </table:table-cell>
          <table:table-cell table:style-name="TableCell658">
            <text:p text:style-name="P659"><text:span text:style-name="T660">parse_number</text:span></text:p>
          </table:table-cell>
          <table:table-cell table:style-name="TableCell661">
            <text:p text:style-name="P662"><text:span text:style-name="T663">int, float, imag</text:span></text:p>
          </table:table-cell>
        </table:table-row>
        <table:table-row table:style-name="TableRow664">
          <table:table-cell table:style-name="TableCell665">
            <text:p text:style-name="P666"><text:span text:style-name="T667">["["]</text:span></text:p>
          </table:table-cell>
          <table:table-cell table:style-name="TableCell668">
            <text:p text:style-name="P669"><text:span text:style-name="T670">parse_square_bracket</text:span></text:p>
          </table:table-cell>
          <table:table-cell table:style-name="TableCell671">
            <text:p text:style-name="P672"><text:span text:style-name="T673">list, dict</text:span></text:p>
          </table:table-cell>
        </table:table-row>
        <table:table-row table:style-name="TableRow674">
          <table:table-cell table:style-name="TableCell675">
            <text:p text:style-name="P676"><text:span text:style-name="T677">["'", "\""]</text:span></text:p>
          </table:table-cell>
          <table:table-cell table:style-name="TableCell678">
            <text:p text:style-name="P679"><text:span text:style-name="T680">parse_string</text:span></text:p>
          </table:table-cell>
          <table:table-cell table:style-name="TableCell681">
            <text:p text:style-name="P682"><text:span text:style-name="T683">str</text:span></text:p>
          </table:table-cell>
        </table:table-row>
        <table:table-row table:style-name="TableRow684">
          <table:table-cell table:style-name="TableCell685">
            <text:p text:style-name="TableContents"><text:span text:style-name="T686">[{lettere maiuscole e minuscole}]</text:span></text:p>
          </table:table-cell>
          <table:table-cell table:style-name="TableCell687">
            <text:p text:style-name="P688"><text:span text:style-name="T689">parse_variable</text:span></text:p>
          </table:table-cell>
          <table:table-cell table:style-name="TableCell690">
            <text:p text:style-name="P691"><text:span text:style-name="T692">var, symb</text:span></text:p>
          </table:table-cell>
        </table:table-row>
        <table:table-row table:style-name="TableRow693">
          <table:table-cell table:style-name="TableCell694">
            <text:p text:style-name="TableContents"><text:span text:style-name="T695">["{"]</text:span></text:p>
          </table:table-cell>
          <table:table-cell table:style-name="TableCell696">
            <text:p text:style-name="P697"><text:span text:style-name="T698">parse_curly_bracket</text:span></text:p>
          </table:table-cell>
          <table:table-cell table:style-name="TableCell699">
            <text:p text:style-name="P700"><text:span text:style-name="T701">fun, struct</text:span></text:p>
          </table:table-cell>
        </table:table-row>
        <table:table-row table:style-name="TableRow702">
          <table:table-cell table:style-name="TableCell703">
            <text:p text:style-name="TableContents"><text:span text:style-name="T704">["//"]</text:span></text:p>
          </table:table-cell>
          <table:table-cell table:style-name="TableCell705">
            <text:p text:style-name="P706"><text:span text:style-name="T707">parse_inline_comment</text:span></text:p>
          </table:table-cell>
          <table:table-cell table:style-name="TableCell708">
            <text:p text:style-name="P709"><text:span text:style-name="T710">none</text:span></text:p>
          </table:table-cell>
        </table:table-row>
        <table:table-row table:style-name="TableRow711">
          <table:table-cell table:style-name="TableCell712">
            <text:p text:style-name="TableContents"><text:span text:style-name="T713">["/*"]</text:span></text:p>
          </table:table-cell>
          <table:table-cell table:style-name="TableCell714">
            <text:p text:style-name="P715"><text:span text:style-name="T716">parse_multiline_comment</text:span></text:p>
          </table:table-cell>
          <table:table-cell table:style-name="TableCell717">
            <text:p text:style-name="P718"><text:span text:style-name="T719">none</text:span></text:p>
          </table:table-cell>
        </table:table-row>
        <table:table-row table:style-name="TableRow720">
          <table:table-cell table:style-name="TableCell721">
            <text:p text:style-name="TableContents"><text:span text:style-name="T722">["#"]</text:span></text:p>
          </table:table-cell>
          <table:table-cell table:style-name="TableCell723">
            <text:p text:style-name="P724"><text:span text:style-name="T725">parse_exa</text:span></text:p>
          </table:table-cell>
          <table:table-cell table:style-name="TableCell726">
            <text:p text:style-name="P727"><text:span text:style-name="T728">int</text:span></text:p>
          </table:table-cell>
        </table:table-row>
        <table:table-row table:style-name="TableRow729">
          <table:table-cell table:style-name="TableCell730">
            <text:p text:style-name="TableContents"><text:span text:style-name="T731">["("]</text:span></text:p>
          </table:table-cell>
          <table:table-cell table:style-name="TableCell732">
            <text:p text:style-name="P733"><text:span text:style-name="T734">parse_round_bracket</text:span></text:p>
          </table:table-cell>
          <table:table-cell table:style-name="TableCell735">
            <text:p text:style-name="P736"><text:span text:style-name="T737">codeline</text:span></text:p>
          </table:table-cell>
        </table:table-row>
      </table:table>
      <text:p text:style-name="P738"><text:line-break/>Il parser del codice controllera' all'index a cui si trova quale elemento si ha, e chiamera' il rispettivo parser. Questo leggera'<text:s/>l'elemento fino alla sua fine, e tornera' l'elemento e l'index a cui e' arrivato. Il<text:s/><text:soft-page-break/>parser del codice quindi controllera' l'elemento presente al nuovo index, e chiamera' il rispettivo parser, e cosi' via', fino alla conclusione del codice.</text:p>
      <text:p text:style-name="P739">Ogni parser<text:s/>sopra descritto ha anche una fine, ovvero dei caratteri a cui deve fermarsi perche' l'elemento e' finito, tornare l'elemento che ha elaborato e l'index a cui e' arrivato.</text:p>
      <table:table table:style-name="Table740">
        <table:table-columns>
          <table:table-column table:style-name="TableColumn741"/>
          <table:table-column table:style-name="TableColumn742"/>
        </table:table-columns>
        <table:table-row table:style-name="TableRow743">
          <table:table-cell table:style-name="TableCell744">
            <text:p text:style-name="P745">Nome parser dedicato:</text:p>
          </table:table-cell>
          <table:table-cell table:style-name="TableCell746">
            <text:p text:style-name="P747">Fine:</text:p>
          </table:table-cell>
        </table:table-row>
        <table:table-row table:style-name="TableRow748">
          <table:table-cell table:style-name="TableCell749">
            <text:p text:style-name="P750"><text:span text:style-name="T751">parse_number</text:span></text:p>
          </table:table-cell>
          <table:table-cell table:style-name="TableCell752">
            <text:p text:style-name="P753"><text:span text:style-name="T754">[" "]</text:span></text:p>
          </table:table-cell>
        </table:table-row>
        <table:table-row table:style-name="TableRow755">
          <table:table-cell table:style-name="TableCell756">
            <text:p text:style-name="P757"><text:span text:style-name="T758">parse_square_bracket</text:span></text:p>
          </table:table-cell>
          <table:table-cell table:style-name="TableCell759">
            <text:p text:style-name="P760"><text:span text:style-name="T761">["]"]</text:span></text:p>
          </table:table-cell>
        </table:table-row>
        <table:table-row table:style-name="TableRow762">
          <table:table-cell table:style-name="TableCell763">
            <text:p text:style-name="P764"><text:span text:style-name="T765">parse_string</text:span></text:p>
          </table:table-cell>
          <table:table-cell table:style-name="TableCell766">
            <text:p text:style-name="P767"><text:span text:style-name="T768">["'", "\""]</text:span></text:p>
          </table:table-cell>
        </table:table-row>
        <table:table-row table:style-name="TableRow769">
          <table:table-cell table:style-name="TableCell770">
            <text:p text:style-name="P771"><text:span text:style-name="T772">parse_variable</text:span></text:p>
          </table:table-cell>
          <table:table-cell table:style-name="TableCell773">
            <text:p text:style-name="P774"><text:span text:style-name="T775">[" "]</text:span></text:p>
          </table:table-cell>
        </table:table-row>
        <table:table-row table:style-name="TableRow776">
          <table:table-cell table:style-name="TableCell777">
            <text:p text:style-name="P778"><text:span text:style-name="T779">parse_curly_bracket</text:span></text:p>
          </table:table-cell>
          <table:table-cell table:style-name="TableCell780">
            <text:p text:style-name="P781"><text:span text:style-name="T782">["}"]</text:span></text:p>
          </table:table-cell>
        </table:table-row>
        <table:table-row table:style-name="TableRow783">
          <table:table-cell table:style-name="TableCell784">
            <text:p text:style-name="P785"><text:span text:style-name="T786">parse_inline_comment</text:span></text:p>
          </table:table-cell>
          <table:table-cell table:style-name="TableCell787">
            <text:p text:style-name="P788"><text:span text:style-name="T789">["\n"]</text:span></text:p>
          </table:table-cell>
        </table:table-row>
        <table:table-row table:style-name="TableRow790">
          <table:table-cell table:style-name="TableCell791">
            <text:p text:style-name="P792"><text:span text:style-name="T793">parse_multiline_comment</text:span></text:p>
          </table:table-cell>
          <table:table-cell table:style-name="TableCell794">
            <text:p text:style-name="P795"><text:span text:style-name="T796">["*/"]</text:span></text:p>
          </table:table-cell>
        </table:table-row>
        <table:table-row table:style-name="TableRow797">
          <table:table-cell table:style-name="TableCell798">
            <text:p text:style-name="P799"><text:span text:style-name="T800">parse_exa</text:span></text:p>
          </table:table-cell>
          <table:table-cell table:style-name="TableCell801">
            <text:p text:style-name="P802"><text:span text:style-name="T803">[" "]</text:span></text:p>
          </table:table-cell>
        </table:table-row>
        <table:table-row table:style-name="TableRow804">
          <table:table-cell table:style-name="TableCell805">
            <text:p text:style-name="P806"><text:span text:style-name="T807">parse_round_bracket</text:span></text:p>
          </table:table-cell>
          <table:table-cell table:style-name="TableCell808">
            <text:p text:style-name="P809"><text:span text:style-name="T810">[")"]</text:span></text:p>
          </table:table-cell>
        </table:table-row>
      </table:table>
      <text:h text:style-name="Titolo3" text:outline-level="3"><text:line-break/>2.0. parse_element</text:h>
      <text:p text:style-name="P811">La funzione<text:s/><text:span text:style-name="T812">parse_element</text:span><text:s/>si occupa di, data una stringa<text:s/>contenente del codice e un index di questa stringa, di chiamare il parser corretto tra quelli elencati precedentemente, e alla conclusione del parser chiamato, tornare l'oggetto parsato e l'index a cui e' arrivato (ovvero quello immediatamente successivo<text:s/>alla fine dell'oggetto).</text:p>
      <text:p text:style-name="P813">Questa funzione viene chiamata piu' volte consecutivamente dalla funzione generale parse_until finche' non si arriva al carattere a cui si questa si deve fermare. In questo modo, si possono parsare tutti gli elementi fino a un determinato carattere.</text:p>
      <text:p text:style-name="P814">Viene utilizzato il dizionario<text:s/><text:span text:style-name="T815">right_parser_by_start</text:span>, che contiene come chiavi gli inizi descritti nella prima tabella di questa sezione, e come valori i rispettivi parser dedicati.</text:p>
      <table:table table:style-name="Table816">
        <table:table-columns>
          <table:table-column table:style-name="TableColumn817"/>
          <table:table-column table:style-name="TableColumn818"/>
        </table:table-columns>
        <table:table-row table:style-name="TableRow819">
          <table:table-cell table:style-name="TableCell820">
            <text:p text:style-name="P821">Input di esempio:</text:p>
          </table:table-cell>
          <table:table-cell table:style-name="TableCell822">
            <text:p text:style-name="P823">Output di esempio:</text:p>
          </table:table-cell>
        </table:table-row>
        <table:table-row table:style-name="TableRow824">
          <table:table-cell table:style-name="TableCell825">
            <text:p text:style-name="TableContents"><text:span text:style-name="T826">codice: "print 10</text:span><text:span text:style-name="T827"><text:s/>'hi'"</text:span></text:p>
            <text:p text:style-name="TableContents"><text:span text:style-name="T828">index: 0 <text:s/></text:span></text:p>
          </table:table-cell>
          <table:table-cell table:style-name="TableCell829">
            <text:p text:style-name="P830"><text:span text:style-name="T831">oggetto: var("print")</text:span></text:p>
            <text:p text:style-name="P832"><text:span text:style-name="T833">index: 6</text:span></text:p>
          </table:table-cell>
        </table:table-row>
        <table:table-row table:style-name="TableRow834">
          <table:table-cell table:style-name="TableCell835">
            <text:p text:style-name="P836"><text:span text:style-name="T837">codice: "print 10 'hi'"</text:span></text:p>
            <text:p text:style-name="P838"><text:span text:style-name="T839">index: 7</text:span></text:p>
          </table:table-cell>
          <table:table-cell table:style-name="TableCell840">
            <text:p text:style-name="P841"><text:span text:style-name="T842">oggetto: int(10)</text:span></text:p>
            <text:p text:style-name="P843"><text:span text:style-name="T844">index: 9</text:span></text:p>
          </table:table-cell>
        </table:table-row>
        <table:table-row table:style-name="TableRow845">
          <table:table-cell table:style-name="TableCell846">
            <text:p text:style-name="P847"><text:span text:style-name="T848">codice: "print 10 'hi'"</text:span></text:p>
            <text:p text:style-name="P849"><text:span text:style-name="T850">index: 10</text:span></text:p>
          </table:table-cell>
          <table:table-cell table:style-name="TableCell851">
            <text:p text:style-name="P852"><text:span text:style-name="T853">oggetto: str("hi")</text:span></text:p>
            <text:p text:style-name="P854"><text:span text:style-name="T855">index: 14</text:span></text:p>
          </table:table-cell>
        </table:table-row>
      </table:table>
      <text:p text:style-name="P856"><text:line-break/>Per fare questo, bisogna iterare sulle chiavi del dizionario (che corrispondono<text:s/>ai vari possibili inizi degli elementi) per trovare l'inizio corrispondente al carattere dell'index a cui si e' arrivati. Va quindi chiamato il parser corrispondente a quell'inizio.</text:p>
      <table:table table:style-name="Table857">
        <table:table-columns>
          <table:table-column table:style-name="TableColumn858"/>
          <table:table-column table:style-name="TableColumn859"/>
        </table:table-columns>
        <table:table-row table:style-name="TableRow860">
          <table:table-cell table:style-name="TableCell861">
            <text:p text:style-name="TableContents"><text:span text:style-name="T862">Nylo</text:span></text:p>
          </table:table-cell>
          <table:table-cell table:style-name="TableCell863">
            <text:p text:style-name="TableContents"><text:span text:style-name="T864">parse_element:</text:span></text:p>
            <text:p text:style-name="P865"><text:span text:style-name="T866">with str code, int index</text:span></text:p>
            <text:p text:style-name="P867"><text:span text:style-name="T868">iter right_parser_by_start as</text:span><text:span text:style-name="T869"><text:s/>possible_starts, parser</text:span></text:p>
            <text:p text:style-name="P870"><text:span text:style-name="T871">if (startswith(code, possible_starts, index))</text:span></text:p>
            <text:p text:style-name="P872"><text:span text:style-name="T873">parsed_object, new_index: parser(code, index)</text:span></text:p>
            <text:p text:style-name="P874"><text:span text:style-name="T875">return (parsed_object, new_index)</text:span></text:p>
          </table:table-cell>
        </table:table-row>
        <table:table-row table:style-name="TableRow876">
          <table:table-cell table:style-name="TableCell877">
            <text:p text:style-name="TableContents"><text:span text:style-name="T878">Python</text:span></text:p>
          </table:table-cell>
          <table:table-cell table:style-name="TableCell879">
            <text:p text:style-name="TableContents"><text:span text:style-name="T880">def parse_element(code: str, index: int):</text:span></text:p>
            <text:p text:style-name="P881"><text:span text:style-name="T882">for possible_starts in right_parser_by_start:</text:span></text:p>
            <text:soft-page-break/>
            <text:p text:style-name="P883"><text:span text:style-name="T884">if any(co</text:span><text:span text:style-name="T885">de.startswith(start, index) for start in possible_starts):</text:span></text:p>
            <text:p text:style-name="P886"><text:span text:style-name="T887">parsed_object, new_index = \</text:span></text:p>
            <text:p text:style-name="P888"><text:span text:style-name="T889">right_parser_by_start[possible_starts](code, index)</text:span></text:p>
            <text:p text:style-name="P890"><text:span text:style-name="T891">return parsed_object, new_index</text:span></text:p>
          </table:table-cell>
        </table:table-row>
      </table:table>
      <text:p text:style-name="P892"/>
      <text:p text:style-name="P893">2.0.1 parse_string</text:p>
      <text:p text:style-name="P894">La funzione<text:s/><text:span text:style-name="T895">parse_string</text:span><text:s/>si occupa del parsing degli oggetti<text:s/>stringa dato un segmento di codice Nylo iniziante con un doppio apice o con un apice singolo (I caratteri di apertura/chiusura di una stringa).</text:p>
      <text:p text:style-name="P896">Questa funzione è chiamata da<text:s/><text:span text:style-name="T897">parse_element<text:s/></text:span>al momento della gestione di un oggetto stringa.</text:p>
      <table:table table:style-name="Table898">
        <table:table-columns>
          <table:table-column table:style-name="TableColumn899"/>
          <table:table-column table:style-name="TableColumn900"/>
        </table:table-columns>
        <table:table-row table:style-name="TableRow901">
          <table:table-cell table:style-name="TableCell902">
            <text:p text:style-name="P903">Input di esempio:</text:p>
          </table:table-cell>
          <table:table-cell table:style-name="TableCell904">
            <text:p text:style-name="P905">Output di esempio</text:p>
          </table:table-cell>
        </table:table-row>
        <table:table-row table:style-name="TableRow906">
          <table:table-cell table:style-name="TableCell907">
            <text:p text:style-name="P908">Codice: ”print ‘hi’ “</text:p>
            <text:p text:style-name="P909">Index: 6</text:p>
          </table:table-cell>
          <table:table-cell table:style-name="TableCell910">
            <text:p text:style-name="P911">Oggetto: str(“hi”)</text:p>
            <text:p text:style-name="P912">Index: 10</text:p>
          </table:table-cell>
        </table:table-row>
        <table:table-row table:style-name="TableRow913">
          <table:table-cell table:style-name="TableCell914">
            <text:p text:style-name="P915">Codice: “ ‘test’ “</text:p>
            <text:p text:style-name="P916">Index: 1</text:p>
          </table:table-cell>
          <table:table-cell table:style-name="TableCell917">
            <text:p text:style-name="P918">Oggetto: str(“test”)</text:p>
            <text:p text:style-name="P919">Index: 7</text:p>
          </table:table-cell>
        </table:table-row>
      </table:table>
      <text:p text:style-name="P920"/>
      <table:table table:style-name="Table921">
        <table:table-columns>
          <table:table-column table:style-name="TableColumn922"/>
          <table:table-column table:style-name="TableColumn923"/>
        </table:table-columns>
        <table:table-row table:style-name="TableRow924">
          <table:table-cell table:style-name="TableCell925">
            <text:p text:style-name="P926">Python</text:p>
          </table:table-cell>
          <table:table-cell table:style-name="TableCell927">
            <text:p text:style-name="P928">def parse_string(code, index):</text:p>
            <text:p text:style-name="P929"><text:tab/>end_character, start_character_index = code[index], index</text:p>
            <text:p text:style-name="P930"><text:tab/>index += 1</text:p>
            <text:p text:style-name="P931"><text:tab/>while<text:s/>code[index] != end_character: index += 1</text:p>
            <text:p text:style-name="P932"><text:tab/>string = code[start_character_index + 1 : index]</text:p>
            <text:p text:style-name="P933"><text:tab/>string_object = new_str(string)</text:p>
            <text:p text:style-name="P934"><text:tab/>index += 1</text:p>
            <text:p text:style-name="P935"><text:span text:style-name="T936"><text:tab/>return string_object, index</text:span></text:p>
          </table:table-cell>
        </table:table-row>
      </table:table>
      <text:p text:style-name="P937"/>
      <text:p text:style-name="P938"/>
      <text:p text:style-name="P939">2.0.2 parse_numbers</text:p>
      <text:p text:style-name="P940">La funzione<text:s/><text:span text:style-name="T941">parse_numbers</text:span><text:s/>si occupa del parsing degli oggetti<text:s/>stringa dato un segmento di codice Nylo rappresentante un numero intero o a virgola mobile.</text:p>
      <text:p text:style-name="P942">Questa funzione è chiamata da<text:s/><text:span text:style-name="T943">parse_element<text:s/></text:span>al momento della gestione di un numero intero o a virgola mobile.</text:p>
      <table:table table:style-name="Table944">
        <table:table-columns>
          <table:table-column table:style-name="TableColumn945"/>
          <table:table-column table:style-name="TableColumn946"/>
        </table:table-columns>
        <table:table-row table:style-name="TableRow947">
          <table:table-cell table:style-name="TableCell948">
            <text:p text:style-name="P949">Input di esempio:</text:p>
          </table:table-cell>
          <table:table-cell table:style-name="TableCell950">
            <text:p text:style-name="P951">Output di esempio</text:p>
          </table:table-cell>
        </table:table-row>
        <table:table-row table:style-name="TableRow952">
          <table:table-cell table:style-name="TableCell953">
            <text:p text:style-name="P954">Codice: ”print 42<text:s/>“</text:p>
            <text:p text:style-name="P955">Index: 6</text:p>
          </table:table-cell>
          <table:table-cell table:style-name="TableCell956">
            <text:p text:style-name="P957">Oggetto: int(42)</text:p>
            <text:p text:style-name="P958">Index: 7</text:p>
          </table:table-cell>
        </table:table-row>
        <table:table-row table:style-name="TableRow959">
          <table:table-cell table:style-name="TableCell960">
            <text:p text:style-name="P961">Codice: “ 7.42 “</text:p>
            <text:p text:style-name="P962">Index: 1</text:p>
          </table:table-cell>
          <table:table-cell table:style-name="TableCell963">
            <text:p text:style-name="P964">Oggetto: float(7.42)</text:p>
            <text:p text:style-name="P965">Index: 4</text:p>
          </table:table-cell>
        </table:table-row>
      </table:table>
      <text:p text:style-name="P966"/>
      <table:table table:style-name="Table967">
        <table:table-columns>
          <table:table-column table:style-name="TableColumn968"/>
          <table:table-column table:style-name="TableColumn969"/>
        </table:table-columns>
        <table:table-row table:style-name="TableRow970">
          <table:table-cell table:style-name="TableCell971">
            <text:soft-page-break/>
            <text:p text:style-name="P972">Python</text:p>
          </table:table-cell>
          <table:table-cell table:style-name="TableCell973">
            <text:p text:style-name="P974">def parse_numbers(code, index):.</text:p>
            <text:p text:style-name="P975"><text:tab/>start_index = index</text:p>
            <text:p text:style-name="P976"><text:tab/>while code[index] in string.digits + '.' :<text:tab/></text:p>
            <text:p text:style-name="P977"><text:s text:c="10"/>ifcode[index] =='.'and'.'in<text:s/>code[start_index:index]:</text:p>
            <text:p text:style-name="P978"><text:tab/><text:s text:c="8"/>break</text:p>
            <text:p text:style-name="P979"><text:tab/><text:s text:c="4"/>index += 1</text:p>
            <text:p text:style-name="P980"><text:tab/>str_number = code[start_index:index]</text:p>
            <text:p text:style-name="P981"><text:tab/>if '.' in str_number:</text:p>
            <text:p text:style-name="P982"><text:tab/><text:tab/>number = new_float(float(str_number))</text:p>
            <text:p text:style-name="P983"><text:tab/>else:</text:p>
            <text:p text:style-name="P984"><text:tab/><text:tab/>number = new_int(int(str_number))</text:p>
            <text:p text:style-name="P985"><text:span text:style-name="T986"><text:tab/>return number, index</text:span></text:p>
          </table:table-cell>
        </table:table-row>
      </table:table>
      <text:p text:style-name="P9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Noto Mono" svg:font-family="Noto Mono" style:font-family-generic="system" style:font-pitch="fixed"/>
    <style:font-face style:name="OpenSymbol" style:font-charset="x-symbol" svg:font-family="OpenSymbol" style:font-family-generic="system"/>
    <style:font-face style:name="Liberation Mono" svg:font-family="Liberation Mono" style:font-family-generic="modern" style:font-pitch="fixed"/>
    <style:font-face style:name="StarSymbol" style:font-charset="x-symbol" svg:font-family="StarSymbol" style:font-family-generic="system"/>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de" style:display-name="Code" style:family="paragraph" style:parent-style-name="Quotations">
      <style:text-properties style:font-name="Noto Mono" fo:font-size="10.5pt" style:font-size-asian="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stazione" style:display-name="Intestazione"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Example" style:display-name="Example" style:family="text">
      <style:text-properties style:font-name="Liberation Mono" style:font-name-asian="Liberation Mono" style:font-name-complex="Liberation Mono"/>
    </style:style>
    <style:style style:name="SourceText" style:display-name="Source Text" style:family="text">
      <style:text-properties style:font-name="Liberation Mono" style:font-name-asian="Liberation Mono" style:font-name-complex="Liberation Mono" fo:font-size="10.5pt" style:font-size-asian="10.5pt"/>
    </style:style>
    <style:style style:name="NumberingSymbols" style:display-name="Numbering Symbols" style:family="text"/>
    <style:style style:name="Captioncharacters" style:display-name="Caption character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tar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Star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iorgio</meta:initial-creator>
    <dc:creator>riccardo</dc:creator>
    <meta:creation-date>2017-12-17T22:13:00Z</meta:creation-date>
    <dc:date>2018-01-05T17:00:00Z</dc:date>
    <meta:template xlink:href="Normal.dotm" xlink:type="simple"/>
    <meta:editing-cycles>6</meta:editing-cycles>
    <meta:editing-duration>PT596580S</meta:editing-duration>
    <meta:document-statistic meta:page-count="12" meta:paragraph-count="47" meta:word-count="3518" meta:character-count="23526" meta:row-count="167" meta:non-whitespace-character-count="20055"/>
  </office:meta>
</office:document-meta>
</file>